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70700002D2B5D5F465A.svm"/>
  <manifest:file-entry manifest:media-type="" manifest:full-path="Pictures/200000070000501A0000360FEA07577E.svm"/>
  <manifest:file-entry manifest:media-type="image/png" manifest:full-path="Pictures/1000020100000427000001D81E79F30D.png"/>
  <manifest:file-entry manifest:media-type="" manifest:full-path="Pictures/2000000700006C86000037D1DFD66367.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21" style:family="table">
      <style:table-properties style:width="17.771cm" table:align="left" style:writing-mode="lr-tb"/>
    </style:style>
    <style:style style:name="表21.A" style:family="table-column">
      <style:table-column-properties style:column-width="8.181cm"/>
    </style:style>
    <style:style style:name="表21.B" style:family="table-column">
      <style:table-column-properties style:column-width="9.59cm"/>
    </style:style>
    <style:style style:name="表2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1.B1" style:family="table-cell">
      <style:table-cell-properties fo:background-color="#c0c0c0" fo:padding="0.097cm" fo:border="0.002cm solid #000000">
        <style:background-image/>
      </style:table-cell-properties>
    </style:style>
    <style:style style:name="表21.A2" style:family="table-cell">
      <style:table-cell-properties fo:padding="0.097cm" fo:border-left="0.002cm solid #000000" fo:border-right="none" fo:border-top="none" fo:border-bottom="0.002cm solid #000000"/>
    </style:style>
    <style:style style:name="表21.B2" style:family="table-cell">
      <style:table-cell-properties fo:padding="0.097cm" fo:border-left="0.002cm solid #000000" fo:border-right="0.002cm solid #000000" fo:border-top="none" fo:border-bottom="0.002cm solid #000000"/>
    </style:style>
    <style:style style:name="表3" style:family="table">
      <style:table-properties style:width="17.727cm" table:align="left" style:writing-mode="lr-tb"/>
    </style:style>
    <style:style style:name="表3.A" style:family="table-column">
      <style:table-column-properties style:column-width="6.174cm"/>
    </style:style>
    <style:style style:name="表3.B" style:family="table-column">
      <style:table-column-properties style:column-width="11.553cm"/>
    </style:style>
    <style:style style:name="表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3.B1" style:family="table-cell">
      <style:table-cell-properties fo:background-color="#c0c0c0" fo:padding="0.097cm" fo:border="0.002cm solid #000000">
        <style:background-image/>
      </style:table-cell-properties>
    </style:style>
    <style:style style:name="表3.A2" style:family="table-cell">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0.002cm solid #000000" fo:border-top="none" fo:border-bottom="0.002cm solid #000000"/>
    </style:style>
    <style:style style:name="表22" style:family="table">
      <style:table-properties style:width="17.727cm" table:align="left" style:writing-mode="lr-tb"/>
    </style:style>
    <style:style style:name="表22.A" style:family="table-column">
      <style:table-column-properties style:column-width="8.89cm"/>
    </style:style>
    <style:style style:name="表22.B" style:family="table-column">
      <style:table-column-properties style:column-width="8.837cm"/>
    </style:style>
    <style:style style:name="表2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2.B1" style:family="table-cell">
      <style:table-cell-properties fo:background-color="#c0c0c0" fo:padding="0.097cm" fo:border="0.002cm solid #000000">
        <style:background-image/>
      </style:table-cell-properties>
    </style:style>
    <style:style style:name="表22.A2" style:family="table-cell">
      <style:table-cell-properties fo:padding="0.097cm" fo:border-left="0.002cm solid #000000" fo:border-right="none" fo:border-top="none" fo:border-bottom="0.002cm solid #000000"/>
    </style:style>
    <style:style style:name="表22.B2" style:family="table-cell">
      <style:table-cell-properties fo:padding="0.097cm" fo:border-left="0.002cm solid #000000" fo:border-right="0.002cm solid #000000" fo:border-top="none" fo:border-bottom="0.002cm solid #000000"/>
    </style:style>
    <style:style style:name="表15" style:family="table">
      <style:table-properties style:width="17.771cm" table:align="left" style:writing-mode="lr-tb"/>
    </style:style>
    <style:style style:name="表15.A" style:family="table-column">
      <style:table-column-properties style:column-width="6.35cm"/>
    </style:style>
    <style:style style:name="表15.B" style:family="table-column">
      <style:table-column-properties style:column-width="11.421cm"/>
    </style:style>
    <style:style style:name="表1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15.B1" style:family="table-cell">
      <style:table-cell-properties fo:background-color="#c0c0c0" fo:padding="0.097cm" fo:border="0.002cm solid #000000">
        <style:background-image/>
      </style:table-cell-properties>
    </style:style>
    <style:style style:name="表15.A2" style:family="table-cell">
      <style:table-cell-properties fo:padding="0.097cm" fo:border-left="0.002cm solid #000000" fo:border-right="none" fo:border-top="none" fo:border-bottom="0.002cm solid #000000"/>
    </style:style>
    <style:style style:name="表15.B2" style:family="table-cell">
      <style:table-cell-properties fo:padding="0.097cm" fo:border-left="0.002cm solid #000000" fo:border-right="0.002cm solid #000000" fo:border-top="none" fo:border-bottom="0.002cm solid #000000"/>
    </style:style>
    <style:style style:name="表23" style:family="table">
      <style:table-properties style:width="17.771cm" table:align="left" style:writing-mode="lr-tb"/>
    </style:style>
    <style:style style:name="表23.A" style:family="table-column">
      <style:table-column-properties style:column-width="6.35cm"/>
    </style:style>
    <style:style style:name="表23.B" style:family="table-column">
      <style:table-column-properties style:column-width="11.421cm"/>
    </style:style>
    <style:style style:name="表2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3.B1" style:family="table-cell">
      <style:table-cell-properties fo:background-color="#c0c0c0" fo:padding="0.097cm" fo:border="0.002cm solid #000000">
        <style:background-image/>
      </style:table-cell-properties>
    </style:style>
    <style:style style:name="表23.A2" style:family="table-cell">
      <style:table-cell-properties fo:padding="0.097cm" fo:border-left="0.002cm solid #000000" fo:border-right="none" fo:border-top="none" fo:border-bottom="0.002cm solid #000000"/>
    </style:style>
    <style:style style:name="表23.B2" style:family="table-cell">
      <style:table-cell-properties fo:padding="0.097cm" fo:border-left="0.002cm solid #000000" fo:border-right="0.002cm solid #000000" fo:border-top="none" fo:border-bottom="0.002cm solid #000000"/>
    </style:style>
    <style:style style:name="表2" style:family="table">
      <style:table-properties style:width="17.771cm" table:align="left" style:writing-mode="lr-tb"/>
    </style:style>
    <style:style style:name="表2.A" style:family="table-column">
      <style:table-column-properties style:column-width="6.329cm"/>
    </style:style>
    <style:style style:name="表2.B" style:family="table-column">
      <style:table-column-properties style:column-width="11.442cm"/>
    </style:style>
    <style:style style:name="表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B1" style:family="table-cell">
      <style:table-cell-properties fo:background-color="#c0c0c0" fo:padding="0.097cm" fo:border="0.002cm solid #000000">
        <style:background-image/>
      </style:table-cell-properties>
    </style:style>
    <style:style style:name="表2.A2" style:family="table-cell">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表4" style:family="table">
      <style:table-properties style:width="18.008cm" table:align="left" style:writing-mode="lr-tb"/>
    </style:style>
    <style:style style:name="表4.A" style:family="table-column">
      <style:table-column-properties style:column-width="2.865cm"/>
    </style:style>
    <style:style style:name="表4.B" style:family="table-column">
      <style:table-column-properties style:column-width="14.115cm"/>
    </style:style>
    <style:style style:name="表4.C" style:family="table-column">
      <style:table-column-properties style:column-width="1.028cm"/>
    </style:style>
    <style:style style:name="表4.1" style:family="table-row">
      <style:table-row-properties style:keep-together="true" fo:keep-together="auto"/>
    </style:style>
    <style:style style:name="表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4.A2" style:family="table-cell">
      <style:table-cell-properties style:vertical-align="middle" fo:padding-left="0.095cm" fo:padding-right="0.095cm" fo:padding-top="0cm" fo:padding-bottom="0cm" fo:border="0.002cm solid #000000"/>
    </style:style>
    <style:style style:name="表6" style:family="table">
      <style:table-properties style:width="18.008cm" table:align="left" style:writing-mode="lr-tb"/>
    </style:style>
    <style:style style:name="表6.A" style:family="table-column">
      <style:table-column-properties style:column-width="2.865cm"/>
    </style:style>
    <style:style style:name="表6.B" style:family="table-column">
      <style:table-column-properties style:column-width="14.115cm"/>
    </style:style>
    <style:style style:name="表6.C" style:family="table-column">
      <style:table-column-properties style:column-width="1.028cm"/>
    </style:style>
    <style:style style:name="表6.1" style:family="table-row">
      <style:table-row-properties style:keep-together="false" fo:keep-together="always"/>
    </style:style>
    <style:style style:name="表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6.A2" style:family="table-cell">
      <style:table-cell-properties style:vertical-align="middle" fo:padding-left="0.095cm" fo:padding-right="0.095cm" fo:padding-top="0cm" fo:padding-bottom="0cm" fo:border="0.002cm solid #000000"/>
    </style:style>
    <style:style style:name="表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表7" style:family="table">
      <style:table-properties style:width="18.008cm" table:align="left" style:writing-mode="lr-tb"/>
    </style:style>
    <style:style style:name="表7.A" style:family="table-column">
      <style:table-column-properties style:column-width="1.704cm"/>
    </style:style>
    <style:style style:name="表7.B" style:family="table-column">
      <style:table-column-properties style:column-width="15.356cm"/>
    </style:style>
    <style:style style:name="表7.C" style:family="table-column">
      <style:table-column-properties style:column-width="0.947cm"/>
    </style:style>
    <style:style style:name="表7.1" style:family="table-row">
      <style:table-row-properties style:keep-together="false" fo:keep-together="always"/>
    </style:style>
    <style:style style:name="表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7.A2" style:family="table-cell">
      <style:table-cell-properties fo:padding-left="0.099cm" fo:padding-right="0.099cm" fo:padding-top="0cm" fo:padding-bottom="0cm" fo:border="0.002cm solid #000000"/>
    </style:style>
    <style:style style:name="表7.C2" style:family="table-cell">
      <style:table-cell-properties style:vertical-align="middle" fo:padding-left="0.099cm" fo:padding-right="0.099cm" fo:padding-top="0cm" fo:padding-bottom="0cm" fo:border="0.002cm solid #000000"/>
    </style:style>
    <style:style style:name="表7.A3" style:family="table-cell">
      <style:table-cell-properties fo:padding-left="0.099cm" fo:padding-right="0.099cm" fo:padding-top="0cm" fo:padding-bottom="0cm" fo:border-left="0.002cm solid #000000" fo:border-right="0.002cm solid #000000" fo:border-top="none" fo:border-bottom="0.002cm solid #000000"/>
    </style:style>
    <style:style style:name="表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9" style:family="table">
      <style:table-properties style:width="18.008cm" table:align="left" style:writing-mode="lr-tb"/>
    </style:style>
    <style:style style:name="表9.A" style:family="table-column">
      <style:table-column-properties style:column-width="1.704cm"/>
    </style:style>
    <style:style style:name="表9.B" style:family="table-column">
      <style:table-column-properties style:column-width="15.356cm"/>
    </style:style>
    <style:style style:name="表9.C" style:family="table-column">
      <style:table-column-properties style:column-width="0.947cm"/>
    </style:style>
    <style:style style:name="表9.1" style:family="table-row">
      <style:table-row-properties style:keep-together="false" fo:keep-together="always"/>
    </style:style>
    <style:style style:name="表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9.A2" style:family="table-cell">
      <style:table-cell-properties fo:padding-left="0.099cm" fo:padding-right="0.099cm" fo:padding-top="0cm" fo:padding-bottom="0cm" fo:border="0.002cm solid #000000"/>
    </style:style>
    <style:style style:name="表9.C2" style:family="table-cell">
      <style:table-cell-properties style:vertical-align="middle" fo:padding-left="0.099cm" fo:padding-right="0.099cm" fo:padding-top="0cm" fo:padding-bottom="0cm" fo:border="0.002cm solid #000000"/>
    </style:style>
    <style:style style:name="表9.A3" style:family="table-cell">
      <style:table-cell-properties fo:padding-left="0.099cm" fo:padding-right="0.099cm" fo:padding-top="0cm" fo:padding-bottom="0cm" fo:border-left="0.002cm solid #000000" fo:border-right="0.002cm solid #000000" fo:border-top="none" fo:border-bottom="0.002cm solid #000000"/>
    </style:style>
    <style:style style:name="表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1" style:family="table">
      <style:table-properties style:width="18.008cm" table:align="left" style:writing-mode="lr-tb"/>
    </style:style>
    <style:style style:name="表11.A" style:family="table-column">
      <style:table-column-properties style:column-width="1.704cm"/>
    </style:style>
    <style:style style:name="表11.B" style:family="table-column">
      <style:table-column-properties style:column-width="15.356cm"/>
    </style:style>
    <style:style style:name="表11.C" style:family="table-column">
      <style:table-column-properties style:column-width="0.947cm"/>
    </style:style>
    <style:style style:name="表11.1" style:family="table-row">
      <style:table-row-properties style:keep-together="false" fo:keep-together="always"/>
    </style:style>
    <style:style style:name="表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1.A2" style:family="table-cell">
      <style:table-cell-properties fo:padding-left="0.099cm" fo:padding-right="0.099cm" fo:padding-top="0cm" fo:padding-bottom="0cm" fo:border="0.002cm solid #000000"/>
    </style:style>
    <style:style style:name="表11.C2" style:family="table-cell">
      <style:table-cell-properties style:vertical-align="middle" fo:padding-left="0.099cm" fo:padding-right="0.099cm" fo:padding-top="0cm" fo:padding-bottom="0cm" fo:border="0.002cm solid #000000"/>
    </style:style>
    <style:style style:name="表11.A3" style:family="table-cell">
      <style:table-cell-properties fo:padding-left="0.099cm" fo:padding-right="0.099cm" fo:padding-top="0cm" fo:padding-bottom="0cm" fo:border-left="0.002cm solid #000000" fo:border-right="0.002cm solid #000000" fo:border-top="none" fo:border-bottom="0.002cm solid #000000"/>
    </style:style>
    <style:style style:name="表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3" style:family="table">
      <style:table-properties style:width="18.008cm" table:align="left" style:writing-mode="lr-tb"/>
    </style:style>
    <style:style style:name="表13.A" style:family="table-column">
      <style:table-column-properties style:column-width="1.704cm"/>
    </style:style>
    <style:style style:name="表13.B" style:family="table-column">
      <style:table-column-properties style:column-width="15.356cm"/>
    </style:style>
    <style:style style:name="表13.C" style:family="table-column">
      <style:table-column-properties style:column-width="0.947cm"/>
    </style:style>
    <style:style style:name="表13.1" style:family="table-row">
      <style:table-row-properties style:keep-together="false" fo:keep-together="always"/>
    </style:style>
    <style:style style:name="表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3.A2" style:family="table-cell">
      <style:table-cell-properties fo:padding-left="0.099cm" fo:padding-right="0.099cm" fo:padding-top="0cm" fo:padding-bottom="0cm" fo:border="0.002cm solid #000000"/>
    </style:style>
    <style:style style:name="表13.C2" style:family="table-cell">
      <style:table-cell-properties style:vertical-align="middle" fo:padding-left="0.099cm" fo:padding-right="0.099cm" fo:padding-top="0cm" fo:padding-bottom="0cm" fo:border="0.002cm solid #000000"/>
    </style:style>
    <style:style style:name="表13.A3" style:family="table-cell">
      <style:table-cell-properties fo:padding-left="0.099cm" fo:padding-right="0.099cm" fo:padding-top="0cm" fo:padding-bottom="0cm" fo:border-left="0.002cm solid #000000" fo:border-right="0.002cm solid #000000" fo:border-top="none" fo:border-bottom="0.002cm solid #000000"/>
    </style:style>
    <style:style style:name="表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Legals">
      <style:text-properties fo:language="en" fo:country="US"/>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7"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8"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fo:font-variant="normal" fo:text-transform="none" style:use-window-font-color="true" style:font-name="Helvetica" fo:font-size="10.5pt" fo:letter-spacing="normal" fo:language="en" fo:country="US" fo:font-style="normal" fo:font-weight="normal" fo:background-color="transparent" style:font-name-asian="Times New Roman" style:font-size-asian="10.5pt" style:language-asian="ja" style:country-asian="JP" style:font-style-asian="normal" style:font-name-complex="Times New Roman" style:font-size-complex="10.5pt" style:language-complex="ar" style:country-complex="SA" style:font-style-complex="normal"/>
    </style:style>
    <style:style style:name="P9" style:family="paragraph" style:parent-style-name="Abstract">
      <style:paragraph-properties fo:margin-left="0cm" fo:margin-right="0cm" fo:margin-top="0.212cm" fo:margin-bottom="0.212cm" fo:text-align="justify" style:justify-single-word="false" fo:text-indent="0cm" style:auto-text-indent="false"/>
      <style:text-properties fo:color="#000000" style:font-name="Arial1" fo:font-size="10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10" style:family="paragraph" style:parent-style-name="Text_20_body">
      <style:paragraph-properties fo:margin-left="0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11"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style:font-size-asian="10.5pt" style:language-asian="ja" style:country-asian="JP" style:font-size-complex="10.5pt"/>
    </style:style>
    <style:style style:name="P12"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normal" style:font-size-asian="10.5pt" style:language-asian="ja" style:country-asian="JP" style:font-weight-asian="normal" style:font-size-complex="10.5pt" style:font-weight-complex="normal"/>
    </style:style>
    <style:style style:name="P13"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bold" style:font-size-asian="10.5pt" style:language-asian="ja" style:country-asian="JP" style:font-weight-asian="bold" style:font-size-complex="10.5pt" style:font-weight-complex="bold"/>
    </style:style>
    <style:style style:name="P14"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fo:background-color="transparent" style:font-name-asian="ArialMT" style:font-size-asian="10.5pt" style:language-asian="ja" style:country-asian="JP" style:font-style-asian="normal" style:font-weight-asian="normal" style:font-name-complex="ArialMT" style:font-size-complex="10.5pt" style:language-complex="ar" style:country-complex="SA" style:font-style-complex="normal" style:font-weight-complex="normal"/>
    </style:style>
    <style:style style:name="P15"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16"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bold" style:font-size-asian="10.5pt" style:language-asian="ja" style:country-asian="JP" style:font-style-asian="normal" style:font-weight-asian="bold" style:font-size-complex="10.5pt" style:font-style-complex="normal" style:font-weight-complex="bold"/>
    </style:style>
    <style:style style:name="P17" style:family="paragraph" style:parent-style-name="Text_20_body">
      <style:paragraph-properties fo:margin-left="0.265cm" fo:margin-right="0cm" fo:margin-top="0.212cm" fo:margin-bottom="0.212cm" fo:text-align="justify" style:justify-single-word="false" fo:text-indent="0cm" style:auto-text-indent="false"/>
      <style:text-properties fo:font-size="10.5pt" style:font-size-asian="10.5pt" style:font-size-complex="10.5pt"/>
    </style:style>
    <style:style style:name="P18"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19"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20"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21"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22" style:family="paragraph" style:parent-style-name="Body">
      <style:text-properties fo:color="#000000" fo:font-size="10.5pt" fo:language="en" fo:country="US" fo:font-style="normal" style:font-size-asian="10.5pt" style:font-style-asian="normal" style:font-size-complex="10.5pt" style:language-complex="ar" style:country-complex="SA" style:font-style-complex="normal"/>
    </style:style>
    <style:style style:name="P23" style:family="paragraph" style:parent-style-name="Body">
      <style:text-properties fo:color="#000000" fo:language="en" fo:country="US" fo:font-style="normal" style:language-asian="ja" style:country-asian="JP" style:font-style-asian="normal" style:language-complex="ar" style:country-complex="SA" style:font-style-complex="normal"/>
    </style:style>
    <style:style style:name="P24" style:family="paragraph" style:parent-style-name="Body">
      <style:text-properties fo:color="#000000" fo:language="en" fo:country="US" fo:font-style="normal" style:font-style-asian="normal" style:language-complex="ar" style:country-complex="SA" style:font-style-complex="normal"/>
    </style:style>
    <style:style style:name="P25" style:family="paragraph" style:parent-style-name="Body">
      <style:paragraph-properties fo:text-align="center" style:justify-single-word="false"/>
      <style:text-properties fo:color="#000000" fo:language="en" fo:country="US" fo:font-style="normal" fo:font-weight="bold" style:language-asian="ja" style:country-asian="JP" style:font-style-asian="normal" style:font-weight-asian="bold" style:language-complex="ar" style:country-complex="SA" style:font-style-complex="normal" style:font-weight-complex="bold"/>
    </style:style>
    <style:style style:name="P26" style:family="paragraph" style:parent-style-name="Body">
      <style:text-properties fo:font-size="10.5pt" style:font-size-asian="10.5pt" style:language-asian="ja" style:country-asian="JP" style:font-size-complex="10.5pt"/>
    </style:style>
    <style:style style:name="P27" style:family="paragraph" style:parent-style-name="Body">
      <style:paragraph-properties fo:text-align="center" style:justify-single-word="false"/>
      <style:text-properties fo:font-size="10.5pt" fo:font-weight="bold" style:font-size-asian="10.5pt" style:language-asian="ja" style:country-asian="JP" style:font-weight-asian="bold" style:font-size-complex="10.5pt" style:font-weight-complex="bold"/>
    </style:style>
    <style:style style:name="P28" style:family="paragraph" style:parent-style-name="Body">
      <style:text-properties style:language-asian="ja" style:country-asian="JP"/>
    </style:style>
    <style:style style:name="P29" style:family="paragraph" style:parent-style-name="Body">
      <style:text-properties fo:language="en" fo:country="US" style:language-complex="ar" style:country-complex="SA"/>
    </style:style>
    <style:style style:name="P30" style:family="paragraph" style:parent-style-name="Body">
      <style:text-properties fo:color="#ff0000" fo:language="en" fo:country="US" fo:font-style="italic" fo:font-weight="bold" style:font-style-asian="italic" style:font-weight-asian="bold" style:language-complex="ar" style:country-complex="SA"/>
    </style:style>
    <style:style style:name="P3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2"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33"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34" style:family="paragraph" style:parent-style-name="Text_20_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35" style:family="paragraph" style:parent-style-name="Text_20_body">
      <style:text-properties fo:color="#000000" style:font-name="Arial1"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36" style:family="paragraph" style:parent-style-name="Text_20_body">
      <style:text-properties fo:color="#000000" style:font-name="Arial1" fo:font-size="10pt" fo:language="en" fo:country="US" fo:font-style="normal" fo:font-weight="bold" fo:background-color="transparent" style:font-name-asian="ArialMT" style:font-size-asian="10pt" style:language-asian="ja" style:country-asian="JP" style:font-style-asian="normal" style:font-weight-asian="bold" style:font-name-complex="ArialMT" style:font-size-complex="10pt" style:language-complex="ar" style:country-complex="SA" style:font-style-complex="normal"/>
    </style:style>
    <style:style style:name="P37" style:family="paragraph" style:parent-style-name="Table_20_Contents">
      <style:text-properties style:language-asian="ja" style:country-asian="JP"/>
    </style:style>
    <style:style style:name="P38" style:family="paragraph" style:parent-style-name="Table_20_Contents">
      <style:text-properties fo:font-weight="normal" style:language-asian="ja" style:country-asian="JP" style:font-weight-asian="normal" style:font-weight-complex="normal"/>
    </style:style>
    <style:style style:name="P39" style:family="paragraph" style:parent-style-name="CellBody">
      <style:text-properties fo:color="#000000"/>
    </style:style>
    <style:style style:name="P40" style:family="paragraph" style:parent-style-name="CellBody">
      <style:text-properties fo:color="#000000" style:language-asian="ja" style:country-asian="JP"/>
    </style:style>
    <style:style style:name="P41" style:family="paragraph" style:parent-style-name="CellBody">
      <style:text-properties fo:color="#000000" fo:font-style="normal" style:language-asian="ja" style:country-asian="JP" style:font-style-asian="normal" style:font-style-complex="normal"/>
    </style:style>
    <style:style style:name="P42"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43" style:family="paragraph" style:parent-style-name="CellBody">
      <style:text-properties fo:color="#000000" fo:font-style="normal" style:font-style-asian="normal" style:font-style-complex="normal"/>
    </style:style>
    <style:style style:name="P44" style:family="paragraph" style:parent-style-name="CellBody">
      <style:text-properties fo:color="#000000" style:font-name="Arial1" fo:font-size="10.5pt" fo:language="en" fo:country="GB" fo:font-style="normal" style:language-asian="ja" style:country-asian="JP" style:font-style-asian="normal" style:font-style-complex="normal"/>
    </style:style>
    <style:style style:name="P45" style:family="paragraph" style:parent-style-name="CellBody">
      <style:paragraph-properties style:snap-to-layout-grid="false"/>
    </style:style>
    <style:style style:name="P46" style:family="paragraph" style:parent-style-name="CellBody">
      <style:paragraph-properties style:snap-to-layout-grid="false"/>
      <style:text-properties style:language-asian="ja" style:country-asian="JP"/>
    </style:style>
    <style:style style:name="P47" style:family="paragraph" style:parent-style-name="Body">
      <style:paragraph-properties fo:orphans="2" fo:widows="2" style:writing-mode="lr-tb"/>
      <style:text-properties fo:color="#ff0000" fo:font-size="10pt" fo:language="en" fo:country="US" fo:font-style="italic" style:font-name-asian="Times New Roman" style:font-size-asian="10pt" style:language-asian="ja" style:country-asian="JP" style:font-style-asian="italic" style:font-name-complex="Times New Roman" style:font-size-complex="10pt" style:language-complex="ar" style:country-complex="SA"/>
    </style:style>
    <style:style style:name="P4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9" style:family="paragraph" style:parent-style-name="Body">
      <style:paragraph-properties fo:orphans="2" fo:widows="2" style:writing-mode="lr-tb"/>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50" style:family="paragraph" style:parent-style-name="Standard">
      <style:text-properties style:font-name="Arial" fo:font-size="9pt" fo:language="en" fo:country="US" style:font-size-asian="9pt" style:font-size-complex="9pt" style:language-complex="ar" style:country-complex="SA"/>
    </style:style>
    <style:style style:name="P51" style:family="paragraph" style:parent-style-name="Standard">
      <style:text-properties style:font-name="Arial" fo:language="en" fo:country="US" style:language-complex="ar" style:country-complex="SA"/>
    </style:style>
    <style:style style:name="P52" style:family="paragraph" style:parent-style-name="Standard">
      <style:text-properties fo:language="en" fo:country="US" style:language-complex="ar" style:country-complex="SA"/>
    </style:style>
    <style:style style:name="P5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4" style:family="paragraph" style:parent-style-name="CellBody">
      <style:paragraph-properties fo:keep-with-next="always" style:snap-to-layout-grid="false"/>
    </style:style>
    <style:style style:name="P55" style:family="paragraph" style:parent-style-name="CellBody">
      <style:paragraph-properties fo:keep-with-next="always" style:snap-to-layout-grid="false"/>
      <style:text-properties style:language-asian="ja" style:country-asian="JP"/>
    </style:style>
    <style:style style:name="P56" style:family="paragraph" style:parent-style-name="Abstract">
      <style:text-properties fo:font-size="16pt" fo:language="en" fo:country="US" fo:font-weight="bold" style:font-size-asian="16pt" style:font-weight-asian="bold" style:language-complex="ar" style:country-complex="SA"/>
    </style:style>
    <style:style style:name="P57" style:family="paragraph" style:parent-style-name="Abstract">
      <style:text-properties fo:language="en" fo:country="US" style:language-complex="ar" style:country-complex="SA"/>
    </style:style>
    <style:style style:name="P58" style:family="paragraph" style:parent-style-name="Abstract">
      <style:text-properties fo:color="#000000" style:font-name="Arial1" fo:font-size="10pt" fo:language="en" fo:country="US" fo:font-style="normal" style:language-asian="ja" style:country-asian="JP" style:font-style-asian="normal" style:language-complex="ar" style:country-complex="SA" style:font-style-complex="normal"/>
    </style:style>
    <style:style style:name="P59" style:family="paragraph" style:parent-style-name="Document_20_Title">
      <style:text-properties fo:language="en" fo:country="US" style:language-complex="ar" style:country-complex="SA"/>
    </style:style>
    <style:style style:name="P60"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4" style:family="paragraph" style:parent-style-name="Standard" style:list-style-name="">
      <style:paragraph-properties fo:line-height="0.191cm"/>
      <style:text-properties style:use-window-font-color="true" fo:font-size="12pt" style:font-size-asian="12pt" style:font-size-complex="12pt"/>
    </style:style>
    <style:style style:name="P65" style:family="paragraph" style:parent-style-name="Standard" style:list-style-name="">
      <style:paragraph-properties fo:line-height="0.469cm"/>
      <style:text-properties style:use-window-font-color="true"/>
    </style:style>
    <style:style style:name="P66" style:family="paragraph" style:parent-style-name="Standard" style:list-style-name="">
      <style:text-properties fo:font-size="10pt" style:font-size-asian="10pt" style:font-size-complex="10pt"/>
    </style:style>
    <style:style style:name="P67" style:family="paragraph" style:parent-style-name="Standard" style:list-style-name=""/>
    <style:style style:name="P68" style:family="paragraph" style:parent-style-name="Standard" style:list-style-name="RTF_5f_Num_20_2">
      <style:paragraph-properties fo:margin-left="0cm" fo:margin-right="0cm" fo:text-indent="0cm" style:auto-text-indent="false">
        <style:tab-stops/>
      </style:paragraph-properties>
    </style:style>
    <style:style style:name="P69" style:family="paragraph" style:parent-style-name="Standard" style:list-style-name="RTF_5f_Num_20_3">
      <style:paragraph-properties fo:margin-left="0cm" fo:margin-right="0cm" fo:text-indent="0cm" style:auto-text-indent="false">
        <style:tab-stops/>
      </style:paragraph-properties>
    </style:style>
    <style:style style:name="P70"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71"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72" style:family="paragraph" style:parent-style-name="Standard" style:list-style-name="">
      <style:paragraph-properties fo:margin-top="0cm" fo:margin-bottom="0.494cm"/>
      <style:text-properties fo:font-size="9pt" style:font-size-asian="9pt" style:font-size-complex="9pt"/>
    </style:style>
    <style:style style:name="P73" style:family="paragraph" style:parent-style-name="Standard" style:list-style-name="">
      <style:paragraph-properties fo:margin-top="0cm" fo:margin-bottom="0.494cm" fo:keep-together="always"/>
    </style:style>
    <style:style style:name="P74" style:family="paragraph" style:parent-style-name="Standard" style:list-style-name="">
      <style:paragraph-properties fo:margin-top="0.095cm" fo:margin-bottom="0.095cm"/>
      <style:text-properties fo:font-size="9pt" style:font-size-asian="9pt" style:font-size-complex="9pt"/>
    </style:style>
    <style:style style:name="P75"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76" style:family="paragraph" style:parent-style-name="Standard" style:list-style-name="">
      <style:paragraph-properties fo:margin-top="0.095cm" fo:margin-bottom="0.095cm"/>
    </style:style>
    <style:style style:name="P77"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78"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79"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80"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81" style:family="paragraph" style:parent-style-name="Standard" style:list-style-name="">
      <style:paragraph-properties fo:keep-with-next="always"/>
    </style:style>
    <style:style style:name="P82"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3" style:family="paragraph" style:parent-style-name="Standard" style:list-style-name="">
      <style:paragraph-properties fo:margin-top="0.441cm" fo:margin-bottom="0.494cm" fo:keep-together="always"/>
    </style:style>
    <style:style style:name="P84" style:family="paragraph" style:parent-style-name="Standard" style:list-style-name="">
      <style:paragraph-properties fo:margin-top="0cm" fo:margin-bottom="0.423cm"/>
      <style:text-properties fo:font-size="10pt" style:font-size-asian="10pt" style:font-size-complex="10pt"/>
    </style:style>
    <style:style style:name="P85"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6" style:family="paragraph" style:parent-style-name="Standard" style:list-style-name="">
      <style:paragraph-properties fo:margin-top="0.081cm" fo:margin-bottom="0.081cm" fo:keep-with-next="always"/>
      <style:text-properties style:use-window-font-color="true"/>
    </style:style>
    <style:style style:name="P87"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88" style:family="paragraph" style:parent-style-name="Standard" style:list-style-name="">
      <style:paragraph-properties fo:margin-top="0.081cm" fo:margin-bottom="0.081cm" fo:text-align="end" style:justify-single-word="false"/>
      <style:text-properties style:use-window-font-color="true"/>
    </style:style>
    <style:style style:name="P89" style:family="paragraph" style:parent-style-name="Standard" style:list-style-name="">
      <style:paragraph-properties fo:margin-top="0.081cm" fo:margin-bottom="0.081cm" fo:text-align="center" style:justify-single-word="false"/>
      <style:text-properties style:use-window-font-color="true"/>
    </style:style>
    <style:style style:name="P90" style:family="paragraph" style:parent-style-name="Standard" style:list-style-name="">
      <style:paragraph-properties fo:margin-top="0.081cm" fo:margin-bottom="0.081cm" fo:text-align="center" style:justify-single-word="false"/>
    </style:style>
    <style:style style:name="P91" style:family="paragraph" style:parent-style-name="Standard" style:list-style-name="">
      <style:paragraph-properties fo:margin-top="0.081cm" fo:margin-bottom="0cm"/>
    </style:style>
    <style:style style:name="P92"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3"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94"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95"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96"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97" style:family="paragraph" style:parent-style-name="Standard" style:list-style-name="">
      <style:paragraph-properties fo:margin-left="2.54cm" fo:margin-right="0cm" fo:text-indent="0cm" style:auto-text-indent="false"/>
    </style:style>
    <style:style style:name="P98"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99"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00" style:family="paragraph" style:parent-style-name="Text_20_body" style:list-style-name="L1">
      <style:paragraph-properties fo:margin-top="0.212cm" fo:margin-bottom="0.212cm" fo:text-align="justify" style:justify-single-word="false" fo:background-color="transparent">
        <style:background-image/>
      </style:paragraph-properties>
      <style:text-properties style:font-name="Arial1" fo:font-size="10.5pt" fo:language="en" fo:country="US" fo:background-color="transparent" style:font-size-asian="10.5pt" style:language-asian="ja" style:country-asian="JP" style:font-size-complex="10.5pt"/>
    </style:style>
    <style:style style:name="P101" style:family="paragraph" style:parent-style-name="Text_20_body" style:list-style-name="L1">
      <style:paragraph-properties fo:margin-top="0.212cm" fo:margin-bottom="0.212cm" fo:text-align="justify" style:justify-single-word="false" fo:background-color="transparent">
        <style:background-image/>
      </style:paragraph-properties>
      <style:text-properties fo:color="#000000" style:font-name="Arial1" fo:font-size="10.5pt" fo:language="en" fo:country="US" fo:font-style="italic" fo:background-color="transparent" style:font-size-asian="10.5pt" style:language-asian="ja" style:country-asian="JP" style:font-style-asian="italic" style:font-size-complex="10.5pt" style:language-complex="ar" style:country-complex="SA"/>
    </style:style>
    <style:style style:name="P102" style:family="paragraph" style:parent-style-name="Text_20_body" style:list-style-name="L2">
      <style:paragraph-properties fo:margin-left="0cm" fo:margin-right="0cm" fo:text-indent="0cm" style:auto-text-indent="false"/>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P103" style:family="paragraph" style:parent-style-name="Heading_20_1">
      <style:text-properties fo:language="en" fo:country="US" style:language-complex="ar" style:country-complex="SA"/>
    </style:style>
    <style:style style:name="P104" style:family="paragraph" style:parent-style-name="Heading_20_1">
      <style:paragraph-properties fo:break-before="page"/>
      <style:text-properties fo:language="en" fo:country="US" style:language-complex="ar" style:country-complex="SA"/>
    </style:style>
    <style:style style:name="P105" style:family="paragraph" style:parent-style-name="Heading_20_2">
      <style:text-properties fo:language="en" fo:country="US" style:language-complex="ar" style:country-complex="SA"/>
    </style:style>
    <style:style style:name="P106" style:family="paragraph" style:parent-style-name="Heading_20_2">
      <style:text-properties style:language-asian="ja" style:country-asian="JP"/>
    </style:style>
    <style:style style:name="P107" style:family="paragraph" style:parent-style-name="Body" style:list-style-name="L3">
      <style:paragraph-properties fo:text-align="start" style:justify-single-word="false"/>
      <style:text-properties fo:font-size="10.5pt" style:font-size-asian="10.5pt" style:language-asian="ja" style:country-asian="JP" style:font-size-complex="10.5pt"/>
    </style:style>
    <style:style style:name="P10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09" style:family="paragraph" style:parent-style-name="Definition_20_Term">
      <style:text-properties fo:language="en" fo:country="US" style:language-complex="ar" style:country-complex="SA"/>
    </style:style>
    <style:style style:name="P110"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11" style:family="paragraph" style:parent-style-name="Package_20_Heading" style:list-style-name="" style:master-page-name="_31__20_を変換">
      <style:paragraph-properties fo:margin-top="0cm" fo:margin-bottom="0.494cm" style:page-number="auto" fo:break-before="page" fo:padding-left="0.099cm" fo:padding-right="0.099cm" fo:padding-top="0.06cm" fo:padding-bottom="0.06cm" fo:border="0.002cm solid #000000"/>
      <style:text-properties fo:color="#000000"/>
    </style:style>
    <style:style style:name="P112" style:family="paragraph" style:parent-style-name="Class_20_Heading" style:list-style-name="" style:master-page-name="_32__20_を変換">
      <style:paragraph-properties style:page-number="auto" fo:break-before="page" fo:padding-left="0.099cm" fo:padding-right="0.099cm" fo:padding-top="0.06cm" fo:padding-bottom="0.06cm" fo:border="0.002cm solid #000000"/>
      <style:text-properties fo:color="#000000"/>
    </style:style>
    <style:style style:name="P113" style:family="paragraph" style:parent-style-name="Class_20_Heading" style:list-style-name="" style:master-page-name="_33__20_を変換">
      <style:paragraph-properties style:page-number="auto" fo:break-before="page" fo:padding-left="0.099cm" fo:padding-right="0.099cm" fo:padding-top="0.06cm" fo:padding-bottom="0.06cm" fo:border="0.002cm solid #000000"/>
      <style:text-properties fo:color="#000000"/>
    </style:style>
    <style:style style:name="P114" style:family="paragraph" style:parent-style-name="Detail_20_Heading" style:list-style-name="">
      <style:paragraph-properties fo:padding="0.06cm" fo:border="0.002cm solid #666666"/>
      <style:text-properties fo:color="#000000"/>
    </style:style>
    <style:style style:name="P115" style:family="paragraph" style:parent-style-name="Detail_20_Heading" style:list-style-name="">
      <style:paragraph-properties fo:margin-top="0.205cm" fo:margin-bottom="0.049cm" fo:padding="0.06cm" fo:border="0.002cm solid #666666"/>
      <style:text-properties fo:color="#000000"/>
    </style:style>
    <style:style style:name="P116" style:family="paragraph" style:parent-style-name="Item_20_Heading" style:list-style-name="">
      <style:text-properties fo:color="#000000"/>
    </style:style>
    <style:style style:name="P117" style:family="paragraph" style:parent-style-name="Item_20_Heading" style:list-style-name="">
      <style:paragraph-properties fo:margin-top="0.43cm" fo:margin-bottom="0.409cm"/>
      <style:text-properties fo:color="#000000"/>
    </style:style>
    <style:style style:name="T1" style:family="text">
      <style:text-properties fo:language="en" fo:country="US"/>
    </style:style>
    <style:style style:name="T2" style:family="text">
      <style:text-properties fo:language="en" fo:country="US" style:language-complex="ar" style:country-complex="SA"/>
    </style:style>
    <style:style style:name="T3" style:family="text">
      <style:text-properties fo:language="en" fo:country="US" style:language-asian="ja" style:country-asian="JP" style:language-complex="ar" style:country-complex="SA"/>
    </style:style>
    <style:style style:name="T4" style:family="text">
      <style:text-properties fo:color="#000000"/>
    </style:style>
    <style:style style:name="T5" style:family="text">
      <style:text-properties fo:color="#000000" fo:language="en" fo:country="US" fo:font-style="normal" style:language-asian="ja" style:country-asian="JP" style:font-style-asian="normal" style:language-complex="ar" style:country-complex="SA" style:font-style-complex="normal"/>
    </style:style>
    <style:style style:name="T6" style:family="text">
      <style:text-properties fo:color="#000000" style:font-name="Arial" fo:language="en" fo:country="US" style:font-name-asian="Times New Roman" style:font-name-complex="Times New Roman" style:language-complex="ar" style:country-complex="SA"/>
    </style:style>
    <style:style style:name="T7"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8" style:family="text">
      <style:text-properties fo:color="#000000" style:font-name="Arial"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9" style:family="text">
      <style:text-properties fo:color="#000000" fo:font-size="10.5pt" fo:font-style="normal" style:font-size-asian="10.5pt" style:font-style-asian="normal" style:font-size-complex="10.5pt" style:font-style-complex="normal"/>
    </style:style>
    <style:style style:name="T10" style:family="text">
      <style:text-properties fo:color="#000000" style:font-name="Arial1" fo:font-size="10pt" fo:font-style="normal" style:font-style-asian="normal" style:font-style-complex="normal"/>
    </style:style>
    <style:style style:name="T11" style:family="text">
      <style:text-properties fo:color="#000000" style:font-name="Arial1" fo:font-size="10pt" fo:font-style="normal" style:language-asian="ja" style:country-asian="JP" style:font-style-asian="normal" style:font-style-complex="normal"/>
    </style:style>
    <style:style style:name="T12" style:family="text">
      <style:text-properties fo:color="#000000" fo:font-size="10pt" style:font-size-asian="10pt" style:font-size-complex="10pt"/>
    </style:style>
    <style:style style:name="T13" style:family="text">
      <style:text-properties fo:color="#000000" fo:font-weight="bold" style:font-weight-asian="bold" style:font-weight-complex="bold"/>
    </style:style>
    <style:style style:name="T14" style:family="text">
      <style:text-properties fo:language="en" fo:country="GB"/>
    </style:style>
    <style:style style:name="T15" style:family="text">
      <style:text-properties fo:language="en" fo:country="GB" style:font-name-asian="Times New Roman" style:font-name-complex="Times New Roman"/>
    </style:style>
    <style:style style:name="T16" style:family="text">
      <style:text-properties style:font-name="Helvetica" fo:language="en" fo:country="US" style:font-name-asian="Times New Roman" style:font-name-complex="Times New Roman" style:language-complex="ar" style:country-complex="SA"/>
    </style:style>
    <style:style style:name="T17" style:family="text">
      <style:text-properties style:font-name="Helvetica" style:font-name-asian="Times New Roman" style:font-name-complex="Times New Roman"/>
    </style:style>
    <style:style style:name="T18" style:family="text">
      <style:text-properties style:language-asian="ja" style:country-asian="JP"/>
    </style:style>
    <style:style style:name="T19" style:family="text">
      <style:text-properties style:font-name="Arial" style:font-name-asian="Times New Roman" style:font-name-complex="Times New Roman"/>
    </style:style>
    <style:style style:name="T20" style:family="text">
      <style:text-properties style:font-name="Arial1" fo:language="en" fo:country="US" style:language-asian="ja" style:country-asian="JP"/>
    </style:style>
    <style:style style:name="T21" style:family="text">
      <style:text-properties style:font-name="Arial1" fo:font-size="10.5pt" fo:language="en" fo:country="GB"/>
    </style:style>
    <style:style style:name="T22" style:family="text">
      <style:text-properties fo:font-size="14pt" fo:font-weight="normal" style:font-size-asian="14pt" style:font-weight-asian="normal"/>
    </style:style>
    <style:style style:name="T23" style:family="text">
      <style:text-properties fo:font-size="14pt" fo:font-weight="normal" style:font-size-asian="14pt" style:language-asian="ja" style:country-asian="JP" style:font-weight-asian="normal"/>
    </style:style>
    <style:style style:name="T24" style:family="text">
      <style:text-properties style:font-name="Courier New"/>
    </style:style>
    <style:style style:name="T25" style:family="text">
      <style:text-properties fo:font-variant="normal" fo:text-transform="none" fo:color="#000000" style:font-name="Arial2" fo:letter-spacing="normal" fo:font-style="normal" fo:font-weight="normal"/>
    </style:style>
    <style:style style:name="T26" style:family="text">
      <style:text-properties fo:font-variant="normal" fo:text-transform="none" fo:letter-spacing="normal" fo:font-weight="normal"/>
    </style:style>
    <style:style style:name="T27"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28"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29"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30" style:family="text">
      <style:text-properties style:use-window-font-color="true" style:font-name-asian="Times New Roman" style:font-name-complex="Times New Roman" style:language-complex="ar" style:country-complex="SA"/>
    </style:style>
    <style:style style:name="T31" style:family="text">
      <style:text-properties style:font-name-asian="Times New Roman" style:font-name-complex="Times New Roman" style:language-complex="ar" style:country-complex="SA"/>
    </style:style>
    <style:style style:name="T32" style:family="text">
      <style:text-properties fo:font-style="normal" style:language-asian="ja" style:country-asian="JP" style:font-style-asian="normal" style:font-style-complex="normal"/>
    </style:style>
    <style:style style:name="T33" style:family="text">
      <style:text-properties fo:font-weight="bold" style:font-weight-asian="bold" style:font-weight-complex="bold"/>
    </style:style>
    <style:style style:name="T3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6" style:family="text">
      <style:text-properties fo:color="#0000ff" style:text-underline-style="solid" style:text-underline-width="auto" style:text-underline-color="font-color"/>
    </style:style>
    <style:style style:name="T37" style:family="text">
      <style:text-properties fo:color="#0000ff" style:text-underline-style="solid" style:text-underline-width="auto" style:text-underline-color="font-color" fo:font-weight="bold" style:font-weight-asian="bold" style:font-weight-complex="bold"/>
    </style:style>
    <style:style style:name="T3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9" style:family="text">
      <style:text-properties fo:font-size="10pt" style:font-size-asian="10pt" style:font-size-complex="10pt"/>
    </style:style>
    <style:style style:name="T40" style:family="text">
      <style:text-properties fo:color="#808080" style:font-name="Verdana" fo:font-size="7pt" style:font-name-asian="Verdana" style:font-size-asian="7pt" style:font-name-complex="Verdana" style:font-size-complex="7pt"/>
    </style:style>
    <style:style style:name="T4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draw:frame draw:style-name="fr2" draw:name="graphics3" text:anchor-type="paragraph" svg:width="17.78cm" svg:height="7.893cm" draw:z-index="0"><draw:image xlink:href="Pictures/1000020100000427000001D81E79F30D.png" xlink:type="simple" xlink:show="embed" xlink:actuate="onLoad"/></draw:frame></text:p>
      <text:p text:style-name="P59">R<text:span text:style-name="T18">FC 209 </text:span><text:span text:style-name="T18">–</text:span><text:span text:style-name="T18"> Network</text:span><text:span text:style-name="T18"> </text:span><text:span text:style-name="T18">Interface</text:span><text:span text:style-name="T18"> </text:span><text:span text:style-name="T18">Information</text:span><text:span text:style-name="T18"> </text:span><text:span text:style-name="T18">Service</text:span></text:p>
      <text:p text:style-name="P59"><text:span text:style-name="T23">Final</text:span><text:span text:style-name="T22"><text:line-break/><text:line-break/></text:span><text:span text:style-name="T22"><text:page-count style:num-format="1">35</text:page-count></text:span><text:span text:style-name="T22"> Pages</text:span></text:p>
      <text:p text:style-name="P60"/>
      <text:p text:style-name="P56">Abstract</text:p>
      <text:p text:style-name="P57"><text:span text:style-name="T10">This document </text:span><text:span text:style-name="T11">defines</text:span><text:span text:style-name="T10"> the </text:span><text:span text:style-name="T11">Java API that provides the information of network interfaces </text:span><text:span text:style-name="T10">in an OSGi </text:span><text:span text:style-name="T11">environment. The bundles can get not only information of <text:s/>network interfaces but notification when the configuration of <text:s/>network interfaces to be changed to use this API.</text:span></text:p>
      <text:p text:style-name="P58"/>
      <text:h text:style-name="P104" text:outline-level="1" text:restart-numbering="true" text:start-value="-1">Document Information</text:h>
      <text:h text:style-name="P105" text:outline-level="2">License</text:h>
      <text:p text:style-name="P31">DISTRIBUTION AND FEEDBACK LICENSE, Version 2.0</text:p>
      <text:p text:style-name="P5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0"/>
      <text:p text:style-name="P5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0"/>
      <text:p text:style-name="P5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0">NEITHER THE OSGi ALLIANCE NOR ANY THIRD PARTY WILL BE LIABLE FOR ANY DIRECT, INDIRECT, SPECIAL, INCIDENTAL OR CONSEQUENTIAL DAMAGES ARISING OUT OF OR RELATING TO ANY USE OR DISTRIBUTION OF THE DISTRIBUTION. </text:p>
      <text:p text:style-name="P50">(</text:p>
      <text:p text:style-name="P5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0"/>
      <text:p text:style-name="P5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0"/>
      <text:p text:style-name="P5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1"/>
      <text:p text:style-name="P51">I HEREBY ACKNOWLEDGE AND AGREE TO THE TERMS AND CONDITIONS DELINEATED ABOVE.</text:p>
      <text:h text:style-name="P105" text:outline-level="2">Trademarks</text:h>
      <text:p text:style-name="P2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5" text:outline-level="2">Feedback</text:h>
      <text:p text:style-name="Body"><text:span text:style-name="T2">This document can be downloaded from the OSGi Alliance design repository at </text:span><text:a xlink:type="simple" xlink:href="https://github.com/osgi/design"><text:span text:style-name="T2">https://github.com/osgi/design</text:span></text:a><text:span text:style-name="T2"> The public can provide feedback about this document by opening a bug at https://www.osgi.org/bugzilla/.</text:span></text:p>
      <text:h text:style-name="P10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1">0 Document Information<text:tab/>2</text:p>
          <text:p text:style-name="P62">0.1 License<text:tab/>2</text:p>
          <text:p text:style-name="P62">0.2 Trademarks<text:tab/>3</text:p>
          <text:p text:style-name="P62">0.3 Feedback<text:tab/>3</text:p>
          <text:p text:style-name="P62">0.4 Table of Contents<text:tab/>3</text:p>
          <text:p text:style-name="P62">0.5 Terminology and Document Conventions<text:tab/>4</text:p>
          <text:p text:style-name="P62">0.6 Revision History<text:tab/>4</text:p>
          <text:p text:style-name="P61">1 Introduction<text:tab/>7</text:p>
          <text:p text:style-name="P61">2 Application Domain<text:tab/>7</text:p>
          <text:p text:style-name="P61">3 Problem Description<text:tab/>8</text:p>
          <text:p text:style-name="P61">4 Requirements<text:tab/>9</text:p>
          <text:p text:style-name="P61">5 Technical Solution<text:tab/>10</text:p>
          <text:p text:style-name="P62">5.1 Introduction<text:tab/>10</text:p>
          <text:p text:style-name="P62">5.2 Entities<text:tab/>10</text:p>
          <text:p text:style-name="P62">5.3 NetworkAdapter Service<text:tab/>12</text:p>
          <text:p text:style-name="P62">5.4 NetworkAddress Service<text:tab/>14</text:p>
          <text:p text:style-name="P62">5.5 Network adapter type, IP address version and IP address scope<text:tab/>15</text:p>
          <text:p text:style-name="P63">5.5.1 Network adapter type<text:tab/>15</text:p>
          <text:p text:style-name="P63">5.5.2 IP address version and IP address scope<text:tab/>16</text:p>
          <text:p text:style-name="P61"><text:soft-page-break/>6 Data Transfer Objects<text:tab/>17</text:p>
          <text:p text:style-name="P61">7 Javadoc<text:tab/>17</text:p>
          <text:p text:style-name="P61">8 Considered Alternatives<text:tab/>33</text:p>
          <text:p text:style-name="P62">8.1 Whiteboard pattern model<text:tab/>33</text:p>
          <text:p text:style-name="P61">9 Security Considerations<text:tab/>34</text:p>
          <text:p text:style-name="P61">10 Document Support<text:tab/>34</text:p>
          <text:p text:style-name="P62">10.1 References<text:tab/>34</text:p>
          <text:p text:style-name="P62">10.2 Author’s Address<text:tab/>34</text:p>
          <text:p text:style-name="P62">10.3 Acronyms and Abbreviations<text:tab/>35</text:p>
          <text:p text:style-name="P62">10.4 End of Document<text:tab/>35</text:p>
        </text:index-body>
      </text:table-of-content>
      <text:p text:style-name="P29"/>
      <text:h text:style-name="P105" text:outline-level="2">Terminology and Document Conventions</text:h>
      <text:p text:style-name="P29">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9"><text:span text:style-name="T24">Source code is shown in this typeface</text:span>.</text:p>
      <text:p text:style-name="P29"/>
      <text:h text:style-name="P105" text:outline-level="2">Revision History</text:h>
      <text:p text:style-name="P29">The last named individual in this history is currently responsible for this document.</text:p>
      <text:p text:style-name="P2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3">Revision</text:p>
            </table:table-cell>
            <table:table-cell table:style-name="Table1.A1" office:value-type="string">
              <text:p text:style-name="P53">Date</text:p>
            </table:table-cell>
            <table:table-cell table:style-name="Table1.C1" office:value-type="string">
              <text:p text:style-name="P53">Comments</text:p>
            </table:table-cell>
          </table:table-row>
        </table:table-header-rows>
        <table:table-row table:style-name="Table1.2">
          <table:table-cell table:style-name="Table1.A1" office:value-type="string">
            <text:p text:style-name="P45">Initial</text:p>
          </table:table-cell>
          <table:table-cell table:style-name="Table1.A1" office:value-type="string">
            <text:p text:style-name="P42">Nov 18, 2013</text:p>
          </table:table-cell>
          <table:table-cell table:style-name="Table1.C1" office:value-type="string">
            <text:p text:style-name="P41">Initial version</text:p>
            <text:p text:style-name="P43"><text:span text:style-name="T18">Shigekuni Kondo</text:span>, <text:span text:style-name="T18">NTT Corporation,</text:span> <text:span text:style-name="T18">kondo.shigekuni@lab.ntt.co.jp</text:span></text:p>
          </table:table-cell>
        </table:table-row>
        <table:table-row table:style-name="Table1.2">
          <table:table-cell table:style-name="Table1.A3" office:value-type="float" office:value="0.2">
            <text:p text:style-name="P46">0.2</text:p>
          </table:table-cell>
          <table:table-cell table:style-name="Table1.B3" office:value-type="string">
            <text:p text:style-name="P42">Feb 10, 2014</text:p>
          </table:table-cell>
          <table:table-cell table:style-name="Table1.C3" office:value-type="string">
            <text:p text:style-name="P41">Based on the last meeting, the section 5 has changed.</text:p>
            <text:p text:style-name="P41">Changed the design to service repository model.</text:p>
            <text:p text:style-name="P41">Shigekuni Kondo, NTT Corporation, kondo.shigekuni@lab.ntt.co.jp</text:p>
          </table:table-cell>
        </table:table-row>
        <text:soft-page-break/>
        <table:table-row table:style-name="Table1.2">
          <table:table-cell table:style-name="Table1.A3" office:value-type="float" office:value="0.3">
            <text:p text:style-name="P46">0.3</text:p>
          </table:table-cell>
          <table:table-cell table:style-name="Table1.B3" office:value-type="string">
            <text:p text:style-name="P42">Feb 28, 2014</text:p>
          </table:table-cell>
          <table:table-cell table:style-name="Table1.C3" office:value-type="string">
            <text:p text:style-name="P41">Based on the last meeting, the following points have been modified.</text:p>
            <text:p text:style-name="P41">nwif.disprayname is changed to OPTIONAL. </text:p>
            <text:p text:style-name="P41">Interface name is changed.<text:line-break/>NwIfInfo --&gt; NetworkAdapter, NwIfInetAddress --&gt; NetworkAddress</text:p>
            <text:p text:style-name="P39"><text:span text:style-name="T32">IPAdress Type is </text:span><text:span text:style-name="T21">divided</text:span><text:span text:style-name="T32"> to IPAdresVersion and IPAdressScope.</text:span></text:p>
            <text:p text:style-name="P44">The functionality of configuration is removed.</text:p>
            <text:p text:style-name="P41">Shigekuni Kondo, NTT Corporation, kondo.shigekuni@lab.ntt.co.jp</text:p>
          </table:table-cell>
        </table:table-row>
        <table:table-row table:style-name="Table1.2">
          <table:table-cell table:style-name="Table1.A3" office:value-type="float" office:value="0.4">
            <text:p text:style-name="P46">0.4</text:p>
          </table:table-cell>
          <table:table-cell table:style-name="Table1.B3" office:value-type="string">
            <text:p text:style-name="P42">Mar 6, 2014</text:p>
          </table:table-cell>
          <table:table-cell table:style-name="Table1.C3" office:value-type="string">
            <text:p text:style-name="P41">Based on the last meeting, the following points have been modified.</text:p>
            <text:p text:style-name="P41">Update IPAdress Version and Scope.</text:p>
            <text:p text:style-name="P39">The order of registering (unregistering) NetworkAdapter and NetworkAddress is changed.</text:p>
            <text:p text:style-name="P41">Shigekuni Kondo, NTT Corporation, kondo.shigekuni@lab.ntt.co.jp</text:p>
          </table:table-cell>
        </table:table-row>
        <table:table-row table:style-name="Table1.2">
          <table:table-cell table:style-name="Table1.A3" office:value-type="float" office:value="0.5">
            <text:p text:style-name="P46">0.5</text:p>
          </table:table-cell>
          <table:table-cell table:style-name="Table1.B3" office:value-type="string">
            <text:p text:style-name="P42">Mar 14, 2014</text:p>
          </table:table-cell>
          <table:table-cell table:style-name="Table1.C3" office:value-type="string">
            <text:p text:style-name="P41">Based on the last confference call, the following points have been modified.</text:p>
            <text:p text:style-name="P40">Adding new service properties to NetworkAdapter service and NetworkAddress.</text:p>
            <text:p text:style-name="P40">Some service property names are modified.</text:p>
            <text:p text:style-name="P40">NetworkAadapterException class is removed.</text:p>
            <text:p text:style-name="P40">JavaDoc update.</text:p>
            <text:p text:style-name="P40">Some sentences are modified.</text:p>
            <text:p text:style-name="P41">Shigekuni Kondo, NTT Corporation, kondo.shigekuni@lab.ntt.co.jp</text:p>
          </table:table-cell>
        </table:table-row>
        <table:table-row table:style-name="Table1.2">
          <table:table-cell table:style-name="Table1.A3" office:value-type="float" office:value="0.6">
            <text:p text:style-name="P46">0.6</text:p>
          </table:table-cell>
          <table:table-cell table:style-name="Table1.B3" office:value-type="string">
            <text:p text:style-name="P42">Mar 19, 2014</text:p>
          </table:table-cell>
          <table:table-cell table:style-name="Table1.C3" office:value-type="string">
            <text:p text:style-name="P41">Fixed some sentences based on the comments from Evgeni.</text:p>
            <text:p text:style-name="P40">Added Chapter 8 Considered Alternatives section.</text:p>
            <text:p text:style-name="P41">Shigekuni Kondo, NTT Corporation, kondo.shigekuni@lab.ntt.co.jp</text:p>
          </table:table-cell>
        </table:table-row>
        <table:table-row table:style-name="Table1.2">
          <table:table-cell table:style-name="Table1.A3" office:value-type="float" office:value="0.7">
            <text:p text:style-name="P46">0.7</text:p>
          </table:table-cell>
          <table:table-cell table:style-name="Table1.B3" office:value-type="string">
            <text:p text:style-name="P42">Apr 9, 2014</text:p>
          </table:table-cell>
          <table:table-cell table:style-name="Table1.C3" office:value-type="string">
            <text:p text:style-name="P41">Fixed the packagename (Java doc).</text:p>
            <text:p text:style-name="P41">Added Chapter 9 Added Security section.</text:p>
            <text:p text:style-name="P41">Some sentences are modified.</text:p>
            <text:p text:style-name="P41">Shigekuni Kondo, NTT Corporation, kondo.shigekuni@lab.ntt.co.jp</text:p>
          </table:table-cell>
        </table:table-row>
        <text:soft-page-break/>
        <table:table-row table:style-name="Table1.2">
          <table:table-cell table:style-name="Table1.A3" office:value-type="float" office:value="0.8">
            <text:p text:style-name="P46">0.8</text:p>
          </table:table-cell>
          <table:table-cell table:style-name="Table1.B3" office:value-type="string">
            <text:p text:style-name="P42">Apr 30, 2014</text:p>
          </table:table-cell>
          <table:table-cell table:style-name="Table1.C3" office:value-type="string">
            <text:p text:style-name="P41">Based on the last CPEG confference call, the following points have been modified.</text:p>
            <text:p text:style-name="P41"><text:s text:c="5"/>Remove "service." prefix from service properties key.</text:p>
            <text:p text:style-name="P41"><text:s text:c="5"/>The constants “LAN” and “WAN” of Network Adapter Type <text:line-break/> <text:s text:c="4"/>are defined.</text:p>
            <text:p text:style-name="P41"><text:s text:c="5"/>The description of use case 2 and 3 is modified.</text:p>
            <text:p text:style-name="P41"><text:s text:c="5"/>All of service properties in NetwoekAdapter are changed to Required.</text:p>
            <text:p text:style-name="P41">Some sentences correction.</text:p>
            <text:p text:style-name="P41">Shigekuni Kondo, NTT Corporation, kondo.shigekuni@lab.ntt.co.jp</text:p>
          </table:table-cell>
        </table:table-row>
        <table:table-row table:style-name="Table1.2">
          <table:table-cell table:style-name="Table1.B3" office:value-type="string">
            <text:p text:style-name="P46">final</text:p>
          </table:table-cell>
          <table:table-cell table:style-name="Table1.B3" office:value-type="string">
            <text:p text:style-name="P42">Jul 7, 2014</text:p>
          </table:table-cell>
          <table:table-cell table:style-name="Table1.C3" office:value-type="string">
            <text:p text:style-name="P41">Finalized version</text:p>
            <text:p text:style-name="P41">Shigekuni Kondo, NTT Corporation, kondo.shigekuni@lab.ntt.co.jp</text:p>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03" text:outline-level="1"><text:soft-page-break/>Introduction</text:h>
      <text:p text:style-name="P7">Java standard APIs (i.e. java.net.NetworkInterface, java.net.InetAddress) provide functions that allow IP network interface information, such as the IP address and MAC address to be obtained. </text:p>
      <text:p text:style-name="P7">However, the bundle that wants to get network interface information has to monitor whether the information has changed or not for a certain period of time. <text:s/>Changes in network interface <text:s/>can be pushed to the bundles concerned, the need for polling by bundles can be eliminated.</text:p>
      <text:p text:style-name="P7">In addition, some information cannot be obtained via Java standard APIs.</text:p>
      <text:p text:style-name="P6">This RFC <text:s/></text:p>
      <text:p text:style-name="P9">defines the Java API that provides the information of network interfaces in an OSGi environment. The bundles can get not only information of <text:s/>network interfaces but notification when the configuration of <text:s/>network interfaces to use this API.</text:p>
      <text:h text:style-name="P103" text:outline-level="1">Application Domain</text:h>
      <text:p text:style-name="P8">There are many bundles that use the IP network to communicate with other networked devices. In paticular, since a Residential Gateway (RGW) may have a number of network interfaces, each bundle running on the RGW needs to obtain an IP address and confirm whether the network interface associated with the allocated IP address suits the bundle's requirements or not. </text:p>
      <text:p text:style-name="P8">For example, a protocol adapter needs the IP address of a network interface on the wide area network side to communicate with an external server. UPnP device service bundle needs the IP address that can be used to communicate with devices in a local area network. </text:p>
      <text:p text:style-name="P8">These bundles can acquire information about the network interface via the following Java standard APIs.</text:p>
      <text:list xml:id="list1285725613415833210" text:style-name="L1">
        <text:list-item>
          <text:p text:style-name="P100">java.net.NetworkInterface</text:p>
        </text:list-item>
        <text:list-item>
          <text:p text:style-name="P101">java.net.InetAddress</text:p>
        </text:list-item>
      </text:list>
      <text:h text:style-name="P103" text:outline-level="1"><text:soft-page-break/>Problem Description</text:h>
      <text:p text:style-name="P35">Many application bundles on the RGW provide services on IP networks. For example, a protocol adapter for DMT Admin Service, a http server established by HTTP Service bundle and UPnP device service bundle use IP networks. In those cases, the bundles need to get information about the network interface on the RGW such as IP address, MAC address, network interface name, and so on.</text:p>
      <text:p text:style-name="P35">The information about the network interface can be obtained by using Java standard APIs which are java.net.NetworkInterface and java.net.InetAddress. However, these APIs fail to provide the features needed by the bundles when they use the IP network in the following situations:</text:p>
      <text:p text:style-name="P35"/>
      <text:p text:style-name="P35">[Problem 1] There is no feature that sends a notification when information of the network interface (i.e. IP address) changes during runtime, e.g. the connection status or the assigned IP address. </text:p>
      <text:p text:style-name="P35">[Problem 2] There is no feature that can acquire the subnet mask of the network interface. </text:p>
      <text:p text:style-name="P35">[Problem 3] Operating System specific bundles must be prepared because some information about network interface depends on the Operating System.</text:p>
      <text:p text:style-name="P35"/>
      <text:p text:style-name="P35">If these functions were available, it would be very useful for bundles that need to use the IP network. However, a standard API does not exist at this time, so it must be prepared for each environment.</text:p>
      <text:p text:style-name="P36"/>
      <text:list xml:id="list1471628660644857578" text:style-name="L2">
        <text:list-item>
          <text:list>
            <text:list-item>
              <text:p text:style-name="P102">Use Cases</text:p>
            </text:list-item>
          </text:list>
        </text:list-item>
      </text:list>
      <text:p text:style-name="P10"/>
      <text:p text:style-name="P20">Use case 1</text:p>
      <text:p text:style-name="P17"><text:span text:style-name="T20">The TR-069 protocol adapter bundle on a RGW needs to communicate with an Auto Configuration Server (ACS). The ACS needs to know the public IP address of the Residential Gateway to send a UDP packet to the protocol adapter bundle for a </text:span><text:span text:style-name="T25">connection request. </text:span><text:span text:style-name="T20">In this case, the bundle has to provide the IP address to the ACS when the bundle is started or the IP address has changed.</text:span></text:p>
      <text:p text:style-name="P16">Use case 2</text:p>
      <text:p text:style-name="P11">When an HTTP Service bundle is available, at least one HTTP server is expected to run. When the HTTP server needs to be assigned to a specific network interface, <text:span text:style-name="T30">the</text:span> HTTP Service bundle has to know the information of the network interface. The configurator bundle (For example, management agent) <text:s/>implemented the policy of the execution envionment will detect the changes of IP address of the network interface and update the configuration of HTTP Service bundle.</text:p>
      <text:p text:style-name="P16">Use case 3</text:p>
      <text:p text:style-name="P12">The UPnP Device Service bundle needs to create the DatagramSocket for receiving and sending M-search messages. In the case of <text:s/>devices such as Residential Gateway, which has multi network interfaces, the UPnP bundle has to create a DatagramSocket that is bound to an appropriate local IP address. The configurator bundle (For example, management agent) <text:s/>implemented the policy of the <text:soft-page-break/>execution envionment will detect the changes of IP address of the network interface and update the configuration of UPnP Device Service bundle.</text:p>
      <text:p text:style-name="P16">Use case 4</text:p>
      <text:p text:style-name="P15">An application bundle wants to obtain the subnet mask of the IP address to cover the situation in which the bundle needs to execute the Wake-up-On-LAN process.</text:p>
      <text:p text:style-name="P16">Use case 5</text:p>
      <text:p text:style-name="P11">An application wants to obtain information about available network services, such as available DNS Server, Log Server, NTP Server, or network characteristics, such as domain names, ARP cache timeouts, broadcast address, etc. For this, the local DHCP server can be queried to get those information.</text:p>
      <text:p text:style-name="P13">Use case 6</text:p>
      <text:p text:style-name="P14">A device running an OSGi framework in an mixed IPv4/IPv6 environment needs to get specific information about the network interface(s) in order to provide, for example, different services for the IPv4 and IPv6 environments.</text:p>
      <text:h text:style-name="P103" text:outline-level="1">Requirements</text:h>
      <text:p text:style-name="P18">[REQ_1] The solution MUST provide means to send notifications to interested bundles whenever the information of network interface has changed.(i.e. The bundle is notified the information of IP address change from Network Interface Information Service implemented bundle)</text:p>
      <text:p text:style-name="P18">[REQ_2] <text:s/>The solution MUST provide an API that can obtain information from a multiple network interfaces. Each network interface can provide information about multiple addresses. (An application bundle needs to know whether the network interface is a LAN interface or a WAN interface.).</text:p>
      <text:p text:style-name="P18">[REQ_3] The solution MUST provide a mechanism that can provide the network interface information needed regardless of the Operating System type.</text:p>
      <text:p text:style-name="P18">[REQ_4] The solution MUST provide the means of configuring network interface type. It will be defined for each environment (<text:span text:style-name="T31">i.e.</text:span> “LAN”, “WAN” <text:span text:style-name="T31">that</text:span> is bound to each logical interface) .</text:p>
      <text:p text:style-name="P18">[REQ_5] The solution MUST provide an API that can obtain the subnet mask of each IP address.</text:p>
      <text:p text:style-name="P18">[REQ_6] The solution MUST support both IPv4 and IPv6 environments (mixed or separately) and the corresponding characteristics, for example IPv4 and IPv6 addresses, multi-prefixes, multicast etc. .</text:p>
      <text:p text:style-name="P18">[REQ_7] The solution SHOULD support the retrieval of MAC addresses for network interfaces.</text:p>
      <text:p text:style-name="P18">[REQ_8] The solution MAY provide an API that allows alteration of network interface configurations.</text:p>
      <text:p text:style-name="P19"><text:span text:style-name="T14">[REQ_9] The solution MAY provide an API </text:span><text:span text:style-name="T15">that</text:span><text:span text:style-name="T14"> can obtain the capability of network interface. (</text:span><text:span text:style-name="T15">e.g.</text:span><text:span text:style-name="T14"> the physical type of network interface, list of BOOTP/DHCP command options, DNS server address, Default Gateway address, etc.)</text:span></text:p>
      <text:h text:style-name="P103" text:outline-level="1"><text:soft-page-break/>Technical Solution</text:h>
      <text:h text:style-name="P106" text:outline-level="2">Introduction</text:h>
      <text:p text:style-name="P21">When the IP address is changed, the bundles utilize the IP address information (i.e. Http Service bundle running HTTP Servers) is necessary to detect the fact of the change. When using a standard Java API, such as java.net.InetAddress and java.net.NetworkInterface, calles to confirm the IP address at regular intervals are required from the bundle itself. Since this is a process common to all bundles that need to detect any change in IP address information, provision of services to notify a change in IP address is very effective.</text:p>
      <text:p text:style-name="P21">Therefore an API that provides a change notification feature for each piece of network interface information (including the IP address information) is investigated in this RFC document. In addition, this RFC defines APIs that provide the functionalities to obtain the network interface information and the information of IP address bound to the network interface .</text:p>
      <text:p text:style-name="P21">The name of the network interface is dependent on the operating system. To allow the bundle implementation that uses the Network Interface Information Service is unaware of the differences in operating systems, a mechanism of identifying the network interface is necessary in a format that does not depend on the operating system. This is also defined in this RFC.</text:p>
      <text:p text:style-name="P21"/>
      <text:h text:style-name="P106" text:outline-level="2">Entities</text:h>
      <text:list xml:id="list1719710601909384051" text:style-name="L3">
        <text:list-item>
          <text:p text:style-name="P107">Network Interface<text:line-break/>Available and activated network interfaces provided in the execution environment. In this specification, the unit of the network interface is the logical interface, not the physical interface.</text:p>
        </text:list-item>
        <text:list-item>
          <text:p text:style-name="P107">NetworkAdapter<text:line-break/>The OSGi service that provides information related to the Network Interface. This service provides functionalities corresponding to “java.net.NetworkInterface”. </text:p>
        </text:list-item>
        <text:list-item>
          <text:p text:style-name="P107">NetworkAddress<text:line-break/>The OSGi service that provides information of IP addresses available on the execution environment in which a Network Interface Information Service bundle is running.</text:p>
        </text:list-item>
        <text:list-item>
          <text:p text:style-name="P107">NetworkAdapterType<text:line-break/>An identifier of the network interface. It is independent of the operating system. The two type of identifier string is specified in this specification. This specification allows that Network Adapter type other than them can be defined by the platform provider in each environment. This identifier is used by user bundle to specify the network interface to be monitored.</text:p>
        </text:list-item>
        <text:list-item>
          <text:p text:style-name="P107">IPAdressVersion<text:line-break/>An identifier indicating the IP address version (i.e. Ipv4, IPv6). This identifier is defined in this specification. This identifier is used by a user bundle to specify the network interface to be monitored.</text:p>
        </text:list-item>
        <text:list-item>
          <text:p text:style-name="P107"><text:soft-page-break/>IPAdressScope<text:line-break/>An identifier indicating the scope of IP address (i.e. GLOBAL, PRIVATE). This identifier is defined in this specification. This identifier is used by a user bundle to specify the network interface to be monitored.</text:p>
        </text:list-item>
      </text:list>
      <text:p text:style-name="P27"><draw:frame draw:style-name="fr3" draw:name="グラフィックス2" text:anchor-type="paragraph" svg:width="15.676cm" svg:height="10.317cm" draw:z-index="20"><draw:image xlink:href="Pictures/200000070000501A0000360FEA07577E.svm" xlink:type="simple" xlink:show="embed" xlink:actuate="onLoad"/></draw:frame>Fig.1 Class structure of Network Interface Information Service</text:p>
      <text:p text:style-name="P26"/>
      <text:p text:style-name="P26">&lt;Network Interface Information Bundle&gt;</text:p>
      <text:p text:style-name="P26">To register two kinds of services. </text:p>
      <text:p text:style-name="P26"><text:span text:style-name="T6">NetworkAdapter</text:span> service provides network interface information, this bundle registers each logical interface as OSGi service. </text:p>
      <text:p text:style-name="P26"><text:span text:style-name="T6">NetworkAddress</text:span> service provides each IP address information, this bundle registers each IP address as OSGi service. </text:p>
      <text:p text:style-name="P26"><text:span text:style-name="T6">NetworkAddress</text:span> service is associated with specific <text:span text:style-name="T6">NetworkAdapter</text:span> service. </text:p>
      <text:p text:style-name="P26">When information of network interface is changed, service properties of <text:span text:style-name="T6">NetworkAdapter</text:span> setvice and <text:span text:style-name="T6">NetworkAddress</text:span> service will be modified. </text:p>
      <text:p text:style-name="P26">&lt;User bundle&gt;</text:p>
      <text:p text:style-name="P26">Tracking necessary <text:span text:style-name="T6">NetworkAdapter</text:span> service and <text:span text:style-name="T6">NetworkAddress</text:span> service (using filter).This bundle is notified of a change in network interface information via Service Event.</text:p>
      <text:p text:style-name="P26"><text:soft-page-break/></text:p>
      <text:p text:style-name="P26"><draw:frame draw:style-name="fr4" draw:name="グラフィックス1" text:anchor-type="paragraph" svg:width="15.014cm" svg:height="7.639cm" draw:z-index="19"><draw:image xlink:href="Pictures/2000000700006C86000037D1DFD66367.svm" xlink:type="simple" xlink:show="embed" xlink:actuate="onLoad"/></draw:frame></text:p>
      <text:p text:style-name="P27">Fig.2 Overview of Network Interface Information Service</text:p>
      <text:p text:style-name="P21"/>
      <text:h text:style-name="Heading_20_2" text:outline-level="2"><text:span text:style-name="T7">NetworkAdapter</text:span><text:span text:style-name="T18"> Service</text:span></text:h>
      <text:p text:style-name="P32">NetworkAdapter is an interface that provides information about single network interfaces provided by the execution environment. If multiple network interfaces are present, NetworkAdapter Services that correspond to each network interface must be registered.</text:p>
      <text:p text:style-name="P32"><text:span text:style-name="T16">NetworkAdapter</text:span> service is registered with the service repository with service properties as shown in the following table.</text:p>
      <text:p text:style-name="P33">Table 1. Service properties of <text:span text:style-name="T16">NetworkAdapter</text:span> Service</text:p>
      <table:table table:name="表21" table:style-name="表21">
        <table:table-column table:style-name="表21.A"/>
        <table:table-column table:style-name="表21.B"/>
        <table:table-row>
          <table:table-cell table:style-name="表21.A1" office:value-type="string">
            <text:p text:style-name="P37">The key of service property</text:p>
          </table:table-cell>
          <table:table-cell table:style-name="表21.B1" office:value-type="string">
            <text:p text:style-name="Table_20_Contents">Description</text:p>
          </table:table-cell>
        </table:table-row>
        <table:table-row>
          <table:table-cell table:style-name="表21.A2" office:value-type="string">
            <text:p text:style-name="Table_20_Contents"><text:span text:style-name="T18">networkAdapter</text:span>.type</text:p>
          </table:table-cell>
          <table:table-cell table:style-name="表21.B2" office:value-type="string">
            <text:p text:style-name="P32">Required property. Network interface type is set to a value.</text:p>
          </table:table-cell>
        </table:table-row>
        <table:table-row>
          <table:table-cell table:style-name="表21.A2" office:value-type="string">
            <text:p text:style-name="P37">networkAdapter.hardwareAddress</text:p>
          </table:table-cell>
          <table:table-cell table:style-name="表21.B2" office:value-type="string">
            <text:p text:style-name="P32">Required property. Hardware address (MAC address) is set to a value. This property can also be obtained from getHardwareAddress().</text:p>
          </table:table-cell>
        </table:table-row>
        <table:table-row>
          <table:table-cell table:style-name="表21.A2" office:value-type="string">
            <text:p text:style-name="Table_20_Contents"><text:span text:style-name="T18">networkAdapter</text:span>.name</text:p>
          </table:table-cell>
          <table:table-cell table:style-name="表21.B2" office:value-type="string">
            <text:p text:style-name="P32">Required property. Network interface name is set to a value. This property can also be obtained from getName().</text:p>
          </table:table-cell>
        </table:table-row>
        <table:table-row>
          <table:table-cell table:style-name="表21.A2" office:value-type="string">
            <text:p text:style-name="P37">networkAdapter.displayName</text:p>
          </table:table-cell>
          <table:table-cell table:style-name="表21.B2" office:value-type="string">
            <text:p text:style-name="P32">Required property. Network interface display name is set to a value. This property can also be obtained from getDisplayName().</text:p>
          </table:table-cell>
        </table:table-row>
        <text:soft-page-break/>
        <table:table-row>
          <table:table-cell table:style-name="表21.A2" office:value-type="string">
            <text:p text:style-name="Table_20_Contents">networkAdapter.isUp</text:p>
          </table:table-cell>
          <table:table-cell table:style-name="表21.B2" office:value-type="string">
            <text:p text:style-name="P32">Required property. The value is true when a network interface is up and running, otherwise it is false.</text:p>
          </table:table-cell>
        </table:table-row>
        <table:table-row>
          <table:table-cell table:style-name="表21.A2" office:value-type="string">
            <text:p text:style-name="Table_20_Contents">networkAdapter.isLoopback</text:p>
          </table:table-cell>
          <table:table-cell table:style-name="表21.B2" office:value-type="string">
            <text:p text:style-name="P32">Required property. The value is true when a network interface is a loopback interface, otherwise it is false.</text:p>
          </table:table-cell>
        </table:table-row>
        <table:table-row>
          <table:table-cell table:style-name="表21.A2" office:value-type="string">
            <text:p text:style-name="Table_20_Contents">networkAdapter.isPointToPoint</text:p>
          </table:table-cell>
          <table:table-cell table:style-name="表21.B2" office:value-type="string">
            <text:p text:style-name="P32">Required property. The value is true when a network interface is a point to point interface, otherwise it is false.</text:p>
          </table:table-cell>
        </table:table-row>
        <table:table-row>
          <table:table-cell table:style-name="表21.A2" office:value-type="string">
            <text:p text:style-name="Table_20_Contents">networkAdapter.isVirtual</text:p>
          </table:table-cell>
          <table:table-cell table:style-name="表21.B2" office:value-type="string">
            <text:p text:style-name="P32">Required property. The value is true when a network interface is a virtual <text:s/>interface, otherwise it is false.</text:p>
          </table:table-cell>
        </table:table-row>
        <table:table-row>
          <table:table-cell table:style-name="表21.A2" office:value-type="string">
            <text:p text:style-name="Table_20_Contents">networkAdapter.supportsMulticast</text:p>
          </table:table-cell>
          <table:table-cell table:style-name="表21.B2" office:value-type="string">
            <text:p text:style-name="P32">Required property. The value is true when a network interface supports multicasting, otherwise it is false.</text:p>
          </table:table-cell>
        </table:table-row>
        <table:table-row>
          <table:table-cell table:style-name="表21.A2" office:value-type="string">
            <text:p text:style-name="Table_20_Contents">networkAdapter.parent</text:p>
          </table:table-cell>
          <table:table-cell table:style-name="表21.B2" office:value-type="string">
            <text:p text:style-name="P32">Required property. Service PID of the NetworkAdapter service which is parent of this NetworkAdapter is specified.</text:p>
          </table:table-cell>
        </table:table-row>
        <table:table-row>
          <table:table-cell table:style-name="表21.A2" office:value-type="string">
            <text:p text:style-name="Table_20_Contents">networkAdapter.subInterface</text:p>
          </table:table-cell>
          <table:table-cell table:style-name="表21.B2" office:value-type="string">
            <text:p text:style-name="P32">Required property. Service PID of the NetworkAdapter service which is subinterface of this NetworkAdapter is specified.</text:p>
          </table:table-cell>
        </table:table-row>
      </table:table>
      <text:p text:style-name="P32"/>
      <text:p text:style-name="P32">When a network interface becomes available, <text:span text:style-name="T16">NetworkAdapter</text:span> service associated with the network interface is registered with the service repository. If the network interface becomes unavailable, the corresponding <text:span text:style-name="T16">NetworkAdapter</text:span> service is unregistered. </text:p>
      <text:p text:style-name="P32">When the attribute values of the network interface are set to the service property changes, <text:span text:style-name="T16">NetworkAdapter</text:span> service is updated. <text:span text:style-name="T16">NetworkAdapter</text:span> interface provides a method corresponding to java.net.NetworkInterface in order to provide information on the associated network interface. However, this interface method does not support the Static method. In addition, because NetworkInterface object or InetAddress object is registered in the service repository as <text:span text:style-name="T16">NetworkAdapter and NetworkAdress</text:span>, the NetworkAdapter interface does not provide a method to get those objects. <text:span text:style-name="T16">NetworkAdapter</text:span> provides a method to retrieve the value of an attribute of a network interface.</text:p>
      <text:p text:style-name="P32"/>
      <text:p text:style-name="P33">Table 2. Investigation of the method to be adopted based on Java standard API</text:p>
      <table:table table:name="表3" table:style-name="表3">
        <table:table-column table:style-name="表3.A"/>
        <table:table-column table:style-name="表3.B"/>
        <table:table-row>
          <table:table-cell table:style-name="表3.A1" office:value-type="string">
            <text:p text:style-name="P37">Method in java.net.<text:span text:style-name="T9">NetworkInterface</text:span></text:p>
          </table:table-cell>
          <table:table-cell table:style-name="表3.B1" office:value-type="string">
            <text:p text:style-name="Table_20_Contents">Adoption <text:span text:style-name="T18">status</text:span></text:p>
          </table:table-cell>
        </table:table-row>
        <table:table-row>
          <table:table-cell table:style-name="表3.A2" office:value-type="string">
            <text:p text:style-name="Table_20_Contents">getByInetAddress(InetAddress)</text:p>
          </table:table-cell>
          <table:table-cell table:style-name="表3.B2" office:value-type="string">
            <text:p text:style-name="P32">Not adopted in this interface because NetworkAdapter service is registered.</text:p>
          </table:table-cell>
        </table:table-row>
        <table:table-row>
          <table:table-cell table:style-name="表3.A2" office:value-type="string">
            <text:p text:style-name="Table_20_Contents">getByName(String)</text:p>
          </table:table-cell>
          <table:table-cell table:style-name="表3.B2" office:value-type="string">
            <text:p text:style-name="P32">Not adopted in this interface because NetworkAdapter service is registered.</text:p>
          </table:table-cell>
        </table:table-row>
        <table:table-row>
          <table:table-cell table:style-name="表3.A2" office:value-type="string">
            <text:p text:style-name="Table_20_Contents">getDisplayName()</text:p>
          </table:table-cell>
          <table:table-cell table:style-name="表3.B2" office:value-type="string">
            <text:p text:style-name="P32">Adopted in this interface.</text:p>
          </table:table-cell>
        </table:table-row>
        <table:table-row>
          <table:table-cell table:style-name="表3.A2" office:value-type="string">
            <text:p text:style-name="Table_20_Contents">getHardwareAddress()</text:p>
          </table:table-cell>
          <table:table-cell table:style-name="表3.B2" office:value-type="string">
            <text:p text:style-name="P32">Adopted in this interface.</text:p>
          </table:table-cell>
        </table:table-row>
        <table:table-row>
          <table:table-cell table:style-name="表3.A2" office:value-type="string">
            <text:p text:style-name="Table_20_Contents">getInetAddresses()</text:p>
          </table:table-cell>
          <table:table-cell table:style-name="表3.B2" office:value-type="string">
            <text:p text:style-name="P32">Not adopted in this interface because InetAdress object is provided <text:soft-page-break/>by NetworkAdress service.</text:p>
          </table:table-cell>
        </table:table-row>
        <table:table-row>
          <table:table-cell table:style-name="表3.A2" office:value-type="string">
            <text:p text:style-name="Table_20_Contents"><text:span text:style-name="T18">getInterfaceAddresses</text:span>()</text:p>
          </table:table-cell>
          <table:table-cell table:style-name="表3.B2" office:value-type="string">
            <text:p text:style-name="P32">Not adopted in this interface because InetAdress object is provided by NetworkAdress service.</text:p>
          </table:table-cell>
        </table:table-row>
        <table:table-row>
          <table:table-cell table:style-name="表3.A2" office:value-type="string">
            <text:p text:style-name="P37">getMTU()</text:p>
          </table:table-cell>
          <table:table-cell table:style-name="表3.B2" office:value-type="string">
            <text:p text:style-name="P32">Adopted in this interface.</text:p>
          </table:table-cell>
        </table:table-row>
        <table:table-row>
          <table:table-cell table:style-name="表3.A2" office:value-type="string">
            <text:p text:style-name="Table_20_Contents">getName()</text:p>
          </table:table-cell>
          <table:table-cell table:style-name="表3.B2" office:value-type="string">
            <text:p text:style-name="P32">Adopted in this interface.</text:p>
          </table:table-cell>
        </table:table-row>
        <table:table-row>
          <table:table-cell table:style-name="表3.A2" office:value-type="string">
            <text:p text:style-name="Table_20_Contents">getNetworkInterfaces()</text:p>
          </table:table-cell>
          <table:table-cell table:style-name="表3.B2" office:value-type="string">
            <text:p text:style-name="P32">Not adopted in this interface because NetworkAdapter service is registered.</text:p>
          </table:table-cell>
        </table:table-row>
        <table:table-row>
          <table:table-cell table:style-name="表3.A2" office:value-type="string">
            <text:p text:style-name="Table_20_Contents">getParent()</text:p>
          </table:table-cell>
          <table:table-cell table:style-name="表3.B2" office:value-type="string">
            <text:p text:style-name="P32">Not adopted in this interface because NetworkAdapter service is registered.</text:p>
          </table:table-cell>
        </table:table-row>
        <table:table-row>
          <table:table-cell table:style-name="表3.A2" office:value-type="string">
            <text:p text:style-name="Table_20_Contents">getSubInterfaces()</text:p>
          </table:table-cell>
          <table:table-cell table:style-name="表3.B2" office:value-type="string">
            <text:p text:style-name="P32">Not adopted in this interface because NetworkAdapter service is registered.</text:p>
          </table:table-cell>
        </table:table-row>
        <table:table-row>
          <table:table-cell table:style-name="表3.A2" office:value-type="string">
            <text:p text:style-name="Table_20_Contents">isLoopback()</text:p>
          </table:table-cell>
          <table:table-cell table:style-name="表3.B2" office:value-type="string">
            <text:p text:style-name="P32">Adopted in this interface as service property.</text:p>
          </table:table-cell>
        </table:table-row>
        <table:table-row>
          <table:table-cell table:style-name="表3.A2" office:value-type="string">
            <text:p text:style-name="Table_20_Contents">isPointToPoint()</text:p>
          </table:table-cell>
          <table:table-cell table:style-name="表3.B2" office:value-type="string">
            <text:p text:style-name="P32">Adopted in this interface as service property.</text:p>
          </table:table-cell>
        </table:table-row>
        <table:table-row>
          <table:table-cell table:style-name="表3.A2" office:value-type="string">
            <text:p text:style-name="Table_20_Contents">isUp()</text:p>
          </table:table-cell>
          <table:table-cell table:style-name="表3.B2" office:value-type="string">
            <text:p text:style-name="P32">Adopted in this interface as service property.</text:p>
          </table:table-cell>
        </table:table-row>
        <table:table-row>
          <table:table-cell table:style-name="表3.A2" office:value-type="string">
            <text:p text:style-name="Table_20_Contents">is<text:span text:style-name="T18">Virtual</text:span>()</text:p>
          </table:table-cell>
          <table:table-cell table:style-name="表3.B2" office:value-type="string">
            <text:p text:style-name="P32">Adopted in this interface as service property.</text:p>
          </table:table-cell>
        </table:table-row>
        <table:table-row>
          <table:table-cell table:style-name="表3.A2" office:value-type="string">
            <text:p text:style-name="Table_20_Contents">supportsMulticast()</text:p>
          </table:table-cell>
          <table:table-cell table:style-name="表3.B2" office:value-type="string">
            <text:p text:style-name="P32">Adopted in this interface as service property.</text:p>
          </table:table-cell>
        </table:table-row>
      </table:table>
      <text:p text:style-name="P34"/>
      <text:h text:style-name="Heading_20_2" text:outline-level="2"><text:span text:style-name="T7">NetworkAddress</text:span> <text:span text:style-name="T18">Service</text:span></text:h>
      <text:p text:style-name="P21"><text:span text:style-name="T19">NetworkAddress</text:span> interface provides information of IP addresses available in which execution environment on a Network Interface Information Service bundle is running. </text:p>
      <text:p text:style-name="P34"><text:span text:style-name="T17">NetworkAddress</text:span> service is registered with the service repository together with service properties as shown in the following table.</text:p>
      <text:p text:style-name="P22"/>
      <text:p text:style-name="P33">Table 3. Service properties of <text:span text:style-name="T16">NetworkAddress</text:span> Service</text:p>
      <table:table table:name="表22" table:style-name="表22">
        <table:table-column table:style-name="表22.A"/>
        <table:table-column table:style-name="表22.B"/>
        <table:table-row>
          <table:table-cell table:style-name="表22.A1" office:value-type="string">
            <text:p text:style-name="P37">The key of service property</text:p>
          </table:table-cell>
          <table:table-cell table:style-name="表22.B1" office:value-type="string">
            <text:p text:style-name="Table_20_Contents">Description</text:p>
          </table:table-cell>
        </table:table-row>
        <table:table-row>
          <table:table-cell table:style-name="表22.A2" office:value-type="string">
            <text:p text:style-name="Table_20_Contents">networkAdapter.type</text:p>
          </table:table-cell>
          <table:table-cell table:style-name="表22.B2" office:value-type="string">
            <text:p text:style-name="P32">Required property. Network interface type is set to a value.</text:p>
          </table:table-cell>
        </table:table-row>
        <table:table-row>
          <table:table-cell table:style-name="表22.A2" office:value-type="string">
            <text:p text:style-name="P37">ipAddress.version</text:p>
          </table:table-cell>
          <table:table-cell table:style-name="表22.B2" office:value-type="string">
            <text:p text:style-name="P32">Required property. <text:span text:style-name="T2">IP address version</text:span> is set to a value.</text:p>
          </table:table-cell>
        </table:table-row>
        <table:table-row>
          <table:table-cell table:style-name="表22.A2" office:value-type="string">
            <text:p text:style-name="P37">ipAddress.scope</text:p>
          </table:table-cell>
          <table:table-cell table:style-name="表22.B2" office:value-type="string">
            <text:p text:style-name="P32">Required property. <text:span text:style-name="T2">IP address scope </text:span>is set to a value.</text:p>
          </table:table-cell>
        </table:table-row>
        <table:table-row>
          <table:table-cell table:style-name="表22.A2" office:value-type="string">
            <text:p text:style-name="P37">ipAddress</text:p>
          </table:table-cell>
          <table:table-cell table:style-name="表22.B2" office:value-type="string">
            <text:p text:style-name="P32">Required property. <text:span text:style-name="T2">IP address String </text:span>is set to a <text:soft-page-break/>value.</text:p>
          </table:table-cell>
        </table:table-row>
        <table:table-row>
          <table:table-cell table:style-name="表22.A2" office:value-type="string">
            <text:p text:style-name="Table_20_Contents">subnetmask.length</text:p>
          </table:table-cell>
          <table:table-cell table:style-name="表22.B2" office:value-type="string">
            <text:p text:style-name="P32">Required property. <text:span text:style-name="T2">subnet mask length of the </text:span><text:span text:style-name="T2">required properties IPv4, or IPv6 prefix length</text:span> is set to a value.</text:p>
          </table:table-cell>
        </table:table-row>
        <table:table-row>
          <table:table-cell table:style-name="表22.A2" office:value-type="string">
            <text:p text:style-name="P38">networkAdapter.pid</text:p>
          </table:table-cell>
          <table:table-cell table:style-name="表22.B2" office:value-type="string">
            <text:p text:style-name="P32">Required property. <text:span text:style-name="T2">Service ID of the </text:span><text:span text:style-name="T16">NetworkAdapter</text:span><text:span text:style-name="T2"> service corresponding to the network interface</text:span> binding this IP address is set to a value.</text:p>
          </table:table-cell>
        </table:table-row>
      </table:table>
      <text:p text:style-name="P34"/>
      <text:p text:style-name="P21"><text:span text:style-name="T19">NetworkAddress</text:span> service is registered with the service repository for each available IP address. </text:p>
      <text:p text:style-name="P21">When associated IP addresses are deled, or the network interface to which the IP address is bound becomes unavailable, the <text:span text:style-name="T19">NetworkAddress</text:span> service is unregistered. When the associated IP address changes, <text:span text:style-name="T19">NetworkAddress</text:span> service is updated. The user bundle can detect the change of IP address by monitoring the registration or unregistering, updating of <text:span text:style-name="T19">NetworkAddress</text:span> service.</text:p>
      <text:p text:style-name="P21">Because IP addresses are bound to the network interface, if any, Service PID of the associated <text:span text:style-name="T19">NetworkAdapter</text:span> service and its network interface type are set to service property. </text:p>
      <text:p text:style-name="P21"><text:span text:style-name="T19">NetworkAdapter</text:span> service MUST be registered after the all associated <text:span text:style-name="T19">NetworkAddress</text:span> services are registered. On the other hand, when unregistering services, after associated <text:span text:style-name="T19">NetworkAdapter</text:span> service is unregistered, <text:span text:style-name="T19">NetworkAddress</text:span> of all related services are unregistered..</text:p>
      <text:p text:style-name="P22"/>
      <text:h text:style-name="Heading_20_2" text:outline-level="2"><text:span text:style-name="T18">N</text:span>etwork <text:span text:style-name="T18">adapter</text:span> type,<text:span text:style-name="T18"> IP address version and IP address scope</text:span></text:h>
      <text:h text:style-name="Heading_20_3" text:outline-level="3"><text:span text:style-name="T18">N</text:span>etwork <text:span text:style-name="T18">adapter</text:span> type</text:h>
      <text:p text:style-name="P21">Identifying the network interface is possible by using the network interface name. </text:p>
      <text:p text:style-name="P21">However, since the network interface name is an identifier that is dependent on the operating system, if network interface name is used as identifier, user bundles must be implemented to be aware of the operating system. Therefore, in this specification, “network interface type” which is independent of the operating system, is used to identify the network interface. The network interface type string of “LAN” and “WAN” are defined in this specification. This specification allows that Network Adapter type other than “LAN” and “WAN” can be defined by the platform provider in each environment. It may be provided by the platform provider on which Network Interface Information Service bundle is running. Network interface type “LAN” indicates the network interface connects to a local area network. Network interface type “WAN” indicates the network interface connects to an external network (i.e. Internet). If a bundle wants to obtain the information of the network interface connected to the Internet, the bundle is able to get it by obtaining <text:span text:style-name="T19">NetworkAdapter</text:span> service which sets "SERVICE_NETWORKADAPTER_TYPE = WAN" to service property from the service repository.</text:p>
      <text:p text:style-name="P21"/>
      <text:p text:style-name="P21"/>
      <text:p text:style-name="P33">Table 4. Network Adapter Type</text:p>
      <table:table table:name="表15" table:style-name="表15">
        <table:table-column table:style-name="表15.A"/>
        <table:table-column table:style-name="表15.B"/>
        <text:soft-page-break/>
        <table:table-row>
          <table:table-cell table:style-name="表15.A1" office:value-type="string">
            <text:p text:style-name="P37">Network Interface Type</text:p>
          </table:table-cell>
          <table:table-cell table:style-name="表15.B1" office:value-type="string">
            <text:p text:style-name="P37">Description</text:p>
          </table:table-cell>
        </table:table-row>
        <table:table-row>
          <table:table-cell table:style-name="表15.A2" office:value-type="string">
            <text:p text:style-name="P23">LAN</text:p>
          </table:table-cell>
          <table:table-cell table:style-name="表15.B2" office:value-type="string">
            <text:p text:style-name="P24">The network interface to connect to a local area network.</text:p>
          </table:table-cell>
        </table:table-row>
        <table:table-row>
          <table:table-cell table:style-name="表15.A2" office:value-type="string">
            <text:p text:style-name="P23">WAN</text:p>
          </table:table-cell>
          <table:table-cell table:style-name="表15.B2" office:value-type="string">
            <text:p text:style-name="P24">The network interface to connect to an external network (i.e. Internet).</text:p>
          </table:table-cell>
        </table:table-row>
      </table:table>
      <text:p text:style-name="P21"/>
      <text:h text:style-name="Heading_20_3" text:outline-level="3">IP address <text:span text:style-name="T18">version and IP address scope</text:span></text:h>
      <text:p text:style-name="P28">This specification defines “IP address version” and “IP address scope” as IP address version and IP address scope to be narrowed <text:s/>down the IP address by user bunde as follows.</text:p>
      <text:p text:style-name="P33">Table 5. IP Address Version</text:p>
      <table:table table:name="表23" table:style-name="表23">
        <table:table-column table:style-name="表23.A"/>
        <table:table-column table:style-name="表23.B"/>
        <table:table-row>
          <table:table-cell table:style-name="表23.A1" office:value-type="string">
            <text:p text:style-name="P37">IP Address Version</text:p>
          </table:table-cell>
          <table:table-cell table:style-name="表23.B1" office:value-type="string">
            <text:p text:style-name="P37">Description</text:p>
          </table:table-cell>
        </table:table-row>
        <table:table-row>
          <table:table-cell table:style-name="表23.A2" office:value-type="string">
            <text:p text:style-name="P24">IPV4</text:p>
          </table:table-cell>
          <table:table-cell table:style-name="表23.B2" office:value-type="string">
            <text:p text:style-name="P24">IP address <text:span text:style-name="T18">version</text:span> which means IPv4 address.</text:p>
          </table:table-cell>
        </table:table-row>
        <table:table-row>
          <table:table-cell table:style-name="表23.A2" office:value-type="string">
            <text:p text:style-name="P24">IPV6</text:p>
          </table:table-cell>
          <table:table-cell table:style-name="表23.B2" office:value-type="string">
            <text:p text:style-name="P24">IP address <text:span text:style-name="T18">version</text:span> which means IPv<text:span text:style-name="T18">6</text:span> address.</text:p>
          </table:table-cell>
        </table:table-row>
      </table:table>
      <text:p text:style-name="P28"/>
      <text:p text:style-name="P33">Table 6. IP Address Scope (T.B.D)</text:p>
      <table:table table:name="表2" table:style-name="表2">
        <table:table-column table:style-name="表2.A"/>
        <table:table-column table:style-name="表2.B"/>
        <table:table-row>
          <table:table-cell table:style-name="表2.A1" office:value-type="string">
            <text:p text:style-name="P37">IP Address Scope</text:p>
          </table:table-cell>
          <table:table-cell table:style-name="表2.B1" office:value-type="string">
            <text:p text:style-name="P37">Description</text:p>
          </table:table-cell>
        </table:table-row>
        <table:table-row>
          <table:table-cell table:style-name="表2.A2" office:value-type="string">
            <text:p text:style-name="P24">GLOBAL</text:p>
          </table:table-cell>
          <table:table-cell table:style-name="表2.B2" office:value-type="string">
            <text:p text:style-name="P24">IP address <text:span text:style-name="T18">scope </text:span>which means global address.</text:p>
          </table:table-cell>
        </table:table-row>
        <table:table-row>
          <table:table-cell table:style-name="表2.A2" office:value-type="string">
            <text:p text:style-name="P24">PRIVATE<text:span text:style-name="T18">_USE</text:span></text:p>
          </table:table-cell>
          <table:table-cell table:style-name="表2.B2" office:value-type="string">
            <text:p text:style-name="P24">IP address <text:span text:style-name="T18">scope</text:span> which means <text:span text:style-name="T18">private</text:span> address.</text:p>
          </table:table-cell>
        </table:table-row>
        <table:table-row>
          <table:table-cell table:style-name="表2.A2" office:value-type="string">
            <text:p text:style-name="P24">LOOPBACK</text:p>
          </table:table-cell>
          <table:table-cell table:style-name="表2.B2" office:value-type="string">
            <text:p text:style-name="P24">IP address <text:span text:style-name="T18">scope</text:span> which means <text:span text:style-name="T18">loopback</text:span> address.</text:p>
          </table:table-cell>
        </table:table-row>
        <table:table-row>
          <table:table-cell table:style-name="表2.A2" office:value-type="string">
            <text:p text:style-name="P24">LINKLOCAL</text:p>
          </table:table-cell>
          <table:table-cell table:style-name="表2.B2" office:value-type="string">
            <text:p text:style-name="P24">IP address <text:span text:style-name="T18">scope</text:span> which means <text:span text:style-name="T18">linklocal</text:span> address.</text:p>
          </table:table-cell>
        </table:table-row>
        <table:table-row>
          <table:table-cell table:style-name="表2.A2" office:value-type="string">
            <text:p text:style-name="P24"><text:span text:style-name="T18">UNIQUE_</text:span>LOCAL</text:p>
          </table:table-cell>
          <table:table-cell table:style-name="表2.B2" office:value-type="string">
            <text:p text:style-name="P24">IP address <text:span text:style-name="T18">scope</text:span> which means <text:span text:style-name="T18">unique-local</text:span> address.</text:p>
          </table:table-cell>
        </table:table-row>
        <table:table-row>
          <table:table-cell table:style-name="表2.A2" office:value-type="string">
            <text:p text:style-name="P23">UNSPECIFIED</text:p>
          </table:table-cell>
          <table:table-cell table:style-name="表2.B2" office:value-type="string">
            <text:p text:style-name="P24">IP address <text:span text:style-name="T18">scope</text:span> which means <text:span text:style-name="T26">the absence of an address.</text:span></text:p>
          </table:table-cell>
        </table:table-row>
      </table:table>
      <text:p text:style-name="Body"><text:span text:style-name="T18">If a bundle which wants to check </text:span><text:span text:style-name="T5">for an IP address of the IPv4 global, the bundle is able to confirm by obtaining </text:span><text:span text:style-name="T8">NetworkAddress</text:span><text:span text:style-name="T5"> service which sets "SERVICE_IPADDRESS_VERSION = IPV4" and "SERVICE_IPADDRESS_SCOPE = GLOBAL" to service property from <text:s/>service repository.</text:span></text:p>
      <text:p text:style-name="P24"/>
      <text:p text:style-name="P24"/>
      <text:p text:style-name="P24"/>
      <text:p text:style-name="P24"/>
      <text:h text:style-name="P103" text:outline-level="1"><text:soft-page-break/>Data Transfer Objects</text:h>
      <text:p text:style-name="P47">This RFC will not provide Data Transfer Objects.</text:p>
      <text:p text:style-name="P48"/>
      <text:h text:style-name="P103" text:outline-level="1">Javadoc</text:h>
      <text:section text:style-name="Sect1" text:name="JavaDoc" text:protected="true">
        <text:section-source xlink:href="../javadoc.rtf" text:filter-name="Rich Text Format"/>
        <text:p text:style-name="Text_20_body"/>
      </text:section>
      <text:section text:style-name="Sect1" text:name="セクション1" text:protected="true">
        <text:section-source xlink:href="../rtf.rtf" text:filter-name="Rich Text Format"/>
        <text:p text:style-name="P110">OSGi Javadoc</text:p>
        <text:p text:style-name="P72">14/07/04 18:59</text:p>
        <table:table table:name="表4" table:style-name="表4">
          <table:table-column table:style-name="表4.A"/>
          <table:table-column table:style-name="表4.B"/>
          <table:table-column table:style-name="表4.C"/>
          <table:table-row table:style-name="表4.1">
            <table:table-cell table:style-name="表4.A1" table:number-columns-spanned="2" office:value-type="string">
              <text:p text:style-name="P74"><text:span text:style-name="Summary_20_Heading_20_Font">Package Summary</text:span></text:p>
            </table:table-cell>
            <table:covered-table-cell/>
            <table:table-cell table:style-name="表4.A1" office:value-type="string">
              <text:p text:style-name="P75"><text:span text:style-name="Page_20_Reference_20_Font"><text:span text:style-name="T33">Page</text:span></text:span></text:p>
            </table:table-cell>
          </table:table-row>
          <table:table-row table:style-name="表4.1">
            <table:table-cell table:style-name="表4.A2" office:value-type="string">
              <text:p text:style-name="P76"><text:a xlink:type="simple" xlink:href="#r2"><text:span text:style-name="T34">org.osgi.service.networkadapter</text:span></text:a></text:p>
            </table:table-cell>
            <table:table-cell table:style-name="表4.A2" office:value-type="string">
              <text:p text:style-name="P64"><text:s/></text:p>
            </table:table-cell>
            <table:table-cell table:style-name="表4.A2" office:value-type="string">
              <text:p text:style-name="P75"><text:span text:style-name="Page_20_Reference_20_Font"><text:bookmark-ref text:reference-format="page" text:ref-name="r2">19</text:bookmark-ref></text:span></text:p>
            </table:table-cell>
          </table:table-row>
        </table:table>
        <text:p text:style-name="P111"><text:bookmark text:name="r2"/>Package org.osgi.service.networkadapter</text:p>
        <table:table table:name="表6" table:style-name="表6">
          <table:table-column table:style-name="表6.A"/>
          <table:table-column table:style-name="表6.B"/>
          <table:table-column table:style-name="表6.C"/>
          <table:table-row table:style-name="表6.1">
            <table:table-cell table:style-name="表6.A1" table:number-columns-spanned="2" office:value-type="string">
              <text:p text:style-name="P79"><text:span text:style-name="Summary_20_Heading_20_Font1">Interface Summary</text:span></text:p>
            </table:table-cell>
            <table:covered-table-cell/>
            <table:table-cell table:style-name="表6.A1" office:value-type="string">
              <text:p text:style-name="P80"><text:span text:style-name="Page_20_Reference_20_Font"><text:span text:style-name="T27">Page</text:span></text:span></text:p>
            </table:table-cell>
          </table:table-row>
          <table:table-row table:style-name="表6.1">
            <table:table-cell table:style-name="表6.A2" office:value-type="string">
              <text:p text:style-name="P76"><text:a xlink:type="simple" xlink:href="#r26"><text:span text:style-name="Zeichenformat"><text:span text:style-name="T29">NetworkAdapter</text:span></text:span></text:a></text:p>
            </table:table-cell>
            <table:table-cell table:style-name="表6.A2" office:value-type="string">
              <text:p text:style-name="P77"><text:span text:style-name="Zeichenformat">NetworkAdapter is an interface that provides information about single network interfaces provided by the execution environment.</text:span></text:p>
            </table:table-cell>
            <table:table-cell table:style-name="表6.A2" office:value-type="string">
              <text:p text:style-name="P78"><text:span text:style-name="Page_20_Reference_20_Font"><text:span text:style-name="T28"><text:bookmark-ref text:reference-format="page" text:ref-name="r26">20</text:bookmark-ref></text:span></text:span></text:p>
            </table:table-cell>
          </table:table-row>
          <table:table-row table:style-name="表6.1">
            <table:table-cell table:style-name="表6.A3" office:value-type="string">
              <text:p text:style-name="P76"><text:a xlink:type="simple" xlink:href="#r51"><text:span text:style-name="Zeichenformat"><text:span text:style-name="T29">NetworkAddress</text:span></text:span></text:a></text:p>
            </table:table-cell>
            <table:table-cell table:style-name="表6.A3" office:value-type="string">
              <text:p text:style-name="P77"><text:span text:style-name="Zeichenformat">This interface represents an IP address information.</text:span></text:p>
            </table:table-cell>
            <table:table-cell table:style-name="表6.A3" office:value-type="string">
              <text:p text:style-name="P78"><text:span text:style-name="Page_20_Reference_20_Font"><text:span text:style-name="T28"><text:bookmark-ref text:reference-format="page" text:ref-name="r51">27</text:bookmark-ref></text:span></text:span></text:p>
            </table:table-cell>
          </table:table-row>
        </table:table>
        <text:p text:style-name="P112"><text:bookmark text:name="r26"/>Interface NetworkAdapter</text:p>
        <text:p text:style-name="P81"><text:a xlink:type="simple" xlink:href="#r2"><text:span text:style-name="T35">org.osgi.service.networkadapter</text:span></text:a></text:p>
        <text:p text:style-name="P82"/>
        <text:p text:style-name="P83"><text:span text:style-name="Code2">public interface </text:span><text:span text:style-name="Code2"><text:span text:style-name="T33">NetworkAdapter</text:span></text:span></text:p>
        <text:p text:style-name="P84">NetworkAdapter is an interface that provides information about single network interfaces provided by the execution environment.</text:p>
        <text:p text:style-name="P84">If multiple network interfaces are present, NetworkAdapter Services that correspond to each network interface must be registered. Network interface information service is set the following information as service property.</text:p>
        <text:list xml:id="list5314835185352952745" text:style-name="RTF_5f_Num_20_2">
          <text:list-item>
            <text:p text:style-name="P68"><text:a xlink:type="simple" xlink:href="#r3"><text:span text:style-name="Code2"><text:span text:style-name="T36">NETWORKADAPTER_TYPE</text:span></text:span></text:a><text:span text:style-name="Default_20_Paragraph_20_Font"><text:span text:style-name="T12"> : Network Adapter Type</text:span></text:span></text:p>
          </text:list-item>
          <text:list-item>
            <text:p text:style-name="P68"><text:a xlink:type="simple" xlink:href="#r4"><text:span text:style-name="Code2"><text:span text:style-name="T36">NETWORKADAPTER_DISPLAYNAME</text:span></text:span></text:a><text:span text:style-name="Default_20_Paragraph_20_Font"><text:span text:style-name="T12"> : Network Interface Display Name</text:span></text:span></text:p>
          </text:list-item>
          <text:list-item>
            <text:p text:style-name="P68"><text:a xlink:type="simple" xlink:href="#r5"><text:span text:style-name="Code2"><text:span text:style-name="T36">NETWORKADAPTER_NAME</text:span></text:span></text:a><text:span text:style-name="Default_20_Paragraph_20_Font"><text:span text:style-name="T12"> : Network Interface Name</text:span></text:span></text:p>
          </text:list-item>
          <text:list-item>
            <text:p text:style-name="P68"><text:a xlink:type="simple" xlink:href="#r6"><text:span text:style-name="Code2"><text:span text:style-name="T36">NETWORKADAPTER_HARDWAREADDRESS</text:span></text:span></text:a><text:span text:style-name="Default_20_Paragraph_20_Font"><text:span text:style-name="T12"> : Hardware Address</text:span></text:span></text:p>
          </text:list-item>
          <text:list-item>
            <text:p text:style-name="P68"><text:a xlink:type="simple" xlink:href="#r7"><text:span text:style-name="Code2"><text:span text:style-name="T36">NETWORKADAPTER_IS_UP</text:span></text:span></text:a><text:span text:style-name="Default_20_Paragraph_20_Font"><text:span text:style-name="T12"> : Running status of Network Interface</text:span></text:span></text:p>
          </text:list-item>
          <text:list-item>
            <text:p text:style-name="P68"><text:a xlink:type="simple" xlink:href="#r8"><text:span text:style-name="Code2"><text:span text:style-name="T36">NETWORKADAPTER_IS_LOOPBACK</text:span></text:span></text:a><text:span text:style-name="Default_20_Paragraph_20_Font"><text:span text:style-name="T12"> : To check loopback interface</text:span></text:span></text:p>
          </text:list-item>
          <text:list-item>
            <text:p text:style-name="P68"><text:a xlink:type="simple" xlink:href="#r9"><text:span text:style-name="Code2"><text:span text:style-name="T36">NETWORKADAPTER_IS_POINTTOPOINT</text:span></text:span></text:a><text:span text:style-name="Default_20_Paragraph_20_Font"><text:span text:style-name="T12"> : To check point to point interface</text:span></text:span></text:p>
          </text:list-item>
          <text:list-item>
            <text:p text:style-name="P68"><text:a xlink:type="simple" xlink:href="#r10"><text:span text:style-name="Code2"><text:span text:style-name="T36">NETWORKADAPTER_IS_VIRTUAL</text:span></text:span></text:a><text:span text:style-name="Default_20_Paragraph_20_Font"><text:span text:style-name="T12"> : To check virtual interface</text:span></text:span></text:p>
          </text:list-item>
          <text:list-item>
            <text:p text:style-name="P68"><text:a xlink:type="simple" xlink:href="#r11"><text:span text:style-name="Code2"><text:span text:style-name="T36">NETWORKADAPTER_SUPPORTS_MULTICAST</text:span></text:span></text:a><text:span text:style-name="Default_20_Paragraph_20_Font"><text:span text:style-name="T12"> : To check supports multicasting</text:span></text:span></text:p>
          </text:list-item>
          <text:list-item>
            <text:p text:style-name="P68"><text:a xlink:type="simple" xlink:href="#r12"><text:span text:style-name="Code2"><text:span text:style-name="T36">NETWORKADAPTER_PARENT</text:span></text:span></text:a><text:span text:style-name="Default_20_Paragraph_20_Font"><text:span text:style-name="T12"> : The PID of parent Network Interface</text:span></text:span></text:p>
          </text:list-item>
          <text:list-item>
            <text:p text:style-name="P70"><text:a xlink:type="simple" xlink:href="#r13"><text:span text:style-name="Code2"><text:span text:style-name="T36">NETWORKADAPTER_SUBINTERFACE</text:span></text:span></text:a><text:span text:style-name="Default_20_Paragraph_20_Font"><text:span text:style-name="T12"> : The PID of sub Network Interface</text:span></text:span></text:p>
          </text:list-item>
        </text:list>
        <text:p text:style-name="P84">When a network interface becomes available, NetworkAdapter service associated with the network interface is registered with the service repository. If the network interface becomes unavailable, the corresponding NetworkAdapter service is unregistered.</text:p>
        <text:p text:style-name="P66">When the attribute values of the network interface are set to the service property changes, NetworkAdapter service is updated. NetworkAdapter interface provides a method corresponding to java.net.NetworkInterface in order to provide information on the associated network interface. However, this interface method does not support the Static method. In addition, because NetworkInterface object or InetAddress object is registered in the service repository as NetworkAdapter and NetworkAdress, the NetworkAdapter interface does not provide a method to get those objects. NetworkAdapter provides a method to retrieve the value of an attribute of a network interface.</text:p>
        <text:p text:style-name="P85"/>
        <table:table table:name="表7" table:style-name="表7">
          <table:table-column table:style-name="表7.A"/>
          <table:table-column table:style-name="表7.B"/>
          <table:table-column table:style-name="表7.C"/>
          <table:table-row table:style-name="表7.1">
            <table:table-cell table:style-name="表7.A1" table:number-columns-spanned="2" office:value-type="string">
              <text:p text:style-name="P86"><text:span text:style-name="Summary_20_Heading_20_Font2"><text:span text:style-name="T4">Field Summary</text:span></text:span></text:p>
            </table:table-cell>
            <table:covered-table-cell/>
            <table:table-cell table:style-name="表7.A1" office:value-type="string">
              <text:p text:style-name="P87"><text:span text:style-name="Page_20_Reference_20_Font"><text:span text:style-name="T13">Page</text:span></text:span></text:p>
            </table:table-cell>
          </table:table-row>
          <table:table-row table:style-name="表7.1">
            <table:table-cell table:style-name="表7.A2" office:value-type="string">
              <text:p text:style-name="P88"><text:span text:style-name="Code_20_Small1"><text:span text:style-name="T4">String</text:span></text:span></text:p>
            </table:table-cell>
            <table:table-cell table:style-name="表7.A2" office:value-type="string">
              <text:p text:style-name="P91"><text:a xlink:type="simple" xlink:href="#r15"><text:span text:style-name="Code2"><text:span text:style-name="T37">LAN</text:span></text:span></text:a></text:p>
              <text:p text:style-name="P92">The string of networkadapter type which means the network interface to connect to a local area network.</text:p>
            </table:table-cell>
            <table:table-cell table:style-name="表7.C2" office:value-type="string">
              <text:p text:style-name="P89"><text:span text:style-name="Page_20_Reference_20_Font"><text:span text:style-name="T4"><text:bookmark-ref text:reference-format="page" text:ref-name="r15">23</text:bookmark-ref></text:span></text:span></text:p>
            </table:table-cell>
          </table:table-row>
          <table:table-row table:style-name="表7.1">
            <table:table-cell table:style-name="表7.A3" office:value-type="string">
              <text:p text:style-name="P88"><text:span text:style-name="Code_20_Small1"><text:span text:style-name="T4">String</text:span></text:span></text:p>
            </table:table-cell>
            <table:table-cell table:style-name="表7.A3" office:value-type="string">
              <text:p text:style-name="P91"><text:a xlink:type="simple" xlink:href="#r4"><text:span text:style-name="Code2"><text:span text:style-name="T37">NETWORKADAPTER_DISPLAYNAME</text:span></text:span></text:a></text:p>
              <text:p text:style-name="P92">The key string of "networkAdapter.displayName" service property.</text:p>
            </table:table-cell>
            <table:table-cell table:style-name="表7.C3" office:value-type="string">
              <text:p text:style-name="P89"><text:span text:style-name="Page_20_Reference_20_Font"><text:span text:style-name="T4"><text:bookmark-ref text:reference-format="page" text:ref-name="r4">21</text:bookmark-ref></text:span></text:span></text:p>
            </table:table-cell>
          </table:table-row>
          <table:table-row table:style-name="表7.1">
            <table:table-cell table:style-name="表7.A3" office:value-type="string">
              <text:p text:style-name="P88"><text:span text:style-name="Code_20_Small1"><text:span text:style-name="T4">String</text:span></text:span></text:p>
            </table:table-cell>
            <table:table-cell table:style-name="表7.A3" office:value-type="string">
              <text:p text:style-name="P91"><text:a xlink:type="simple" xlink:href="#r6"><text:span text:style-name="Code2"><text:span text:style-name="T37">NETWORKADAPTER_HARDWAREADDRESS</text:span></text:span></text:a></text:p>
              <text:p text:style-name="P92">The key string of "networkAdapter.hardwareAddress" service property.</text:p>
            </table:table-cell>
            <table:table-cell table:style-name="表7.C3" office:value-type="string">
              <text:p text:style-name="P89"><text:span text:style-name="Page_20_Reference_20_Font"><text:span text:style-name="T4"><text:bookmark-ref text:reference-format="page" text:ref-name="r6">22</text:bookmark-ref></text:span></text:span></text:p>
            </table:table-cell>
          </table:table-row>
          <table:table-row table:style-name="表7.1">
            <table:table-cell table:style-name="表7.A3" office:value-type="string">
              <text:p text:style-name="P88"><text:span text:style-name="Code_20_Small1"><text:span text:style-name="T4">String</text:span></text:span></text:p>
            </table:table-cell>
            <table:table-cell table:style-name="表7.A3" office:value-type="string">
              <text:p text:style-name="P91"><text:a xlink:type="simple" xlink:href="#r8"><text:span text:style-name="Code2"><text:span text:style-name="T37">NETWORKADAPTER_IS_LOOPBACK</text:span></text:span></text:a></text:p>
              <text:p text:style-name="P92">The key string of "networkAdapter.isLoopback" service property.</text:p>
            </table:table-cell>
            <table:table-cell table:style-name="表7.C3" office:value-type="string">
              <text:p text:style-name="P89"><text:span text:style-name="Page_20_Reference_20_Font"><text:span text:style-name="T4"><text:bookmark-ref text:reference-format="page" text:ref-name="r8">22</text:bookmark-ref></text:span></text:span></text:p>
            </table:table-cell>
          </table:table-row>
          <table:table-row table:style-name="表7.1">
            <table:table-cell table:style-name="表7.A3" office:value-type="string">
              <text:p text:style-name="P88"><text:span text:style-name="Code_20_Small1"><text:span text:style-name="T4">String</text:span></text:span></text:p>
            </table:table-cell>
            <table:table-cell table:style-name="表7.A3" office:value-type="string">
              <text:p text:style-name="P91"><text:a xlink:type="simple" xlink:href="#r9"><text:span text:style-name="Code2"><text:span text:style-name="T37">NETWORKADAPTER_IS_POINTTOPOINT</text:span></text:span></text:a></text:p>
              <text:p text:style-name="P92">The key string of "networkAdapter.isPointToPoint" service property.</text:p>
            </table:table-cell>
            <table:table-cell table:style-name="表7.C3" office:value-type="string">
              <text:p text:style-name="P89"><text:span text:style-name="Page_20_Reference_20_Font"><text:span text:style-name="T4"><text:bookmark-ref text:reference-format="page" text:ref-name="r9">22</text:bookmark-ref></text:span></text:span></text:p>
            </table:table-cell>
          </table:table-row>
          <table:table-row table:style-name="表7.1">
            <table:table-cell table:style-name="表7.A3" office:value-type="string">
              <text:p text:style-name="P88"><text:span text:style-name="Code_20_Small1"><text:span text:style-name="T4">String</text:span></text:span></text:p>
            </table:table-cell>
            <table:table-cell table:style-name="表7.A3" office:value-type="string">
              <text:p text:style-name="P91"><text:a xlink:type="simple" xlink:href="#r7"><text:span text:style-name="Code2"><text:span text:style-name="T37">NETWORKADAPTER_IS_UP</text:span></text:span></text:a></text:p>
              <text:p text:style-name="P92">The key string of "networkAdapter.isUp" service property.</text:p>
            </table:table-cell>
            <table:table-cell table:style-name="表7.C3" office:value-type="string">
              <text:p text:style-name="P89"><text:span text:style-name="Page_20_Reference_20_Font"><text:span text:style-name="T4"><text:bookmark-ref text:reference-format="page" text:ref-name="r7">22</text:bookmark-ref></text:span></text:span></text:p>
            </table:table-cell>
          </table:table-row>
          <table:table-row table:style-name="表7.1">
            <table:table-cell table:style-name="表7.A3" office:value-type="string">
              <text:p text:style-name="P88"><text:span text:style-name="Code_20_Small1"><text:span text:style-name="T4">String</text:span></text:span></text:p>
            </table:table-cell>
            <table:table-cell table:style-name="表7.A3" office:value-type="string">
              <text:p text:style-name="P91"><text:a xlink:type="simple" xlink:href="#r10"><text:span text:style-name="Code2"><text:span text:style-name="T37">NETWORKADAPTER_IS_VIRTUAL</text:span></text:span></text:a></text:p>
              <text:p text:style-name="P92">The key string of "networkAdapter.isVirtual" service property.</text:p>
            </table:table-cell>
            <table:table-cell table:style-name="表7.C3" office:value-type="string">
              <text:p text:style-name="P89"><text:span text:style-name="Page_20_Reference_20_Font"><text:span text:style-name="T4"><text:bookmark-ref text:reference-format="page" text:ref-name="r10">22</text:bookmark-ref></text:span></text:span></text:p>
            </table:table-cell>
          </table:table-row>
          <table:table-row table:style-name="表7.1">
            <table:table-cell table:style-name="表7.A3" office:value-type="string">
              <text:p text:style-name="P88"><text:span text:style-name="Code_20_Small1"><text:span text:style-name="T4">String</text:span></text:span></text:p>
            </table:table-cell>
            <table:table-cell table:style-name="表7.A3" office:value-type="string">
              <text:p text:style-name="P91"><text:a xlink:type="simple" xlink:href="#r5"><text:span text:style-name="Code2"><text:span text:style-name="T37">NETWORKADAPTER_NAME</text:span></text:span></text:a></text:p>
              <text:p text:style-name="P92">The key string of "networkAdapter.name" service property.</text:p>
            </table:table-cell>
            <table:table-cell table:style-name="表7.C3" office:value-type="string">
              <text:p text:style-name="P89"><text:span text:style-name="Page_20_Reference_20_Font"><text:span text:style-name="T4"><text:bookmark-ref text:reference-format="page" text:ref-name="r5">22</text:bookmark-ref></text:span></text:span></text:p>
            </table:table-cell>
          </table:table-row>
          <text:soft-page-break/>
          <table:table-row table:style-name="表7.1">
            <table:table-cell table:style-name="表7.A3" office:value-type="string">
              <text:p text:style-name="P88"><text:span text:style-name="Code_20_Small1"><text:span text:style-name="T4">String</text:span></text:span></text:p>
            </table:table-cell>
            <table:table-cell table:style-name="表7.A3" office:value-type="string">
              <text:p text:style-name="P91"><text:a xlink:type="simple" xlink:href="#r12"><text:span text:style-name="Code2"><text:span text:style-name="T37">NETWORKADAPTER_PARENT</text:span></text:span></text:a></text:p>
              <text:p text:style-name="P92">The key string of "networkAdapter.parent" service property.</text:p>
            </table:table-cell>
            <table:table-cell table:style-name="表7.C3" office:value-type="string">
              <text:p text:style-name="P89"><text:span text:style-name="Page_20_Reference_20_Font"><text:span text:style-name="T4"><text:bookmark-ref text:reference-format="page" text:ref-name="r12">23</text:bookmark-ref></text:span></text:span></text:p>
            </table:table-cell>
          </table:table-row>
          <table:table-row table:style-name="表7.1">
            <table:table-cell table:style-name="表7.A3" office:value-type="string">
              <text:p text:style-name="P88"><text:span text:style-name="Code_20_Small1"><text:span text:style-name="T4">String</text:span></text:span></text:p>
            </table:table-cell>
            <table:table-cell table:style-name="表7.A3" office:value-type="string">
              <text:p text:style-name="P91"><text:a xlink:type="simple" xlink:href="#r13"><text:span text:style-name="Code2"><text:span text:style-name="T37">NETWORKADAPTER_SUBINTERFACE</text:span></text:span></text:a></text:p>
              <text:p text:style-name="P92">The key string of "networkAdapter.subInterface" service property.</text:p>
            </table:table-cell>
            <table:table-cell table:style-name="表7.C3" office:value-type="string">
              <text:p text:style-name="P89"><text:span text:style-name="Page_20_Reference_20_Font"><text:span text:style-name="T4"><text:bookmark-ref text:reference-format="page" text:ref-name="r13">23</text:bookmark-ref></text:span></text:span></text:p>
            </table:table-cell>
          </table:table-row>
          <table:table-row table:style-name="表7.1">
            <table:table-cell table:style-name="表7.A3" office:value-type="string">
              <text:p text:style-name="P88"><text:span text:style-name="Code_20_Small1"><text:span text:style-name="T4">String</text:span></text:span></text:p>
            </table:table-cell>
            <table:table-cell table:style-name="表7.A3" office:value-type="string">
              <text:p text:style-name="P91"><text:a xlink:type="simple" xlink:href="#r11"><text:span text:style-name="Code2"><text:span text:style-name="T37">NETWORKADAPTER_SUPPORTS_MULTICAST</text:span></text:span></text:a></text:p>
              <text:p text:style-name="P92">The key string of "networkAdapter.supportsMulticast" service property.</text:p>
            </table:table-cell>
            <table:table-cell table:style-name="表7.C3" office:value-type="string">
              <text:p text:style-name="P89"><text:span text:style-name="Page_20_Reference_20_Font"><text:span text:style-name="T4"><text:bookmark-ref text:reference-format="page" text:ref-name="r11">23</text:bookmark-ref></text:span></text:span></text:p>
            </table:table-cell>
          </table:table-row>
          <table:table-row table:style-name="表7.1">
            <table:table-cell table:style-name="表7.A3" office:value-type="string">
              <text:p text:style-name="P88"><text:span text:style-name="Code_20_Small1"><text:span text:style-name="T4">String</text:span></text:span></text:p>
            </table:table-cell>
            <table:table-cell table:style-name="表7.A3" office:value-type="string">
              <text:p text:style-name="P91"><text:a xlink:type="simple" xlink:href="#r3"><text:span text:style-name="Code2"><text:span text:style-name="T37">NETWORKADAPTER_TYPE</text:span></text:span></text:a></text:p>
              <text:p text:style-name="P92">The key string of "networkAdapter.type" service property.</text:p>
            </table:table-cell>
            <table:table-cell table:style-name="表7.C3" office:value-type="string">
              <text:p text:style-name="P89"><text:span text:style-name="Page_20_Reference_20_Font"><text:span text:style-name="T4"><text:bookmark-ref text:reference-format="page" text:ref-name="r3">21</text:bookmark-ref></text:span></text:span></text:p>
            </table:table-cell>
          </table:table-row>
          <table:table-row table:style-name="表7.1">
            <table:table-cell table:style-name="表7.A3" office:value-type="string">
              <text:p text:style-name="P88"><text:span text:style-name="Code_20_Small1"><text:span text:style-name="T4">String</text:span></text:span></text:p>
            </table:table-cell>
            <table:table-cell table:style-name="表7.A3" office:value-type="string">
              <text:p text:style-name="P91"><text:a xlink:type="simple" xlink:href="#r14"><text:span text:style-name="Code2"><text:span text:style-name="T37">WAN</text:span></text:span></text:a></text:p>
              <text:p text:style-name="P92">The string of networkadapter type which means the network interface to connect to an external network (i.e.</text:p>
            </table:table-cell>
            <table:table-cell table:style-name="表7.C3" office:value-type="string">
              <text:p text:style-name="P89"><text:span text:style-name="Page_20_Reference_20_Font"><text:span text:style-name="T4"><text:bookmark-ref text:reference-format="page" text:ref-name="r14">23</text:bookmark-ref></text:span></text:span></text:p>
            </table:table-cell>
          </table:table-row>
        </table:table>
        <text:p text:style-name="P65"/>
        <table:table table:name="表9" table:style-name="表9">
          <table:table-column table:style-name="表9.A"/>
          <table:table-column table:style-name="表9.B"/>
          <table:table-column table:style-name="表9.C"/>
          <table:table-row table:style-name="表9.1">
            <table:table-cell table:style-name="表9.A1" table:number-columns-spanned="2" office:value-type="string">
              <text:p text:style-name="P86"><text:span text:style-name="Summary_20_Heading_20_Font2"><text:span text:style-name="T4">Method Summary</text:span></text:span></text:p>
            </table:table-cell>
            <table:covered-table-cell/>
            <table:table-cell table:style-name="表9.A1" office:value-type="string">
              <text:p text:style-name="P87"><text:span text:style-name="Page_20_Reference_20_Font"><text:span text:style-name="T13">Page</text:span></text:span></text:p>
            </table:table-cell>
          </table:table-row>
          <table:table-row table:style-name="表9.1">
            <table:table-cell table:style-name="表9.A2" office:value-type="string">
              <text:p text:style-name="P88"><text:span text:style-name="Code_20_Small1"><text:span text:style-name="T4">String</text:span></text:span></text:p>
            </table:table-cell>
            <table:table-cell table:style-name="表9.A2" office:value-type="string">
              <text:p text:style-name="P91"><text:a xlink:type="simple" xlink:href="#r17"><text:span text:style-name="Code2"><text:span text:style-name="T37">getDisplayName</text:span></text:span></text:a><text:span text:style-name="Code2"><text:span text:style-name="T4">()</text:span></text:span></text:p>
              <text:p text:style-name="P92">Returns the network interface display name of "networkAdapter.displayname" service property value.</text:p>
            </table:table-cell>
            <table:table-cell table:style-name="表9.C2" office:value-type="string">
              <text:p text:style-name="P89"><text:span text:style-name="Page_20_Reference_20_Font"><text:span text:style-name="T4"><text:bookmark-ref text:reference-format="page" text:ref-name="r17">24</text:bookmark-ref></text:span></text:span></text:p>
            </table:table-cell>
          </table:table-row>
          <table:table-row table:style-name="表9.1">
            <table:table-cell table:style-name="表9.A3" office:value-type="string">
              <text:p text:style-name="P88"><text:span text:style-name="Code_20_Small1"><text:span text:style-name="T4">byte[]</text:span></text:span></text:p>
            </table:table-cell>
            <table:table-cell table:style-name="表9.A3" office:value-type="string">
              <text:p text:style-name="P91"><text:a xlink:type="simple" xlink:href="#r19"><text:span text:style-name="Code2"><text:span text:style-name="T37">getHardwareAddress</text:span></text:span></text:a><text:span text:style-name="Code2"><text:span text:style-name="T4">()</text:span></text:span></text:p>
              <text:p text:style-name="P92">Returns the MAC address of "networkAdapter.hardwareAddress" service property value.</text:p>
            </table:table-cell>
            <table:table-cell table:style-name="表9.C3" office:value-type="string">
              <text:p text:style-name="P89"><text:span text:style-name="Page_20_Reference_20_Font"><text:span text:style-name="T4"><text:bookmark-ref text:reference-format="page" text:ref-name="r19">24</text:bookmark-ref></text:span></text:span></text:p>
            </table:table-cell>
          </table:table-row>
          <table:table-row table:style-name="表9.1">
            <table:table-cell table:style-name="表9.A3" office:value-type="string">
              <text:p text:style-name="P88"><text:span text:style-name="Code_20_Small1"><text:span text:style-name="T4">int</text:span></text:span></text:p>
            </table:table-cell>
            <table:table-cell table:style-name="表9.A3" office:value-type="string">
              <text:p text:style-name="P91"><text:a xlink:type="simple" xlink:href="#r20"><text:span text:style-name="Code2"><text:span text:style-name="T37">getMTU</text:span></text:span></text:a><text:span text:style-name="Code2"><text:span text:style-name="T4">()</text:span></text:span></text:p>
              <text:p text:style-name="P92">Returns the Maximum Transmission Unit (MTU) of this interface.</text:p>
            </table:table-cell>
            <table:table-cell table:style-name="表9.C3" office:value-type="string">
              <text:p text:style-name="P89"><text:span text:style-name="Page_20_Reference_20_Font"><text:span text:style-name="T4"><text:bookmark-ref text:reference-format="page" text:ref-name="r20">24</text:bookmark-ref></text:span></text:span></text:p>
            </table:table-cell>
          </table:table-row>
          <table:table-row table:style-name="表9.1">
            <table:table-cell table:style-name="表9.A3" office:value-type="string">
              <text:p text:style-name="P88"><text:span text:style-name="Code_20_Small1"><text:span text:style-name="T4">String</text:span></text:span></text:p>
            </table:table-cell>
            <table:table-cell table:style-name="表9.A3" office:value-type="string">
              <text:p text:style-name="P91"><text:a xlink:type="simple" xlink:href="#r18"><text:span text:style-name="Code2"><text:span text:style-name="T37">getName</text:span></text:span></text:a><text:span text:style-name="Code2"><text:span text:style-name="T4">()</text:span></text:span></text:p>
              <text:p text:style-name="P92">Returns the network interface name of "networkAdapter.name" service property value.</text:p>
            </table:table-cell>
            <table:table-cell table:style-name="表9.C3" office:value-type="string">
              <text:p text:style-name="P89"><text:span text:style-name="Page_20_Reference_20_Font"><text:span text:style-name="T4"><text:bookmark-ref text:reference-format="page" text:ref-name="r18">24</text:bookmark-ref></text:span></text:span></text:p>
            </table:table-cell>
          </table:table-row>
          <table:table-row table:style-name="表9.1">
            <table:table-cell table:style-name="表9.A3" office:value-type="string">
              <text:p text:style-name="P88"><text:span text:style-name="Code_20_Small1"><text:span text:style-name="T4">String</text:span></text:span></text:p>
            </table:table-cell>
            <table:table-cell table:style-name="表9.A3" office:value-type="string">
              <text:p text:style-name="P91"><text:a xlink:type="simple" xlink:href="#r16"><text:span text:style-name="Code2"><text:span text:style-name="T37">getNetworkAdapterType</text:span></text:span></text:a><text:span text:style-name="Code2"><text:span text:style-name="T4">()</text:span></text:span></text:p>
              <text:p text:style-name="P92">Returns the network interface type of "networkAdapter.type" service property value.</text:p>
            </table:table-cell>
            <table:table-cell table:style-name="表9.C3" office:value-type="string">
              <text:p text:style-name="P89"><text:span text:style-name="Page_20_Reference_20_Font"><text:span text:style-name="T4"><text:bookmark-ref text:reference-format="page" text:ref-name="r16">23</text:bookmark-ref></text:span></text:span></text:p>
            </table:table-cell>
          </table:table-row>
          <table:table-row table:style-name="表9.1">
            <table:table-cell table:style-name="表9.A3" office:value-type="string">
              <text:p text:style-name="P88"><text:span text:style-name="Code_20_Small1"><text:span text:style-name="T4">boolean</text:span></text:span></text:p>
            </table:table-cell>
            <table:table-cell table:style-name="表9.A3" office:value-type="string">
              <text:p text:style-name="P91"><text:a xlink:type="simple" xlink:href="#r21"><text:span text:style-name="Code2"><text:span text:style-name="T37">isLoopback</text:span></text:span></text:a><text:span text:style-name="Code2"><text:span text:style-name="T4">()</text:span></text:span></text:p>
              <text:p text:style-name="P92">Returns whether a network interface is a loopback interface.</text:p>
            </table:table-cell>
            <table:table-cell table:style-name="表9.C3" office:value-type="string">
              <text:p text:style-name="P89"><text:span text:style-name="Page_20_Reference_20_Font"><text:span text:style-name="T4"><text:bookmark-ref text:reference-format="page" text:ref-name="r21">25</text:bookmark-ref></text:span></text:span></text:p>
            </table:table-cell>
          </table:table-row>
          <table:table-row table:style-name="表9.1">
            <table:table-cell table:style-name="表9.A3" office:value-type="string">
              <text:p text:style-name="P88"><text:span text:style-name="Code_20_Small1"><text:span text:style-name="T4">boolean</text:span></text:span></text:p>
            </table:table-cell>
            <table:table-cell table:style-name="表9.A3" office:value-type="string">
              <text:p text:style-name="P91"><text:a xlink:type="simple" xlink:href="#r22"><text:span text:style-name="Code2"><text:span text:style-name="T37">isPointToPoint</text:span></text:span></text:a><text:span text:style-name="Code2"><text:span text:style-name="T4">()</text:span></text:span></text:p>
              <text:p text:style-name="P92">Returns whether a network interface is a point to point interface.</text:p>
            </table:table-cell>
            <table:table-cell table:style-name="表9.C3" office:value-type="string">
              <text:p text:style-name="P89"><text:span text:style-name="Page_20_Reference_20_Font"><text:span text:style-name="T4"><text:bookmark-ref text:reference-format="page" text:ref-name="r22">25</text:bookmark-ref></text:span></text:span></text:p>
            </table:table-cell>
          </table:table-row>
          <table:table-row table:style-name="表9.1">
            <table:table-cell table:style-name="表9.A3" office:value-type="string">
              <text:p text:style-name="P88"><text:span text:style-name="Code_20_Small1"><text:span text:style-name="T4">boolean</text:span></text:span></text:p>
            </table:table-cell>
            <table:table-cell table:style-name="表9.A3" office:value-type="string">
              <text:p text:style-name="P91"><text:a xlink:type="simple" xlink:href="#r23"><text:span text:style-name="Code2"><text:span text:style-name="T37">isUp</text:span></text:span></text:a><text:span text:style-name="Code2"><text:span text:style-name="T4">()</text:span></text:span></text:p>
              <text:p text:style-name="P92">Returns whether a network interface is up and running.</text:p>
            </table:table-cell>
            <table:table-cell table:style-name="表9.C3" office:value-type="string">
              <text:p text:style-name="P89"><text:span text:style-name="Page_20_Reference_20_Font"><text:span text:style-name="T4"><text:bookmark-ref text:reference-format="page" text:ref-name="r23">25</text:bookmark-ref></text:span></text:span></text:p>
            </table:table-cell>
          </table:table-row>
          <table:table-row table:style-name="表9.1">
            <table:table-cell table:style-name="表9.A3" office:value-type="string">
              <text:p text:style-name="P88"><text:span text:style-name="Code_20_Small1"><text:span text:style-name="T4">boolean</text:span></text:span></text:p>
            </table:table-cell>
            <table:table-cell table:style-name="表9.A3" office:value-type="string">
              <text:p text:style-name="P91"><text:a xlink:type="simple" xlink:href="#r24"><text:span text:style-name="Code2"><text:span text:style-name="T37">isVirtual</text:span></text:span></text:a><text:span text:style-name="Code2"><text:span text:style-name="T4">()</text:span></text:span></text:p>
              <text:p text:style-name="P92">Returns whether this interface is a virtual interface (also called subinterface).</text:p>
            </table:table-cell>
            <table:table-cell table:style-name="表9.C3" office:value-type="string">
              <text:p text:style-name="P89"><text:span text:style-name="Page_20_Reference_20_Font"><text:span text:style-name="T4"><text:bookmark-ref text:reference-format="page" text:ref-name="r24">25</text:bookmark-ref></text:span></text:span></text:p>
            </table:table-cell>
          </table:table-row>
          <table:table-row table:style-name="表9.1">
            <table:table-cell table:style-name="表9.A3" office:value-type="string">
              <text:p text:style-name="P88"><text:span text:style-name="Code_20_Small1"><text:span text:style-name="T4">boolean</text:span></text:span></text:p>
            </table:table-cell>
            <table:table-cell table:style-name="表9.A3" office:value-type="string">
              <text:p text:style-name="P91"><text:a xlink:type="simple" xlink:href="#r25"><text:span text:style-name="Code2"><text:span text:style-name="T37">supportsMulticast</text:span></text:span></text:a><text:span text:style-name="Code2"><text:span text:style-name="T4">()</text:span></text:span></text:p>
              <text:p text:style-name="P92">Returns whether a network interface supports multicasting or not.</text:p>
            </table:table-cell>
            <table:table-cell table:style-name="表9.C3" office:value-type="string">
              <text:p text:style-name="P90"><text:span text:style-name="Page_20_Reference_20_Font"><text:span text:style-name="T4"><text:bookmark-ref text:reference-format="page" text:ref-name="r25">26</text:bookmark-ref></text:span></text:span></text:p>
            </table:table-cell>
          </table:table-row>
        </table:table>
        <text:p text:style-name="P114">Field Detail</text:p>
        <text:p text:style-name="P117"><text:bookmark text:name="r3"/>NETWORKADAPTER_TYPE</text:p>
        <text:p text:style-name="P73"><text:span text:style-name="Code2">public static final String </text:span><text:span text:style-name="Code2"><text:span text:style-name="T33">NETWORKADAPTER_TYPE</text:span></text:span><text:span text:style-name="Code2"> = "networkAdapter.type"</text:span></text:p>
        <text:p text:style-name="P93">The key string of "networkAdapter.type" service property.<text:line-break/>Network Interface Type is specified.<text:line-break/></text:p>
        <text:p text:style-name="P95"/>
        <text:p text:style-name="P116"><text:bookmark text:name="r4"/>NETWORKADAPTER_DISPLAYNAME</text:p>
        <text:p text:style-name="P73"><text:span text:style-name="Code2">public static final String </text:span><text:span text:style-name="Code2"><text:span text:style-name="T33">NETWORKADAPTER_DISPLAYNAME</text:span></text:span><text:span text:style-name="Code2"> = "networkAdapter.displayName"</text:span></text:p>
        <text:p text:style-name="P93"><text:soft-page-break/>The key string of "networkAdapter.displayName" service property.<text:line-break/>Network Interface Display Name is specified.<text:line-break/></text:p>
        <text:p text:style-name="P95"/>
        <text:p text:style-name="P116"><text:bookmark text:name="r5"/>NETWORKADAPTER_NAME</text:p>
        <text:p text:style-name="P73"><text:span text:style-name="Code2">public static final String </text:span><text:span text:style-name="Code2"><text:span text:style-name="T33">NETWORKADAPTER_NAME</text:span></text:span><text:span text:style-name="Code2"> = "networkAdapter.name"</text:span></text:p>
        <text:p text:style-name="P93">The key string of "networkAdapter.name" service property.<text:line-break/>Network Interface Name is specified.<text:line-break/></text:p>
        <text:p text:style-name="P95"/>
        <text:p text:style-name="P116"><text:bookmark text:name="r6"/>NETWORKADAPTER_HARDWAREADDRESS</text:p>
        <text:p text:style-name="P73"><text:span text:style-name="Code2">public static final String </text:span><text:span text:style-name="Code2"><text:span text:style-name="T33">NETWORKADAPTER_HARDWAREADDRESS</text:span></text:span><text:span text:style-name="Code2"> = "networkAdapter.hardwareAddress"</text:span></text:p>
        <text:p text:style-name="P93">The key string of "networkAdapter.hardwareAddress" service property.<text:line-break/>Hardware Address is specified.<text:line-break/></text:p>
        <text:p text:style-name="P95"/>
        <text:p text:style-name="P116"><text:bookmark text:name="r7"/>NETWORKADAPTER_IS_UP</text:p>
        <text:p text:style-name="P73"><text:span text:style-name="Code2">public static final String </text:span><text:span text:style-name="Code2"><text:span text:style-name="T33">NETWORKADAPTER_IS_UP</text:span></text:span><text:span text:style-name="Code2"> = "networkAdapter.isUp"</text:span></text:p>
        <text:p text:style-name="P93">The key string of "networkAdapter.isUp" service property.<text:line-break/>The value is true when a network interface is up and running, otherwise it is false.<text:line-break/></text:p>
        <text:p text:style-name="P95"/>
        <text:p text:style-name="P116"><text:bookmark text:name="r8"/>NETWORKADAPTER_IS_LOOPBACK</text:p>
        <text:p text:style-name="P73"><text:span text:style-name="Code2">public static final String </text:span><text:span text:style-name="Code2"><text:span text:style-name="T33">NETWORKADAPTER_IS_LOOPBACK</text:span></text:span><text:span text:style-name="Code2"> = "networkAdapter.isLoopback"</text:span></text:p>
        <text:p text:style-name="P93">The key string of "networkAdapter.isLoopback" service property.<text:line-break/>The value is true when a network interface is a loopback interface, otherwise it is false.<text:line-break/></text:p>
        <text:p text:style-name="P95"/>
        <text:p text:style-name="P116"><text:bookmark text:name="r9"/>NETWORKADAPTER_IS_POINTTOPOINT</text:p>
        <text:p text:style-name="P73"><text:span text:style-name="Code2">public static final String </text:span><text:span text:style-name="Code2"><text:span text:style-name="T33">NETWORKADAPTER_IS_POINTTOPOINT</text:span></text:span><text:span text:style-name="Code2"> = "networkAdapter.isPointToPoint"</text:span></text:p>
        <text:p text:style-name="P93">The key string of "networkAdapter.isPointToPoint" service property.<text:line-break/>The value is true when a network interface is a point to point interface, otherwise it is false.<text:line-break/></text:p>
        <text:p text:style-name="P95"/>
        <text:p text:style-name="P116"><text:bookmark text:name="r10"/>NETWORKADAPTER_IS_VIRTUAL</text:p>
        <text:p text:style-name="P73"><text:span text:style-name="Code2">public static final String </text:span><text:span text:style-name="Code2"><text:span text:style-name="T33">NETWORKADAPTER_IS_VIRTUAL</text:span></text:span><text:span text:style-name="Code2"> = "networkAdapter.isVirtual"</text:span></text:p>
        <text:p text:style-name="P93"><text:soft-page-break/>The key string of "networkAdapter.isVirtual" service property.<text:line-break/>The value is true when a network interface is a virtual interface, otherwise it is false.<text:line-break/></text:p>
        <text:p text:style-name="P95"/>
        <text:p text:style-name="P116"><text:bookmark text:name="r11"/>NETWORKADAPTER_SUPPORTS_MULTICAST</text:p>
        <text:p text:style-name="P73"><text:span text:style-name="Code2">public static final String </text:span><text:span text:style-name="Code2"><text:span text:style-name="T33">NETWORKADAPTER_SUPPORTS_MULTICAST</text:span></text:span><text:span text:style-name="Code2"> = "networkAdapter.supportsMulticast"</text:span></text:p>
        <text:p text:style-name="P93">The key string of "networkAdapter.supportsMulticast" service property.<text:line-break/>The value is true when a network interface supports multicasting, otherwise it is false.<text:line-break/></text:p>
        <text:p text:style-name="P95"/>
        <text:p text:style-name="P116"><text:bookmark text:name="r12"/>NETWORKADAPTER_PARENT</text:p>
        <text:p text:style-name="P73"><text:span text:style-name="Code2">public static final String </text:span><text:span text:style-name="Code2"><text:span text:style-name="T33">NETWORKADAPTER_PARENT</text:span></text:span><text:span text:style-name="Code2"> = "networkAdapter.parent"</text:span></text:p>
        <text:p text:style-name="P93">The key string of "networkAdapter.parent" service property.<text:line-break/>Service PID of the NetworkAdapter service which is parent of this NetworkAdapter is specified.<text:line-break/></text:p>
        <text:p text:style-name="P95"/>
        <text:p text:style-name="P116"><text:bookmark text:name="r13"/>NETWORKADAPTER_SUBINTERFACE</text:p>
        <text:p text:style-name="P73"><text:span text:style-name="Code2">public static final String </text:span><text:span text:style-name="Code2"><text:span text:style-name="T33">NETWORKADAPTER_SUBINTERFACE</text:span></text:span><text:span text:style-name="Code2"> = "networkAdapter.subInterface"</text:span></text:p>
        <text:p text:style-name="P93">The key string of "networkAdapter.subInterface" service property.<text:line-break/>Service PID of the NetworkAdapter service which is subinterface of this NetworkAdapter is specified.<text:line-break/></text:p>
        <text:p text:style-name="P95"/>
        <text:p text:style-name="P116"><text:bookmark text:name="r14"/>WAN</text:p>
        <text:p text:style-name="P73"><text:span text:style-name="Code2">public static final String </text:span><text:span text:style-name="Code2"><text:span text:style-name="T33">WAN</text:span></text:span><text:span text:style-name="Code2"> = "WAN"</text:span></text:p>
        <text:p text:style-name="P93">The string of networkadapter type which means the network interface to connect to an external network (i.e. Internet).<text:line-break/></text:p>
        <text:p text:style-name="P95"/>
        <text:p text:style-name="P116"><text:bookmark text:name="r15"/>LAN</text:p>
        <text:p text:style-name="P73"><text:span text:style-name="Code2">public static final String </text:span><text:span text:style-name="Code2"><text:span text:style-name="T33">LAN</text:span></text:span><text:span text:style-name="Code2"> = "LAN"</text:span></text:p>
        <text:p text:style-name="P93">The string of networkadapter type which means the network interface to connect to a local area network.<text:line-break/></text:p>
        <text:p text:style-name="P115">Method Detail</text:p>
        <text:p text:style-name="P117"><text:bookmark text:name="r16"/>getNetworkAdapterType</text:p>
        <text:p text:style-name="P73"><text:span text:style-name="Code2">String </text:span><text:span text:style-name="Code2"><text:span text:style-name="T33">getNetworkAdapterType</text:span></text:span><text:span text:style-name="Code2">()</text:span></text:p>
        <text:p text:style-name="P93"><text:soft-page-break/>Returns the network interface type of "networkAdapter.type" service property value.<text:line-break/></text:p>
        <text:p text:style-name="P94">Returns:</text:p>
        <text:p text:style-name="P96">Network Interface Type</text:p>
        <text:p text:style-name="P98"/>
        <text:p text:style-name="P116"><text:bookmark text:name="r17"/>getDisplayName</text:p>
        <text:p text:style-name="P73"><text:span text:style-name="Code2">String </text:span><text:span text:style-name="Code2"><text:span text:style-name="T33">getDisplayName</text:span></text:span><text:span text:style-name="Code2">()</text:span></text:p>
        <text:p text:style-name="P93">Returns the network interface display name of "networkAdapter.displayname" service property value.<text:line-break/></text:p>
        <text:p text:style-name="P94">Returns:</text:p>
        <text:p text:style-name="P96">Network Interface Display Name</text:p>
        <text:p text:style-name="P98"/>
        <text:p text:style-name="P116"><text:bookmark text:name="r18"/>getName</text:p>
        <text:p text:style-name="P73"><text:span text:style-name="Code2">String </text:span><text:span text:style-name="Code2"><text:span text:style-name="T33">getName</text:span></text:span><text:span text:style-name="Code2">()</text:span></text:p>
        <text:p text:style-name="P93">Returns the network interface name of "networkAdapter.name" service property value.<text:line-break/></text:p>
        <text:p text:style-name="P94">Returns:</text:p>
        <text:p text:style-name="P96">Network Interface Name</text:p>
        <text:p text:style-name="P98"/>
        <text:p text:style-name="P116"><text:bookmark text:name="r19"/>getHardwareAddress</text:p>
        <text:p text:style-name="P73"><text:span text:style-name="Code2">byte[] </text:span><text:span text:style-name="Code2"><text:span text:style-name="T33">getHardwareAddress</text:span></text:span><text:span text:style-name="Code2">()</text:span></text:p>
        <text:p text:style-name="P93">Returns the MAC address of "networkAdapter.hardwareAddress" service property value.<text:line-break/></text:p>
        <text:p text:style-name="P94">Returns:</text:p>
        <text:p text:style-name="P96">Hardware Address</text:p>
        <text:p text:style-name="P98"/>
        <text:p text:style-name="P116"><text:bookmark text:name="r20"/>getMTU</text:p>
        <text:p text:style-name="P73"><text:span text:style-name="Code2">int </text:span><text:span text:style-name="Code2"><text:span text:style-name="T33">getMTU</text:span></text:span><text:span text:style-name="Code2">()<text:line-break/>    throws SocketException</text:span></text:p>
        <text:p text:style-name="P93">Returns the Maximum Transmission Unit (MTU) of this interface.<text:line-break/></text:p>
        <text:p text:style-name="P94">Returns:</text:p>
        <text:p text:style-name="P96">The value of the MTU for that interface.<text:line-break/></text:p>
        <text:p text:style-name="P94">Throws:</text:p>
        <text:p text:style-name="P97"><text:span text:style-name="Code2">SocketException</text:span><text:span text:style-name="Default_20_Paragraph_20_Font"><text:span text:style-name="T39"> - If an I/O error occurs.<text:line-break/></text:span></text:span></text:p>
        <text:p text:style-name="P98"/>
        <text:p text:style-name="P116"><text:bookmark text:name="r21"/><text:soft-page-break/>isLoopback</text:p>
        <text:p text:style-name="P73"><text:span text:style-name="Code2">boolean </text:span><text:span text:style-name="Code2"><text:span text:style-name="T33">isLoopback</text:span></text:span><text:span text:style-name="Code2">()<text:line-break/>            throws SocketException</text:span></text:p>
        <text:p text:style-name="P93">Returns whether a network interface is a loopback interface.<text:line-break/></text:p>
        <text:p text:style-name="P94">Returns:</text:p>
        <text:p text:style-name="P96">true if the interface is a loopback interface.<text:line-break/></text:p>
        <text:p text:style-name="P94">Throws:</text:p>
        <text:p text:style-name="P97"><text:span text:style-name="Code2">SocketException</text:span><text:span text:style-name="Default_20_Paragraph_20_Font"><text:span text:style-name="T39"> - If an I/O error occurs.<text:line-break/></text:span></text:span></text:p>
        <text:p text:style-name="P98"/>
        <text:p text:style-name="P116"><text:bookmark text:name="r22"/>isPointToPoint</text:p>
        <text:p text:style-name="P73"><text:span text:style-name="Code2">boolean </text:span><text:span text:style-name="Code2"><text:span text:style-name="T33">isPointToPoint</text:span></text:span><text:span text:style-name="Code2">()<text:line-break/>                throws SocketException</text:span></text:p>
        <text:p text:style-name="P93">Returns whether a network interface is a point to point interface.<text:line-break/></text:p>
        <text:p text:style-name="P94">Returns:</text:p>
        <text:p text:style-name="P96">true if the interface is a point to point interface.<text:line-break/></text:p>
        <text:p text:style-name="P94">Throws:</text:p>
        <text:p text:style-name="P97"><text:span text:style-name="Code2">SocketException</text:span><text:span text:style-name="Default_20_Paragraph_20_Font"><text:span text:style-name="T39"> - If an I/O error occurs.<text:line-break/></text:span></text:span></text:p>
        <text:p text:style-name="P98"/>
        <text:p text:style-name="P116"><text:bookmark text:name="r23"/>isUp</text:p>
        <text:p text:style-name="P73"><text:span text:style-name="Code2">boolean </text:span><text:span text:style-name="Code2"><text:span text:style-name="T33">isUp</text:span></text:span><text:span text:style-name="Code2">()<text:line-break/>      throws SocketException</text:span></text:p>
        <text:p text:style-name="P93">Returns whether a network interface is up and running.<text:line-break/></text:p>
        <text:p text:style-name="P94">Returns:</text:p>
        <text:p text:style-name="P96">true if the interface is up and running.<text:line-break/></text:p>
        <text:p text:style-name="P94">Throws:</text:p>
        <text:p text:style-name="P97"><text:span text:style-name="Code2">SocketException</text:span><text:span text:style-name="Default_20_Paragraph_20_Font"><text:span text:style-name="T39"> - If an I/O error occurs.<text:line-break/></text:span></text:span></text:p>
        <text:p text:style-name="P98"/>
        <text:p text:style-name="P116"><text:bookmark text:name="r24"/>isVirtual</text:p>
        <text:p text:style-name="P73"><text:span text:style-name="Code2">boolean </text:span><text:span text:style-name="Code2"><text:span text:style-name="T33">isVirtual</text:span></text:span><text:span text:style-name="Code2">()</text:span></text:p>
        <text:p text:style-name="P93">Returns whether this interface is a virtual interface (also called subinterface). Virtual interfaces are, on some systems, interfaces created as a child of a physical interface and given different settings (like address or MTU). Usually the name of the interface will the name of the parent followed by a colon (:) and a number identifying the child since there can be several virtual interfaces attached to a single physical interface.<text:line-break/></text:p>
        <text:p text:style-name="P94"><text:soft-page-break/>Returns:</text:p>
        <text:p text:style-name="P96">true if this interface is a virtual interface.<text:line-break/></text:p>
        <text:p text:style-name="P98"/>
        <text:p text:style-name="P116"><text:bookmark text:name="r25"/>supportsMulticast</text:p>
        <text:p text:style-name="P73"><text:span text:style-name="Code2">boolean </text:span><text:span text:style-name="Code2"><text:span text:style-name="T33">supportsMulticast</text:span></text:span><text:span text:style-name="Code2">()<text:line-break/>                   throws SocketException</text:span></text:p>
        <text:p text:style-name="P93">Returns whether a network interface supports multicasting or not.<text:line-break/></text:p>
        <text:p text:style-name="P94">Returns:</text:p>
        <text:p text:style-name="P96">true if the interface supports Multicasting.<text:line-break/></text:p>
        <text:p text:style-name="P94">Throws:</text:p>
        <text:p text:style-name="P97"><text:span text:style-name="Code2">SocketException</text:span><text:span text:style-name="Default_20_Paragraph_20_Font"><text:span text:style-name="T39"> - If an I/O error occurs.<text:line-break/></text:span></text:span></text:p>
        <text:p text:style-name="P113"><text:bookmark text:name="r51"/>Interface NetworkAddress</text:p>
        <text:p text:style-name="P81"><text:a xlink:type="simple" xlink:href="#r2"><text:span text:style-name="T35">org.osgi.service.networkadapter</text:span></text:a></text:p>
        <text:p text:style-name="P82"/>
        <text:p text:style-name="P83"><text:span text:style-name="Code2">public interface </text:span><text:span text:style-name="Code2"><text:span text:style-name="T33">NetworkAddress</text:span></text:span></text:p>
        <text:p text:style-name="P84">This interface represents an IP address information.</text:p>
        <text:p text:style-name="P84">NetworkAddress interface provides information of IP addresses available in which execution environment on a Network Interface Information Service bundle is running. IP address information service is set the following information as service property.</text:p>
        <text:list xml:id="list4445155023570283986" text:style-name="RTF_5f_Num_20_3">
          <text:list-item>
            <text:p text:style-name="P69"><text:a xlink:type="simple" xlink:href="#r27"><text:span text:style-name="Code2"><text:span text:style-name="T36">NETWORKADAPTER_TYPE</text:span></text:span></text:a><text:span text:style-name="Default_20_Paragraph_20_Font"><text:span text:style-name="T12"> : Network Interface Type</text:span></text:span></text:p>
          </text:list-item>
          <text:list-item>
            <text:p text:style-name="P69"><text:a xlink:type="simple" xlink:href="#r28"><text:span text:style-name="Code2"><text:span text:style-name="T36">IPADDRESS_VERSION</text:span></text:span></text:a><text:span text:style-name="Default_20_Paragraph_20_Font"><text:span text:style-name="T12"> : IP Address Version</text:span></text:span></text:p>
          </text:list-item>
          <text:list-item>
            <text:p text:style-name="P69"><text:a xlink:type="simple" xlink:href="#r29"><text:span text:style-name="Code2"><text:span text:style-name="T36">IPADDRESS_SCOPE</text:span></text:span></text:a><text:span text:style-name="Default_20_Paragraph_20_Font"><text:span text:style-name="T12"> : IP Address Scope</text:span></text:span></text:p>
          </text:list-item>
          <text:list-item>
            <text:p text:style-name="P69"><text:a xlink:type="simple" xlink:href="#r30"><text:span text:style-name="Code2"><text:span text:style-name="T36">IPADDRESS</text:span></text:span></text:a><text:span text:style-name="Default_20_Paragraph_20_Font"><text:span text:style-name="T12"> : IP Address</text:span></text:span></text:p>
          </text:list-item>
          <text:list-item>
            <text:p text:style-name="P69"><text:a xlink:type="simple" xlink:href="#r31"><text:span text:style-name="Code2"><text:span text:style-name="T36">SUBNETMASK_LENGTH</text:span></text:span></text:a><text:span text:style-name="Default_20_Paragraph_20_Font"><text:span text:style-name="T12"> : Subnet Mask Length(IPv4) or Prefix Length(IPv6)</text:span></text:span></text:p>
          </text:list-item>
          <text:list-item>
            <text:p text:style-name="P71"><text:a xlink:type="simple" xlink:href="#r32"><text:span text:style-name="Code2"><text:span text:style-name="T36">NETWORKADAPTER_PID</text:span></text:span></text:a><text:span text:style-name="Default_20_Paragraph_20_Font"><text:span text:style-name="T12"> : Service PID of the NetworkAdapter service to which this service belongs</text:span></text:span></text:p>
          </text:list-item>
        </text:list>
        <text:p text:style-name="P66">NetworkAddress service is registered with the service repository for each available IP address. When associated IP addresses are deleted, or the network interface to which the IP address is bound becomes unavailable, the NetworkAddress service is unregistered. When the associated IP address changes, NetworkAddress service is updated. The user bundle can detect the change of IP address by monitoring the registration or unregistering, updating of NetworkAddress service. Because IP addresses are bound to the network interface, if any, Service PID of the associated NetworkAdapter service and its network interface type are set to service property. NetworkAdapter service MUST be registered after the all associated NetworkAddress services are registered. On the other hand, when unregistering services, after associated NetworkAdapter service is unregistered, NetworkAddress of all related services are unregistered.</text:p>
        <text:p text:style-name="P85"/>
        <table:table table:name="表11" table:style-name="表11">
          <table:table-column table:style-name="表11.A"/>
          <table:table-column table:style-name="表11.B"/>
          <table:table-column table:style-name="表11.C"/>
          <table:table-row table:style-name="表11.1">
            <table:table-cell table:style-name="表11.A1" table:number-columns-spanned="2" office:value-type="string">
              <text:p text:style-name="P86"><text:span text:style-name="Summary_20_Heading_20_Font2"><text:span text:style-name="T4">Field Summary</text:span></text:span></text:p>
            </table:table-cell>
            <table:covered-table-cell/>
            <table:table-cell table:style-name="表11.A1" office:value-type="string">
              <text:p text:style-name="P87"><text:span text:style-name="Page_20_Reference_20_Font"><text:span text:style-name="T13">Page</text:span></text:span></text:p>
            </table:table-cell>
          </table:table-row>
          <table:table-row table:style-name="表11.1">
            <table:table-cell table:style-name="表11.A2" office:value-type="string">
              <text:p text:style-name="P88"><text:span text:style-name="Code_20_Small1"><text:span text:style-name="T4">String</text:span></text:span></text:p>
            </table:table-cell>
            <table:table-cell table:style-name="表11.A2" office:value-type="string">
              <text:p text:style-name="P91"><text:a xlink:type="simple" xlink:href="#r30"><text:span text:style-name="Code2"><text:span text:style-name="T37">IPADDRESS</text:span></text:span></text:a></text:p>
              <text:p text:style-name="P92">The key string of "ipAddress" service property.</text:p>
            </table:table-cell>
            <table:table-cell table:style-name="表11.C2" office:value-type="string">
              <text:p text:style-name="P89"><text:span text:style-name="Page_20_Reference_20_Font"><text:span text:style-name="T4"><text:bookmark-ref text:reference-format="page" text:ref-name="r30">29</text:bookmark-ref></text:span></text:span></text:p>
            </table:table-cell>
          </table:table-row>
          <table:table-row table:style-name="表11.1">
            <table:table-cell table:style-name="表11.A3" office:value-type="string">
              <text:p text:style-name="P88"><text:span text:style-name="Code_20_Small1"><text:span text:style-name="T4">String</text:span></text:span></text:p>
            </table:table-cell>
            <table:table-cell table:style-name="表11.A3" office:value-type="string">
              <text:p text:style-name="P91"><text:a xlink:type="simple" xlink:href="#r29"><text:span text:style-name="Code2"><text:span text:style-name="T37">IPADDRESS_SCOPE</text:span></text:span></text:a></text:p>
              <text:p text:style-name="P92">The key string of "ipAddress.scope" service property.</text:p>
            </table:table-cell>
            <table:table-cell table:style-name="表11.C3" office:value-type="string">
              <text:p text:style-name="P89"><text:span text:style-name="Page_20_Reference_20_Font"><text:span text:style-name="T4"><text:bookmark-ref text:reference-format="page" text:ref-name="r29">28</text:bookmark-ref></text:span></text:span></text:p>
            </table:table-cell>
          </table:table-row>
          <table:table-row table:style-name="表11.1">
            <table:table-cell table:style-name="表11.A3" office:value-type="string">
              <text:p text:style-name="P88"><text:span text:style-name="Code_20_Small1"><text:span text:style-name="T4">String</text:span></text:span></text:p>
            </table:table-cell>
            <table:table-cell table:style-name="表11.A3" office:value-type="string">
              <text:p text:style-name="P91"><text:a xlink:type="simple" xlink:href="#r35"><text:span text:style-name="Code2"><text:span text:style-name="T37">IPADDRESS_SCOPE_GLOBAL</text:span></text:span></text:a></text:p>
              <text:p text:style-name="P92">The string of IP address scope which means global address.</text:p>
            </table:table-cell>
            <table:table-cell table:style-name="表11.C3" office:value-type="string">
              <text:p text:style-name="P89"><text:span text:style-name="Page_20_Reference_20_Font"><text:span text:style-name="T4"><text:bookmark-ref text:reference-format="page" text:ref-name="r35">29</text:bookmark-ref></text:span></text:span></text:p>
            </table:table-cell>
          </table:table-row>
          <table:table-row table:style-name="表11.1">
            <table:table-cell table:style-name="表11.A3" office:value-type="string">
              <text:p text:style-name="P88"><text:span text:style-name="Code_20_Small1"><text:span text:style-name="T4">String</text:span></text:span></text:p>
            </table:table-cell>
            <table:table-cell table:style-name="表11.A3" office:value-type="string">
              <text:p text:style-name="P91"><text:a xlink:type="simple" xlink:href="#r41"><text:span text:style-name="Code2"><text:span text:style-name="T37">IPADDRESS_SCOPE_HOST</text:span></text:span></text:a></text:p>
              <text:p text:style-name="P92">The string of IP address scope which means "This host on this network".</text:p>
            </table:table-cell>
            <table:table-cell table:style-name="表11.C3" office:value-type="string">
              <text:p text:style-name="P89"><text:span text:style-name="Page_20_Reference_20_Font"><text:span text:style-name="T4"><text:bookmark-ref text:reference-format="page" text:ref-name="r41">30</text:bookmark-ref></text:span></text:span></text:p>
            </table:table-cell>
          </table:table-row>
          <table:table-row table:style-name="表11.1">
            <table:table-cell table:style-name="表11.A3" office:value-type="string">
              <text:p text:style-name="P88"><text:span text:style-name="Code_20_Small1"><text:span text:style-name="T4">String</text:span></text:span></text:p>
            </table:table-cell>
            <table:table-cell table:style-name="表11.A3" office:value-type="string">
              <text:p text:style-name="P91"><text:a xlink:type="simple" xlink:href="#r43"><text:span text:style-name="Code2"><text:span text:style-name="T37">IPADDRESS_SCOPE_LINKED_SCOPED_UNICAST</text:span></text:span></text:a></text:p>
              <text:p text:style-name="P92">The string of IP address scope which means "Linked-Scoped Unicast".</text:p>
            </table:table-cell>
            <table:table-cell table:style-name="表11.C3" office:value-type="string">
              <text:p text:style-name="P89"><text:span text:style-name="Page_20_Reference_20_Font"><text:span text:style-name="T4"><text:bookmark-ref text:reference-format="page" text:ref-name="r43">31</text:bookmark-ref></text:span></text:span></text:p>
            </table:table-cell>
          </table:table-row>
          <table:table-row table:style-name="表11.1">
            <table:table-cell table:style-name="表11.A3" office:value-type="string">
              <text:p text:style-name="P88"><text:span text:style-name="Code_20_Small1"><text:span text:style-name="T4">String</text:span></text:span></text:p>
            </table:table-cell>
            <table:table-cell table:style-name="表11.A3" office:value-type="string">
              <text:p text:style-name="P91"><text:a xlink:type="simple" xlink:href="#r38"><text:span text:style-name="Code2"><text:span text:style-name="T37">IPADDRESS_SCOPE_LINKLOCAL</text:span></text:span></text:a></text:p>
              <text:p text:style-name="P92">The string of IP address scope which means "Link Local".</text:p>
            </table:table-cell>
            <table:table-cell table:style-name="表11.C3" office:value-type="string">
              <text:p text:style-name="P89"><text:span text:style-name="Page_20_Reference_20_Font"><text:span text:style-name="T4"><text:bookmark-ref text:reference-format="page" text:ref-name="r38">30</text:bookmark-ref></text:span></text:span></text:p>
            </table:table-cell>
          </table:table-row>
          <table:table-row table:style-name="表11.1">
            <table:table-cell table:style-name="表11.A3" office:value-type="string">
              <text:p text:style-name="P88"><text:span text:style-name="Code_20_Small1"><text:span text:style-name="T4">String</text:span></text:span></text:p>
            </table:table-cell>
            <table:table-cell table:style-name="表11.A3" office:value-type="string">
              <text:p text:style-name="P91"><text:a xlink:type="simple" xlink:href="#r37"><text:span text:style-name="Code2"><text:span text:style-name="T37">IPADDRESS_SCOPE_LOOPBACK</text:span></text:span></text:a></text:p>
              <text:p text:style-name="P92">The string of IP address scope which means "Loopback".</text:p>
            </table:table-cell>
            <table:table-cell table:style-name="表11.C3" office:value-type="string">
              <text:p text:style-name="P89"><text:span text:style-name="Page_20_Reference_20_Font"><text:span text:style-name="T4"><text:bookmark-ref text:reference-format="page" text:ref-name="r37">30</text:bookmark-ref></text:span></text:span></text:p>
            </table:table-cell>
          </table:table-row>
          <table:table-row table:style-name="表11.1">
            <table:table-cell table:style-name="表11.A3" office:value-type="string">
              <text:p text:style-name="P88"><text:span text:style-name="Code_20_Small1"><text:span text:style-name="T4">String</text:span></text:span></text:p>
            </table:table-cell>
            <table:table-cell table:style-name="表11.A3" office:value-type="string">
              <text:p text:style-name="P91"><text:a xlink:type="simple" xlink:href="#r36"><text:span text:style-name="Code2"><text:span text:style-name="T37">IPADDRESS_SCOPE_PRIVATE_USE</text:span></text:span></text:a></text:p>
              <text:p text:style-name="P92">The string of IP address scope which means "Private-Use Networks".</text:p>
            </table:table-cell>
            <table:table-cell table:style-name="表11.C3" office:value-type="string">
              <text:p text:style-name="P89"><text:span text:style-name="Page_20_Reference_20_Font"><text:span text:style-name="T4"><text:bookmark-ref text:reference-format="page" text:ref-name="r36">30</text:bookmark-ref></text:span></text:span></text:p>
            </table:table-cell>
          </table:table-row>
          <table:table-row table:style-name="表11.1">
            <table:table-cell table:style-name="表11.A3" office:value-type="string">
              <text:p text:style-name="P88"><text:span text:style-name="Code_20_Small1"><text:span text:style-name="T4">String</text:span></text:span></text:p>
            </table:table-cell>
            <table:table-cell table:style-name="表11.A3" office:value-type="string">
              <text:p text:style-name="P91"><text:a xlink:type="simple" xlink:href="#r42"><text:span text:style-name="Code2"><text:span text:style-name="T37">IPADDRESS_SCOPE_SHARED</text:span></text:span></text:a></text:p>
              <text:p text:style-name="P92">The string of IP address scope which means "Shared Address Space".</text:p>
            </table:table-cell>
            <table:table-cell table:style-name="表11.C3" office:value-type="string">
              <text:p text:style-name="P89"><text:span text:style-name="Page_20_Reference_20_Font"><text:span text:style-name="T4"><text:bookmark-ref text:reference-format="page" text:ref-name="r42">31</text:bookmark-ref></text:span></text:span></text:p>
            </table:table-cell>
          </table:table-row>
          <table:table-row table:style-name="表11.1">
            <table:table-cell table:style-name="表11.A3" office:value-type="string">
              <text:p text:style-name="P88"><text:span text:style-name="Code_20_Small1"><text:span text:style-name="T4">String</text:span></text:span></text:p>
            </table:table-cell>
            <table:table-cell table:style-name="表11.A3" office:value-type="string">
              <text:p text:style-name="P91"><text:a xlink:type="simple" xlink:href="#r39"><text:span text:style-name="Code2"><text:span text:style-name="T37">IPADDRESS_SCOPE_UNIQUE_LOCAL</text:span></text:span></text:a></text:p>
              <text:p text:style-name="P92">The string of IP address scope which means "Unique-Local".</text:p>
            </table:table-cell>
            <table:table-cell table:style-name="表11.C3" office:value-type="string">
              <text:p text:style-name="P89"><text:span text:style-name="Page_20_Reference_20_Font"><text:span text:style-name="T4"><text:bookmark-ref text:reference-format="page" text:ref-name="r39">30</text:bookmark-ref></text:span></text:span></text:p>
            </table:table-cell>
          </table:table-row>
          <table:table-row table:style-name="表11.1">
            <table:table-cell table:style-name="表11.A3" office:value-type="string">
              <text:p text:style-name="P88"><text:span text:style-name="Code_20_Small1"><text:span text:style-name="T4">String</text:span></text:span></text:p>
            </table:table-cell>
            <table:table-cell table:style-name="表11.A3" office:value-type="string">
              <text:p text:style-name="P91"><text:a xlink:type="simple" xlink:href="#r40"><text:span text:style-name="Code2"><text:span text:style-name="T37">IPADDRESS_SCOPE_UNSPECIFIED</text:span></text:span></text:a></text:p>
              <text:p text:style-name="P92">The string of IP address scope which means "Unspecified Address".</text:p>
            </table:table-cell>
            <table:table-cell table:style-name="表11.C3" office:value-type="string">
              <text:p text:style-name="P89"><text:span text:style-name="Page_20_Reference_20_Font"><text:span text:style-name="T4"><text:bookmark-ref text:reference-format="page" text:ref-name="r40">30</text:bookmark-ref></text:span></text:span></text:p>
            </table:table-cell>
          </table:table-row>
          <text:soft-page-break/>
          <table:table-row table:style-name="表11.1">
            <table:table-cell table:style-name="表11.A3" office:value-type="string">
              <text:p text:style-name="P88"><text:span text:style-name="Code_20_Small1"><text:span text:style-name="T4">String</text:span></text:span></text:p>
            </table:table-cell>
            <table:table-cell table:style-name="表11.A3" office:value-type="string">
              <text:p text:style-name="P91"><text:a xlink:type="simple" xlink:href="#r28"><text:span text:style-name="Code2"><text:span text:style-name="T37">IPADDRESS_VERSION</text:span></text:span></text:a></text:p>
              <text:p text:style-name="P92">The key string of "ipAddress.version" service property.</text:p>
            </table:table-cell>
            <table:table-cell table:style-name="表11.C3" office:value-type="string">
              <text:p text:style-name="P89"><text:span text:style-name="Page_20_Reference_20_Font"><text:span text:style-name="T4"><text:bookmark-ref text:reference-format="page" text:ref-name="r28">28</text:bookmark-ref></text:span></text:span></text:p>
            </table:table-cell>
          </table:table-row>
          <table:table-row table:style-name="表11.1">
            <table:table-cell table:style-name="表11.A3" office:value-type="string">
              <text:p text:style-name="P88"><text:span text:style-name="Code_20_Small1"><text:span text:style-name="T4">String</text:span></text:span></text:p>
            </table:table-cell>
            <table:table-cell table:style-name="表11.A3" office:value-type="string">
              <text:p text:style-name="P91"><text:a xlink:type="simple" xlink:href="#r33"><text:span text:style-name="Code2"><text:span text:style-name="T37">IPADDRESS_VERSION_4</text:span></text:span></text:a></text:p>
              <text:p text:style-name="P92">The string of IP address version which means IP address version 4.</text:p>
            </table:table-cell>
            <table:table-cell table:style-name="表11.C3" office:value-type="string">
              <text:p text:style-name="P89"><text:span text:style-name="Page_20_Reference_20_Font"><text:span text:style-name="T4"><text:bookmark-ref text:reference-format="page" text:ref-name="r33">29</text:bookmark-ref></text:span></text:span></text:p>
            </table:table-cell>
          </table:table-row>
          <table:table-row table:style-name="表11.1">
            <table:table-cell table:style-name="表11.A3" office:value-type="string">
              <text:p text:style-name="P88"><text:span text:style-name="Code_20_Small1"><text:span text:style-name="T4">String</text:span></text:span></text:p>
            </table:table-cell>
            <table:table-cell table:style-name="表11.A3" office:value-type="string">
              <text:p text:style-name="P91"><text:a xlink:type="simple" xlink:href="#r34"><text:span text:style-name="Code2"><text:span text:style-name="T37">IPADDRESS_VERSION_6</text:span></text:span></text:a></text:p>
              <text:p text:style-name="P92">The string of IP address version which means IP address version 6.</text:p>
            </table:table-cell>
            <table:table-cell table:style-name="表11.C3" office:value-type="string">
              <text:p text:style-name="P89"><text:span text:style-name="Page_20_Reference_20_Font"><text:span text:style-name="T4"><text:bookmark-ref text:reference-format="page" text:ref-name="r34">29</text:bookmark-ref></text:span></text:span></text:p>
            </table:table-cell>
          </table:table-row>
          <table:table-row table:style-name="表11.1">
            <table:table-cell table:style-name="表11.A3" office:value-type="string">
              <text:p text:style-name="P88"><text:span text:style-name="Code_20_Small1"><text:span text:style-name="T4">String</text:span></text:span></text:p>
            </table:table-cell>
            <table:table-cell table:style-name="表11.A3" office:value-type="string">
              <text:p text:style-name="P91"><text:a xlink:type="simple" xlink:href="#r32"><text:span text:style-name="Code2"><text:span text:style-name="T37">NETWORKADAPTER_PID</text:span></text:span></text:a></text:p>
              <text:p text:style-name="P92">The key string of "networkAdapter.id" service property.</text:p>
            </table:table-cell>
            <table:table-cell table:style-name="表11.C3" office:value-type="string">
              <text:p text:style-name="P89"><text:span text:style-name="Page_20_Reference_20_Font"><text:span text:style-name="T4"><text:bookmark-ref text:reference-format="page" text:ref-name="r32">29</text:bookmark-ref></text:span></text:span></text:p>
            </table:table-cell>
          </table:table-row>
          <table:table-row table:style-name="表11.1">
            <table:table-cell table:style-name="表11.A3" office:value-type="string">
              <text:p text:style-name="P88"><text:span text:style-name="Code_20_Small1"><text:span text:style-name="T4">String</text:span></text:span></text:p>
            </table:table-cell>
            <table:table-cell table:style-name="表11.A3" office:value-type="string">
              <text:p text:style-name="P91"><text:a xlink:type="simple" xlink:href="#r27"><text:span text:style-name="Code2"><text:span text:style-name="T37">NETWORKADAPTER_TYPE</text:span></text:span></text:a></text:p>
              <text:p text:style-name="P92">The key string of "networkAdapter.type" service property.</text:p>
            </table:table-cell>
            <table:table-cell table:style-name="表11.C3" office:value-type="string">
              <text:p text:style-name="P89"><text:span text:style-name="Page_20_Reference_20_Font"><text:span text:style-name="T4"><text:bookmark-ref text:reference-format="page" text:ref-name="r27">28</text:bookmark-ref></text:span></text:span></text:p>
            </table:table-cell>
          </table:table-row>
          <table:table-row table:style-name="表11.1">
            <table:table-cell table:style-name="表11.A3" office:value-type="string">
              <text:p text:style-name="P88"><text:span text:style-name="Code_20_Small1"><text:span text:style-name="T4">String</text:span></text:span></text:p>
            </table:table-cell>
            <table:table-cell table:style-name="表11.A3" office:value-type="string">
              <text:p text:style-name="P91"><text:a xlink:type="simple" xlink:href="#r31"><text:span text:style-name="Code2"><text:span text:style-name="T37">SUBNETMASK_LENGTH</text:span></text:span></text:a></text:p>
              <text:p text:style-name="P92">The key string of "subnetmask.length" service property.</text:p>
            </table:table-cell>
            <table:table-cell table:style-name="表11.C3" office:value-type="string">
              <text:p text:style-name="P89"><text:span text:style-name="Page_20_Reference_20_Font"><text:span text:style-name="T4"><text:bookmark-ref text:reference-format="page" text:ref-name="r31">29</text:bookmark-ref></text:span></text:span></text:p>
            </table:table-cell>
          </table:table-row>
        </table:table>
        <text:p text:style-name="P65"/>
        <table:table table:name="表13" table:style-name="表13">
          <table:table-column table:style-name="表13.A"/>
          <table:table-column table:style-name="表13.B"/>
          <table:table-column table:style-name="表13.C"/>
          <table:table-row table:style-name="表13.1">
            <table:table-cell table:style-name="表13.A1" table:number-columns-spanned="2" office:value-type="string">
              <text:p text:style-name="P86"><text:span text:style-name="Summary_20_Heading_20_Font2"><text:span text:style-name="T4">Method Summary</text:span></text:span></text:p>
            </table:table-cell>
            <table:covered-table-cell/>
            <table:table-cell table:style-name="表13.A1" office:value-type="string">
              <text:p text:style-name="P87"><text:span text:style-name="Page_20_Reference_20_Font"><text:span text:style-name="T13">Page</text:span></text:span></text:p>
            </table:table-cell>
          </table:table-row>
          <table:table-row table:style-name="表13.1">
            <table:table-cell table:style-name="表13.A2" office:value-type="string">
              <text:p text:style-name="P88"><text:span text:style-name="Code_20_Small1"><text:span text:style-name="T4">InetAddress</text:span></text:span></text:p>
            </table:table-cell>
            <table:table-cell table:style-name="表13.A2" office:value-type="string">
              <text:p text:style-name="P91"><text:a xlink:type="simple" xlink:href="#r48"><text:span text:style-name="Code2"><text:span text:style-name="T37">getInetAddress</text:span></text:span></text:a><text:span text:style-name="Code2"><text:span text:style-name="T4">()</text:span></text:span></text:p>
              <text:p text:style-name="P92">Returns the InetAddress object of this IP address.</text:p>
            </table:table-cell>
            <table:table-cell table:style-name="表13.C2" office:value-type="string">
              <text:p text:style-name="P89"><text:span text:style-name="Page_20_Reference_20_Font"><text:span text:style-name="T4"><text:bookmark-ref text:reference-format="page" text:ref-name="r48">32</text:bookmark-ref></text:span></text:span></text:p>
            </table:table-cell>
          </table:table-row>
          <table:table-row table:style-name="表13.1">
            <table:table-cell table:style-name="表13.A3" office:value-type="string">
              <text:p text:style-name="P88"><text:span text:style-name="Code_20_Small1"><text:span text:style-name="T4">String</text:span></text:span></text:p>
            </table:table-cell>
            <table:table-cell table:style-name="表13.A3" office:value-type="string">
              <text:p text:style-name="P91"><text:a xlink:type="simple" xlink:href="#r47"><text:span text:style-name="Code2"><text:span text:style-name="T37">getIpAddress</text:span></text:span></text:a><text:span text:style-name="Code2"><text:span text:style-name="T4">()</text:span></text:span></text:p>
              <text:p text:style-name="P92">Returns the IP address of "ipaddress" service property value.</text:p>
            </table:table-cell>
            <table:table-cell table:style-name="表13.C3" office:value-type="string">
              <text:p text:style-name="P89"><text:span text:style-name="Page_20_Reference_20_Font"><text:span text:style-name="T4"><text:bookmark-ref text:reference-format="page" text:ref-name="r47">31</text:bookmark-ref></text:span></text:span></text:p>
            </table:table-cell>
          </table:table-row>
          <table:table-row table:style-name="表13.1">
            <table:table-cell table:style-name="表13.A3" office:value-type="string">
              <text:p text:style-name="P88"><text:span text:style-name="Code_20_Small1"><text:span text:style-name="T4">String</text:span></text:span></text:p>
            </table:table-cell>
            <table:table-cell table:style-name="表13.A3" office:value-type="string">
              <text:p text:style-name="P91"><text:a xlink:type="simple" xlink:href="#r46"><text:span text:style-name="Code2"><text:span text:style-name="T37">getIpAddressScope</text:span></text:span></text:a><text:span text:style-name="Code2"><text:span text:style-name="T4">()</text:span></text:span></text:p>
              <text:p text:style-name="P92">Returns the IP address scope of "ipaddress.scope" service property value.</text:p>
            </table:table-cell>
            <table:table-cell table:style-name="表13.C3" office:value-type="string">
              <text:p text:style-name="P89"><text:span text:style-name="Page_20_Reference_20_Font"><text:span text:style-name="T4"><text:bookmark-ref text:reference-format="page" text:ref-name="r46">31</text:bookmark-ref></text:span></text:span></text:p>
            </table:table-cell>
          </table:table-row>
          <table:table-row table:style-name="表13.1">
            <table:table-cell table:style-name="表13.A3" office:value-type="string">
              <text:p text:style-name="P88"><text:span text:style-name="Code_20_Small1"><text:span text:style-name="T4">String</text:span></text:span></text:p>
            </table:table-cell>
            <table:table-cell table:style-name="表13.A3" office:value-type="string">
              <text:p text:style-name="P91"><text:a xlink:type="simple" xlink:href="#r45"><text:span text:style-name="Code2"><text:span text:style-name="T37">getIpAddressVersion</text:span></text:span></text:a><text:span text:style-name="Code2"><text:span text:style-name="T4">()</text:span></text:span></text:p>
              <text:p text:style-name="P92">Returns the IP address version of "ipaddress.version" service property value.</text:p>
            </table:table-cell>
            <table:table-cell table:style-name="表13.C3" office:value-type="string">
              <text:p text:style-name="P89"><text:span text:style-name="Page_20_Reference_20_Font"><text:span text:style-name="T4"><text:bookmark-ref text:reference-format="page" text:ref-name="r45">31</text:bookmark-ref></text:span></text:span></text:p>
            </table:table-cell>
          </table:table-row>
          <table:table-row table:style-name="表13.1">
            <table:table-cell table:style-name="表13.A3" office:value-type="string">
              <text:p text:style-name="P88"><text:span text:style-name="Code_20_Small1"><text:span text:style-name="T4">String</text:span></text:span></text:p>
            </table:table-cell>
            <table:table-cell table:style-name="表13.A3" office:value-type="string">
              <text:p text:style-name="P91"><text:a xlink:type="simple" xlink:href="#r50"><text:span text:style-name="Code2"><text:span text:style-name="T37">getNetworkAdapterPid</text:span></text:span></text:a><text:span text:style-name="Code2"><text:span text:style-name="T4">()</text:span></text:span></text:p>
              <text:p text:style-name="P92">Returns the "networkadapter.pid" service property value.</text:p>
            </table:table-cell>
            <table:table-cell table:style-name="表13.C3" office:value-type="string">
              <text:p text:style-name="P89"><text:span text:style-name="Page_20_Reference_20_Font"><text:span text:style-name="T4"><text:bookmark-ref text:reference-format="page" text:ref-name="r50">32</text:bookmark-ref></text:span></text:span></text:p>
            </table:table-cell>
          </table:table-row>
          <table:table-row table:style-name="表13.1">
            <table:table-cell table:style-name="表13.A3" office:value-type="string">
              <text:p text:style-name="P88"><text:span text:style-name="Code_20_Small1"><text:span text:style-name="T4">String</text:span></text:span></text:p>
            </table:table-cell>
            <table:table-cell table:style-name="表13.A3" office:value-type="string">
              <text:p text:style-name="P91"><text:a xlink:type="simple" xlink:href="#r44"><text:span text:style-name="Code2"><text:span text:style-name="T37">getNetworkAdapterType</text:span></text:span></text:a><text:span text:style-name="Code2"><text:span text:style-name="T4">()</text:span></text:span></text:p>
              <text:p text:style-name="P92">Returns the network interface type of "networkAdapter.type" service property value.</text:p>
            </table:table-cell>
            <table:table-cell table:style-name="表13.C3" office:value-type="string">
              <text:p text:style-name="P89"><text:span text:style-name="Page_20_Reference_20_Font"><text:span text:style-name="T4"><text:bookmark-ref text:reference-format="page" text:ref-name="r44">31</text:bookmark-ref></text:span></text:span></text:p>
            </table:table-cell>
          </table:table-row>
          <table:table-row table:style-name="表13.1">
            <table:table-cell table:style-name="表13.A3" office:value-type="string">
              <text:p text:style-name="P88"><text:span text:style-name="Code_20_Small1"><text:span text:style-name="T4">int</text:span></text:span></text:p>
            </table:table-cell>
            <table:table-cell table:style-name="表13.A3" office:value-type="string">
              <text:p text:style-name="P91"><text:a xlink:type="simple" xlink:href="#r49"><text:span text:style-name="Code2"><text:span text:style-name="T37">getSubnetMaskLength</text:span></text:span></text:a><text:span text:style-name="Code2"><text:span text:style-name="T4">()</text:span></text:span></text:p>
              <text:p text:style-name="P92">Returns the "subnetmask.length" service property value.</text:p>
            </table:table-cell>
            <table:table-cell table:style-name="表13.C3" office:value-type="string">
              <text:p text:style-name="P89"><text:span text:style-name="Page_20_Reference_20_Font"><text:span text:style-name="T4"><text:bookmark-ref text:reference-format="page" text:ref-name="r49">32</text:bookmark-ref></text:span></text:span></text:p>
            </table:table-cell>
          </table:table-row>
        </table:table>
        <text:p text:style-name="P114">Field Detail</text:p>
        <text:p text:style-name="P117"><text:bookmark text:name="r27"/>NETWORKADAPTER_TYPE</text:p>
        <text:p text:style-name="P73"><text:span text:style-name="Code2">public static final String </text:span><text:span text:style-name="Code2"><text:span text:style-name="T33">NETWORKADAPTER_TYPE</text:span></text:span><text:span text:style-name="Code2"> = "networkAdapter.type"</text:span></text:p>
        <text:p text:style-name="P93">The key string of "networkAdapter.type" service property.<text:line-break/>Network Interface Type is specified.</text:p>
        <text:p text:style-name="P95"/>
        <text:p text:style-name="P116"><text:bookmark text:name="r28"/>IPADDRESS_VERSION</text:p>
        <text:p text:style-name="P73"><text:span text:style-name="Code2">public static final String </text:span><text:span text:style-name="Code2"><text:span text:style-name="T33">IPADDRESS_VERSION</text:span></text:span><text:span text:style-name="Code2"> = "ipAddress.version"</text:span></text:p>
        <text:p text:style-name="P93">The key string of "ipAddress.version" service property.<text:line-break/>IP Address Type is specified.</text:p>
        <text:p text:style-name="P95"/>
        <text:p text:style-name="P116"><text:bookmark text:name="r29"/>IPADDRESS_SCOPE</text:p>
        <text:p text:style-name="P73"><text:span text:style-name="Code2">public static final String </text:span><text:span text:style-name="Code2"><text:span text:style-name="T33">IPADDRESS_SCOPE</text:span></text:span><text:span text:style-name="Code2"> = "ipAddress.scope"</text:span></text:p>
        <text:p text:style-name="P93"><text:soft-page-break/>The key string of "ipAddress.scope" service property.<text:line-break/>IP Address Type is specified.</text:p>
        <text:p text:style-name="P95"/>
        <text:p text:style-name="P116"><text:bookmark text:name="r30"/>IPADDRESS</text:p>
        <text:p text:style-name="P73"><text:span text:style-name="Code2">public static final String </text:span><text:span text:style-name="Code2"><text:span text:style-name="T33">IPADDRESS</text:span></text:span><text:span text:style-name="Code2"> = "ipAddress"</text:span></text:p>
        <text:p text:style-name="P93">The key string of "ipAddress" service property.<text:line-break/>IP Address is specified.</text:p>
        <text:p text:style-name="P95"/>
        <text:p text:style-name="P116"><text:bookmark text:name="r31"/>SUBNETMASK_LENGTH</text:p>
        <text:p text:style-name="P73"><text:span text:style-name="Code2">public static final String </text:span><text:span text:style-name="Code2"><text:span text:style-name="T33">SUBNETMASK_LENGTH</text:span></text:span><text:span text:style-name="Code2"> = "subnetmask.length"</text:span></text:p>
        <text:p text:style-name="P93">The key string of "subnetmask.length" service property.<text:line-break/>Subnet Mask Length(IPv4) or Prefix Length(IPv6) is specified.</text:p>
        <text:p text:style-name="P95"/>
        <text:p text:style-name="P116"><text:bookmark text:name="r32"/>NETWORKADAPTER_PID</text:p>
        <text:p text:style-name="P73"><text:span text:style-name="Code2">public static final String </text:span><text:span text:style-name="Code2"><text:span text:style-name="T33">NETWORKADAPTER_PID</text:span></text:span><text:span text:style-name="Code2"> = "networkAdapter.pid"</text:span></text:p>
        <text:p text:style-name="P93">The key string of "networkAdapter.id" service property.<text:line-break/>Service PID of the interface information service to which it belongs is specified.</text:p>
        <text:p text:style-name="P95"/>
        <text:p text:style-name="P116"><text:bookmark text:name="r33"/>IPADDRESS_VERSION_4</text:p>
        <text:p text:style-name="P73"><text:span text:style-name="Code2">public static final String </text:span><text:span text:style-name="Code2"><text:span text:style-name="T33">IPADDRESS_VERSION_4</text:span></text:span><text:span text:style-name="Code2"> = "IPV4"</text:span></text:p>
        <text:p text:style-name="P93">The string of IP address version which means IP address version 4.<text:line-break/></text:p>
        <text:p text:style-name="P95"/>
        <text:p text:style-name="P116"><text:bookmark text:name="r34"/>IPADDRESS_VERSION_6</text:p>
        <text:p text:style-name="P73"><text:span text:style-name="Code2">public static final String </text:span><text:span text:style-name="Code2"><text:span text:style-name="T33">IPADDRESS_VERSION_6</text:span></text:span><text:span text:style-name="Code2"> = "IPV6"</text:span></text:p>
        <text:p text:style-name="P93">The string of IP address version which means IP address version 6.<text:line-break/></text:p>
        <text:p text:style-name="P95"/>
        <text:p text:style-name="P116"><text:bookmark text:name="r35"/>IPADDRESS_SCOPE_GLOBAL</text:p>
        <text:p text:style-name="P73"><text:span text:style-name="Code2">public static final String </text:span><text:span text:style-name="Code2"><text:span text:style-name="T33">IPADDRESS_SCOPE_GLOBAL</text:span></text:span><text:span text:style-name="Code2"> = "GLOBAL"</text:span></text:p>
        <text:p text:style-name="P93">The string of IP address scope which means global address.<text:line-break/>The global address is defined as the address other than the address defined in the RFC6890.<text:line-break/></text:p>
        <text:p text:style-name="P95"/>
        <text:p text:style-name="P116"><text:bookmark text:name="r36"/><text:soft-page-break/>IPADDRESS_SCOPE_PRIVATE_USE</text:p>
        <text:p text:style-name="P73"><text:span text:style-name="Code2">public static final String </text:span><text:span text:style-name="Code2"><text:span text:style-name="T33">IPADDRESS_SCOPE_PRIVATE_USE</text:span></text:span><text:span text:style-name="Code2"> = "PRIVATE_USE"</text:span></text:p>
        <text:p text:style-name="P93">The string of IP address scope which means "Private-Use Networks".<text:line-break/>See RFC6890 for the definition of "Private-Use Networks".<text:line-break/></text:p>
        <text:p text:style-name="P95"/>
        <text:p text:style-name="P116"><text:bookmark text:name="r37"/>IPADDRESS_SCOPE_LOOPBACK</text:p>
        <text:p text:style-name="P73"><text:span text:style-name="Code2">public static final String </text:span><text:span text:style-name="Code2"><text:span text:style-name="T33">IPADDRESS_SCOPE_LOOPBACK</text:span></text:span><text:span text:style-name="Code2"> = "LOOPBACK"</text:span></text:p>
        <text:p text:style-name="P93">The string of IP address scope which means "Loopback".<text:line-break/>See RFC6890 for the definition of "Loopback".<text:line-break/></text:p>
        <text:p text:style-name="P95"/>
        <text:p text:style-name="P116"><text:bookmark text:name="r38"/>IPADDRESS_SCOPE_LINKLOCAL</text:p>
        <text:p text:style-name="P73"><text:span text:style-name="Code2">public static final String </text:span><text:span text:style-name="Code2"><text:span text:style-name="T33">IPADDRESS_SCOPE_LINKLOCAL</text:span></text:span><text:span text:style-name="Code2"> = "LINKLOCAL"</text:span></text:p>
        <text:p text:style-name="P93">The string of IP address scope which means "Link Local".<text:line-break/>See RFC6890 for the definition of "Link Local".<text:line-break/></text:p>
        <text:p text:style-name="P95"/>
        <text:p text:style-name="P116"><text:bookmark text:name="r39"/>IPADDRESS_SCOPE_UNIQUE_LOCAL</text:p>
        <text:p text:style-name="P73"><text:span text:style-name="Code2">public static final String </text:span><text:span text:style-name="Code2"><text:span text:style-name="T33">IPADDRESS_SCOPE_UNIQUE_LOCAL</text:span></text:span><text:span text:style-name="Code2"> = "UNIQUE_LOCAL"</text:span></text:p>
        <text:p text:style-name="P93">The string of IP address scope which means "Unique-Local".<text:line-break/>See RFC6890 for the definition of "Unique-Local".<text:line-break/></text:p>
        <text:p text:style-name="P95"/>
        <text:p text:style-name="P116"><text:bookmark text:name="r40"/>IPADDRESS_SCOPE_UNSPECIFIED</text:p>
        <text:p text:style-name="P73"><text:span text:style-name="Code2">public static final String </text:span><text:span text:style-name="Code2"><text:span text:style-name="T33">IPADDRESS_SCOPE_UNSPECIFIED</text:span></text:span><text:span text:style-name="Code2"> = "UNSPECIFIED"</text:span></text:p>
        <text:p text:style-name="P93">The string of IP address scope which means "Unspecified Address".<text:line-break/>See RFC6890 for the definition of "Unspecified Address".<text:line-break/></text:p>
        <text:p text:style-name="P95"/>
        <text:p text:style-name="P116"><text:bookmark text:name="r41"/>IPADDRESS_SCOPE_HOST</text:p>
        <text:p text:style-name="P73"><text:span text:style-name="Code2">public static final String </text:span><text:span text:style-name="Code2"><text:span text:style-name="T33">IPADDRESS_SCOPE_HOST</text:span></text:span><text:span text:style-name="Code2"> = "HOST"</text:span></text:p>
        <text:p text:style-name="P93">The string of IP address scope which means "This host on this network".<text:line-break/>See RFC6890 for the definition of "This host on this network".<text:line-break/></text:p>
        <text:p text:style-name="P95"/>
        <text:p text:style-name="P116"><text:bookmark text:name="r42"/><text:soft-page-break/>IPADDRESS_SCOPE_SHARED</text:p>
        <text:p text:style-name="P73"><text:span text:style-name="Code2">public static final String </text:span><text:span text:style-name="Code2"><text:span text:style-name="T33">IPADDRESS_SCOPE_SHARED</text:span></text:span><text:span text:style-name="Code2"> = "SHARED"</text:span></text:p>
        <text:p text:style-name="P93">The string of IP address scope which means "Shared Address Space".<text:line-break/>See RFC6890 for the definition of "Shared Address Space".<text:line-break/></text:p>
        <text:p text:style-name="P95"/>
        <text:p text:style-name="P116"><text:bookmark text:name="r43"/>IPADDRESS_SCOPE_LINKED_SCOPED_UNICAST</text:p>
        <text:p text:style-name="P73"><text:span text:style-name="Code2">public static final String </text:span><text:span text:style-name="Code2"><text:span text:style-name="T33">IPADDRESS_SCOPE_LINKED_SCOPED_UNICAST</text:span></text:span><text:span text:style-name="Code2"> = "LINKED_SCOPED_UNICAST"</text:span></text:p>
        <text:p text:style-name="P93">The string of IP address scope which means "Linked-Scoped Unicast".<text:line-break/>See RFC6890 for the definition of "Linked-Scoped Unicast".<text:line-break/></text:p>
        <text:p text:style-name="P115">Method Detail</text:p>
        <text:p text:style-name="P117"><text:bookmark text:name="r44"/>getNetworkAdapterType</text:p>
        <text:p text:style-name="P73"><text:span text:style-name="Code2">String </text:span><text:span text:style-name="Code2"><text:span text:style-name="T33">getNetworkAdapterType</text:span></text:span><text:span text:style-name="Code2">()</text:span></text:p>
        <text:p text:style-name="P93">Returns the network interface type of "networkAdapter.type" service property value.<text:line-break/></text:p>
        <text:p text:style-name="P94">Returns:</text:p>
        <text:p text:style-name="P96">Network Interface Type</text:p>
        <text:p text:style-name="P98"/>
        <text:p text:style-name="P116"><text:bookmark text:name="r45"/>getIpAddressVersion</text:p>
        <text:p text:style-name="P73"><text:span text:style-name="Code2">String </text:span><text:span text:style-name="Code2"><text:span text:style-name="T33">getIpAddressVersion</text:span></text:span><text:span text:style-name="Code2">()</text:span></text:p>
        <text:p text:style-name="P93">Returns the IP address version of "ipaddress.version" service property value.<text:line-break/></text:p>
        <text:p text:style-name="P94">Returns:</text:p>
        <text:p text:style-name="P96">IP Address Version</text:p>
        <text:p text:style-name="P98"/>
        <text:p text:style-name="P116"><text:bookmark text:name="r46"/>getIpAddressScope</text:p>
        <text:p text:style-name="P73"><text:span text:style-name="Code2">String </text:span><text:span text:style-name="Code2"><text:span text:style-name="T33">getIpAddressScope</text:span></text:span><text:span text:style-name="Code2">()</text:span></text:p>
        <text:p text:style-name="P93">Returns the IP address scope of "ipaddress.scope" service property value.<text:line-break/></text:p>
        <text:p text:style-name="P94">Returns:</text:p>
        <text:p text:style-name="P96">IP Address Scope</text:p>
        <text:p text:style-name="P98"/>
        <text:p text:style-name="P116"><text:bookmark text:name="r47"/>getIpAddress</text:p>
        <text:p text:style-name="P73"><text:span text:style-name="Code2">String </text:span><text:span text:style-name="Code2"><text:span text:style-name="T33">getIpAddress</text:span></text:span><text:span text:style-name="Code2">()</text:span></text:p>
        <text:p text:style-name="P93"><text:soft-page-break/>Returns the IP address of "ipaddress" service property value.<text:line-break/></text:p>
        <text:p text:style-name="P94">Returns:</text:p>
        <text:p text:style-name="P96">IP Address string</text:p>
        <text:p text:style-name="P98"/>
        <text:p text:style-name="P116"><text:bookmark text:name="r48"/>getInetAddress</text:p>
        <text:p text:style-name="P73"><text:span text:style-name="Code2">InetAddress </text:span><text:span text:style-name="Code2"><text:span text:style-name="T33">getInetAddress</text:span></text:span><text:span text:style-name="Code2">()</text:span></text:p>
        <text:p text:style-name="P93">Returns the InetAddress object of this IP address.<text:line-break/><text:line-break/>Returned object is created from "ipaddress" service property value.<text:line-break/></text:p>
        <text:p text:style-name="P94">Returns:</text:p>
        <text:p text:style-name="P96">InetAddress</text:p>
        <text:p text:style-name="P98"/>
        <text:p text:style-name="P116"><text:bookmark text:name="r49"/>getSubnetMaskLength</text:p>
        <text:p text:style-name="P73"><text:span text:style-name="Code2">int </text:span><text:span text:style-name="Code2"><text:span text:style-name="T33">getSubnetMaskLength</text:span></text:span><text:span text:style-name="Code2">()</text:span></text:p>
        <text:p text:style-name="P93">Returns the "subnetmask.length" service property value.<text:line-break/></text:p>
        <text:p text:style-name="P94">Returns:</text:p>
        <text:p text:style-name="P96">Subnet Mask Length(IPv4) or Prefix Length(IPv6)</text:p>
        <text:p text:style-name="P98"/>
        <text:p text:style-name="P116"><text:bookmark text:name="r50"/>getNetworkAdapterPid</text:p>
        <text:p text:style-name="P73"><text:span text:style-name="Code2">String </text:span><text:span text:style-name="Code2"><text:span text:style-name="T33">getNetworkAdapterPid</text:span></text:span><text:span text:style-name="Code2">()</text:span></text:p>
        <text:p text:style-name="P93">Returns the "networkadapter.pid" service property value.<text:line-break/></text:p>
        <text:p text:style-name="P94">Returns:</text:p>
        <text:p text:style-name="P96">Service ID of the interface information service to which it belongs</text:p>
        <text:section text:style-name="Sect2" text:name="セクション2">
          <text:p text:style-name="P99"><text:span text:style-name="T40">Java API documentation generated with </text:span><text:a xlink:type="simple" xlink:href="http://www.filigris.com/products/docflex_javadoc/#docflex-doclet"><text:span text:style-name="T38">DocFlex/Doclet</text:span></text:a><text:span text:style-name="Default_20_Paragraph_20_Font"><text:span text:style-name="T40"> v1.5.6</text:span></text:span></text:p>
          <text:p text:style-name="P67"><text:span text:style-name="T40">DocFlex/Doclet is both a multi-format Javadoc doclet and a free edition of </text:span><text:a xlink:type="simple" xlink:href="http://www.filigris.com/products/docflex_javadoc/"><text:span text:style-name="T38">DocFlex/Javadoc</text:span></text:a><text:span text:style-name="Default_20_Paragraph_20_Font"><text:span text:style-name="T4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8">www.docflex.com</text:span></text:span></text:a></text:p>
        </text:section>
      </text:section>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h text:style-name="P103" text:outline-level="1">Considered Alternatives</text:h>
      <text:h text:style-name="Heading_20_2" text:outline-level="2">Whiteboard pattern model</text:h>
      <text:p text:style-name="P23">&lt;NwInfo Bundle&gt;</text:p>
      <text:p text:style-name="P23">Provides (exports) Listener service interface, and gets the Listener services provided from user bundle. When information of a network interface is changed, this bundle prepares list of network interface information and calls back the Listener services. This bundle will provide a filter mechanism. User bundle can get only the information necessary to use the functionality.</text:p>
      <text:p text:style-name="P23">&lt;User bundle&gt;</text:p>
      <text:p text:style-name="P23">Registers a Listener service, and waits for notification of network interface information.</text:p>
      <text:p text:style-name="P23"><draw:frame draw:style-name="fr3" draw:name="グラフィックス3" text:anchor-type="paragraph" svg:width="15.42cm" svg:height="8.544cm" draw:z-index="18"><draw:image xlink:href="Pictures/200000070000570700002D2B5D5F465A.svm" xlink:type="simple" xlink:show="embed" xlink:actuate="onLoad"/></draw:frame></text:p>
      <text:p text:style-name="P25">Fig. 3 Overview of Network Interface Information Service</text:p>
      <text:p text:style-name="P25">(Whiteboard pattern model)</text:p>
      <text:p text:style-name="P23"><text:soft-page-break/></text:p>
      <text:p text:style-name="P23"/>
      <text:h text:style-name="P103" text:outline-level="1">Security Considerations</text:h>
      <text:p text:style-name="P23">The user bundles that want to know information of one or more Network Interfaces should be assigned ServicePermission[NetworkAdapter, GET] and ServicePermission[NetworkAddress, GET]. </text:p>
      <text:p text:style-name="P23">Filter Based Permissions can also be utilized for assigning ServicePermission. If the platform provider wants to control a bundle's access to the service, the following example of ServicePermission can be set.</text:p>
      <text:p text:style-name="P23">ServicePermission["&amp;(objectClass=org.osgi.service.networkadapter.NetworkAdapter)(networkAdapter.type=LAN)", GET]</text:p>
      <text:p text:style-name="P23">ServicePermission["&amp;(objectClass=org.osgi.service.networkadapter.NetworkAddress)(networkAdapter.type=LAN)(ipAddress.version=IPV4)(ipAddress.scope=PRIVATE_USE)", GET]</text:p>
      <text:h text:style-name="P103" text:outline-level="1">Document Support</text:h>
      <text:h text:style-name="P105" text:outline-level="2">References</text:h>
      <text:list xml:id="list7018846020216884149" text:style-name="WW8Num3">
        <text:list-item>
          <text:p text:style-name="P109"><text:bookmark-start text:name="_Ref493020620"/>Bradner, S., Key words for use in RFCs to Indicate Requirement Levels, RFC2119, March 1997.<text:bookmark-end text:name="_Ref493020620"/></text:p>
        </text:list-item>
        <text:list-item>
          <text:p text:style-name="P109">Software Requirements &amp; Specifications. Michael Jackson. ISBN 0-201-87712-0</text:p>
        </text:list-item>
      </text:list>
      <text:p text:style-name="P52"/>
      <text:p text:style-name="P30"/>
      <text:h text:style-name="P105" text:outline-level="2">Author’s Address</text:h>
      <text:p text:style-name="P29"/>
      <table:table table:name="Table2" table:style-name="Table2">
        <table:table-column table:style-name="Table2.A"/>
        <table:table-column table:style-name="Table2.B"/>
        <table:table-row table:style-name="Table2.1">
          <table:table-cell table:style-name="Table2.A1" office:value-type="string">
            <text:p text:style-name="P54">Name</text:p>
          </table:table-cell>
          <table:table-cell table:style-name="Table2.B1" office:value-type="string">
            <text:p text:style-name="P55">Shigekuni KONDO</text:p>
          </table:table-cell>
        </table:table-row>
        <table:table-row table:style-name="Table2.1">
          <table:table-cell table:style-name="Table2.A1" office:value-type="string">
            <text:p text:style-name="P54">Company</text:p>
          </table:table-cell>
          <table:table-cell table:style-name="Table2.B1" office:value-type="string">
            <text:p text:style-name="P55">NTT Corporation</text:p>
          </table:table-cell>
        </table:table-row>
        <table:table-row table:style-name="Table2.1">
          <table:table-cell table:style-name="Table2.A1" office:value-type="string">
            <text:p text:style-name="P54">Address</text:p>
          </table:table-cell>
          <table:table-cell table:style-name="Table2.B1" office:value-type="string">
            <text:p text:style-name="P54"><text:span text:style-name="T18">1-1, Hikari-no-oka, Yokosuka-shi, 238-0847</text:span>, <text:span text:style-name="T18">Kanagawa</text:span>, <text:span text:style-name="T18">Japan</text:span></text:p>
          </table:table-cell>
        </table:table-row>
        <table:table-row table:style-name="Table2.1">
          <table:table-cell table:style-name="Table2.A1" office:value-type="string">
            <text:p text:style-name="P54">Voice</text:p>
          </table:table-cell>
          <table:table-cell table:style-name="Table2.B1" office:value-type="string">
            <text:p text:style-name="P54">+<text:span text:style-name="T18">81</text:span> <text:span text:style-name="T18">46 859 3444</text:span></text:p>
          </table:table-cell>
        </table:table-row>
        <table:table-row table:style-name="Table2.1">
          <table:table-cell table:style-name="Table2.A1" office:value-type="string">
            <text:p text:style-name="P45">e-mail</text:p>
          </table:table-cell>
          <table:table-cell table:style-name="Table2.B1" office:value-type="string">
            <text:p text:style-name="P46">kondo.shigekuni@lab.ntt.co.jp</text:p>
          </table:table-cell>
        </table:table-row>
      </table:table>
      <text:p text:style-name="P29"/>
      <text:h text:style-name="P105" text:outline-level="2"><text:soft-page-break/>Acronyms and Abbreviations</text:h>
      <text:p text:style-name="P29"/>
      <text:h text:style-name="P105" text:outline-level="2">End of Document</text:h>
      <text:p text:style-name="P2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style>
    <style:style style:name="RTF_5f_Num_20_4_20_1" style:display-name="RTF_Num 4 1" style:family="text">
      <style:text-properties fo:color="#000000"/>
    </style:style>
    <style:style style:name="RTF_5f_Num_20_5_20_1" style:display-name="RTF_Num 5 1" style:family="text">
      <style:text-properties fo:color="#00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0.635cm" text:min-label-width="0.635cm"/>
      </text:list-level-style-number>
      <text:list-level-style-number text:level="2" text:style-name="RTF_5f_Num_20_2_20_1" style:num-suffix="." style:num-format="1">
        <style:list-level-properties text:space-before="1.905cm" text:min-label-width="0.635cm"/>
      </text:list-level-style-number>
      <text:list-level-style-number text:level="3" text:style-name="RTF_5f_Num_20_2_20_1" style:num-suffix="." style:num-format="1">
        <style:list-level-properties text:space-before="3.175cm" text:min-label-width="0.635cm"/>
      </text:list-level-style-number>
      <text:list-level-style-number text:level="4" text:style-name="RTF_5f_Num_20_2_20_1" style:num-suffix="." style:num-format="1">
        <style:list-level-properties text:space-before="4.445cm" text:min-label-width="0.635cm"/>
      </text:list-level-style-number>
      <text:list-level-style-number text:level="5" text:style-name="RTF_5f_Num_20_2_20_1" style:num-suffix="." style:num-format="1">
        <style:list-level-properties text:space-before="5.715cm" text:min-label-width="0.635cm"/>
      </text:list-level-style-number>
      <text:list-level-style-number text:level="6" text:style-name="RTF_5f_Num_20_2_20_1" style:num-suffix="." style:num-format="1">
        <style:list-level-properties text:space-before="6.985cm" text:min-label-width="0.635cm"/>
      </text:list-level-style-number>
      <text:list-level-style-number text:level="7" text:style-name="RTF_5f_Num_20_2_20_1" style:num-suffix="." style:num-format="1">
        <style:list-level-properties text:space-before="8.255cm" text:min-label-width="0.635cm"/>
      </text:list-level-style-number>
      <text:list-level-style-number text:level="8" text:style-name="RTF_5f_Num_20_2_20_1" style:num-suffix="." style:num-format="1">
        <style:list-level-properties text:space-before="9.525cm" text:min-label-width="0.635cm"/>
      </text:list-level-style-number>
      <text:list-level-style-number text:level="9" text:style-name="RTF_5f_Num_20_2_20_1" style:num-suffix="." style:num-format="1">
        <style:list-level-properties text:space-before="10.795cm" text:min-label-width="0.635cm"/>
      </text:list-level-style-number>
      <text:list-level-style-number text:level="10" text:style-name="RTF_5f_Num_20_2_20_1" style:num-suffix="." style:num-format="1">
        <style:list-level-properties text:space-before="12.065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0.635cm" text:min-label-width="0.635cm"/>
      </text:list-level-style-number>
      <text:list-level-style-number text:level="2" text:style-name="RTF_5f_Num_20_3_20_1" style:num-suffix="." style:num-format="1">
        <style:list-level-properties text:space-before="1.905cm" text:min-label-width="0.635cm"/>
      </text:list-level-style-number>
      <text:list-level-style-number text:level="3" text:style-name="RTF_5f_Num_20_3_20_1" style:num-suffix="." style:num-format="1">
        <style:list-level-properties text:space-before="3.175cm" text:min-label-width="0.635cm"/>
      </text:list-level-style-number>
      <text:list-level-style-number text:level="4" text:style-name="RTF_5f_Num_20_3_20_1" style:num-suffix="." style:num-format="1">
        <style:list-level-properties text:space-before="4.445cm" text:min-label-width="0.635cm"/>
      </text:list-level-style-number>
      <text:list-level-style-number text:level="5" text:style-name="RTF_5f_Num_20_3_20_1" style:num-suffix="." style:num-format="1">
        <style:list-level-properties text:space-before="5.715cm" text:min-label-width="0.635cm"/>
      </text:list-level-style-number>
      <text:list-level-style-number text:level="6" text:style-name="RTF_5f_Num_20_3_20_1" style:num-suffix="." style:num-format="1">
        <style:list-level-properties text:space-before="6.985cm" text:min-label-width="0.635cm"/>
      </text:list-level-style-number>
      <text:list-level-style-number text:level="7" text:style-name="RTF_5f_Num_20_3_20_1" style:num-suffix="." style:num-format="1">
        <style:list-level-properties text:space-before="8.255cm" text:min-label-width="0.635cm"/>
      </text:list-level-style-number>
      <text:list-level-style-number text:level="8" text:style-name="RTF_5f_Num_20_3_20_1" style:num-suffix="." style:num-format="1">
        <style:list-level-properties text:space-before="9.525cm" text:min-label-width="0.635cm"/>
      </text:list-level-style-number>
      <text:list-level-style-number text:level="9" text:style-name="RTF_5f_Num_20_3_20_1" style:num-suffix="." style:num-format="1">
        <style:list-level-properties text:space-before="10.795cm" text:min-label-width="0.635cm"/>
      </text:list-level-style-number>
      <text:list-level-style-number text:level="10" text:style-name="RTF_5f_Num_20_3_20_1" style:num-suffix="." style:num-format="1">
        <style:list-level-properties text:space-before="12.065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635cm" text:min-label-width="0.635cm"/>
      </text:list-level-style-number>
      <text:list-level-style-number text:level="2" text:style-name="RTF_5f_Num_20_4_20_1" style:num-suffix="." style:num-format="1">
        <style:list-level-properties text:space-before="1.905cm" text:min-label-width="0.635cm"/>
      </text:list-level-style-number>
      <text:list-level-style-number text:level="3" text:style-name="RTF_5f_Num_20_4_20_1" style:num-suffix="." style:num-format="1">
        <style:list-level-properties text:space-before="3.175cm" text:min-label-width="0.635cm"/>
      </text:list-level-style-number>
      <text:list-level-style-number text:level="4" text:style-name="RTF_5f_Num_20_4_20_1" style:num-suffix="." style:num-format="1">
        <style:list-level-properties text:space-before="4.445cm" text:min-label-width="0.635cm"/>
      </text:list-level-style-number>
      <text:list-level-style-number text:level="5" text:style-name="RTF_5f_Num_20_4_20_1" style:num-suffix="." style:num-format="1">
        <style:list-level-properties text:space-before="5.715cm" text:min-label-width="0.635cm"/>
      </text:list-level-style-number>
      <text:list-level-style-number text:level="6" text:style-name="RTF_5f_Num_20_4_20_1" style:num-suffix="." style:num-format="1">
        <style:list-level-properties text:space-before="6.985cm" text:min-label-width="0.635cm"/>
      </text:list-level-style-number>
      <text:list-level-style-number text:level="7" text:style-name="RTF_5f_Num_20_4_20_1" style:num-suffix="." style:num-format="1">
        <style:list-level-properties text:space-before="8.255cm" text:min-label-width="0.635cm"/>
      </text:list-level-style-number>
      <text:list-level-style-number text:level="8" text:style-name="RTF_5f_Num_20_4_20_1" style:num-suffix="." style:num-format="1">
        <style:list-level-properties text:space-before="9.525cm" text:min-label-width="0.635cm"/>
      </text:list-level-style-number>
      <text:list-level-style-number text:level="9" text:style-name="RTF_5f_Num_20_4_20_1" style:num-suffix="." style:num-format="1">
        <style:list-level-properties text:space-before="10.795cm" text:min-label-width="0.635cm"/>
      </text:list-level-style-number>
      <text:list-level-style-number text:level="10" text:style-name="RTF_5f_Num_20_4_20_1" style:num-suffix="." style:num-format="1">
        <style:list-level-properties text:space-before="12.065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635cm" text:min-label-width="0.635cm"/>
      </text:list-level-style-number>
      <text:list-level-style-number text:level="2" text:style-name="RTF_5f_Num_20_5_20_1" style:num-suffix="." style:num-format="1">
        <style:list-level-properties text:space-before="1.905cm" text:min-label-width="0.635cm"/>
      </text:list-level-style-number>
      <text:list-level-style-number text:level="3" text:style-name="RTF_5f_Num_20_5_20_1" style:num-suffix="." style:num-format="1">
        <style:list-level-properties text:space-before="3.175cm" text:min-label-width="0.635cm"/>
      </text:list-level-style-number>
      <text:list-level-style-number text:level="4" text:style-name="RTF_5f_Num_20_5_20_1" style:num-suffix="." style:num-format="1">
        <style:list-level-properties text:space-before="4.445cm" text:min-label-width="0.635cm"/>
      </text:list-level-style-number>
      <text:list-level-style-number text:level="5" text:style-name="RTF_5f_Num_20_5_20_1" style:num-suffix="." style:num-format="1">
        <style:list-level-properties text:space-before="5.715cm" text:min-label-width="0.635cm"/>
      </text:list-level-style-number>
      <text:list-level-style-number text:level="6" text:style-name="RTF_5f_Num_20_5_20_1" style:num-suffix="." style:num-format="1">
        <style:list-level-properties text:space-before="6.985cm" text:min-label-width="0.635cm"/>
      </text:list-level-style-number>
      <text:list-level-style-number text:level="7" text:style-name="RTF_5f_Num_20_5_20_1" style:num-suffix="." style:num-format="1">
        <style:list-level-properties text:space-before="8.255cm" text:min-label-width="0.635cm"/>
      </text:list-level-style-number>
      <text:list-level-style-number text:level="8" text:style-name="RTF_5f_Num_20_5_20_1" style:num-suffix="." style:num-format="1">
        <style:list-level-properties text:space-before="9.525cm" text:min-label-width="0.635cm"/>
      </text:list-level-style-number>
      <text:list-level-style-number text:level="9" text:style-name="RTF_5f_Num_20_5_20_1" style:num-suffix="." style:num-format="1">
        <style:list-level-properties text:space-before="10.795cm" text:min-label-width="0.635cm"/>
      </text:list-level-style-number>
      <text:list-level-style-number text:level="10" text:style-name="RTF_5f_Num_20_5_20_1" style:num-suffix="." style:num-format="1">
        <style:list-level-properties text:space-before="12.06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8.008cm" fo:break-before="auto" fo:break-after="auto" table:align="left" style:writing-mode="lr-tb"/>
    </style:style>
    <style:style style:name="表1.A" style:family="table-column">
      <style:table-column-properties style:column-width="14.06cm"/>
    </style:style>
    <style:style style:name="表1.B" style:family="table-column">
      <style:table-column-properties style:column-width="3.948cm"/>
    </style:style>
    <style:style style:name="表1.1" style:family="table-row">
      <style:table-row-properties style:keep-together="true" fo:keep-together="auto"/>
    </style:style>
    <style:style style:name="表1.A1" style:family="table-cell">
      <style:table-cell-properties fo:padding="0cm" fo:border-left="none" fo:border-right="none" fo:border-top="0.002cm solid #000000" fo:border-bottom="none"/>
    </style:style>
    <style:style style:name="表5" style:family="table">
      <style:table-properties style:width="18.008cm" fo:break-before="auto" fo:break-after="auto" table:align="left" style:writing-mode="lr-tb"/>
    </style:style>
    <style:style style:name="表5.A" style:family="table-column">
      <style:table-column-properties style:column-width="14.06cm"/>
    </style:style>
    <style:style style:name="表5.B" style:family="table-column">
      <style:table-column-properties style:column-width="3.948cm"/>
    </style:style>
    <style:style style:name="表5.1" style:family="table-row">
      <style:table-row-properties style:keep-together="true" fo:keep-together="auto"/>
    </style:style>
    <style:style style:name="表5.A1" style:family="table-cell">
      <style:table-cell-properties fo:padding="0cm" fo:border-left="none" fo:border-right="none" fo:border-top="0.002cm solid #000000" fo:border-bottom="none"/>
    </style:style>
    <style:style style:name="表8" style:family="table">
      <style:table-properties style:width="18.008cm" fo:break-before="auto" fo:break-after="auto" table:align="left" style:writing-mode="lr-tb"/>
    </style:style>
    <style:style style:name="表8.A" style:family="table-column">
      <style:table-column-properties style:column-width="14.06cm"/>
    </style:style>
    <style:style style:name="表8.B" style:family="table-column">
      <style:table-column-properties style:column-width="3.948cm"/>
    </style:style>
    <style:style style:name="表8.1" style:family="table-row">
      <style:table-row-properties style:keep-together="true" fo:keep-together="auto"/>
    </style:style>
    <style:style style:name="表8.A1" style:family="table-cell">
      <style:table-cell-properties fo:padding="0cm" fo:border-left="none" fo:border-right="none" fo:border-top="0.002cm solid #000000" fo:border-bottom="none"/>
    </style:style>
    <style:style style:name="表10" style:family="table">
      <style:table-properties style:width="18.008cm" fo:break-before="auto" fo:break-after="auto" table:align="left" style:writing-mode="lr-tb"/>
    </style:style>
    <style:style style:name="表10.A" style:family="table-column">
      <style:table-column-properties style:column-width="14.06cm"/>
    </style:style>
    <style:style style:name="表10.B" style:family="table-column">
      <style:table-column-properties style:column-width="3.948cm"/>
    </style:style>
    <style:style style:name="表10.1" style:family="table-row">
      <style:table-row-properties style:keep-together="true" fo:keep-together="auto"/>
    </style:style>
    <style:style style:name="表10.A1" style:family="table-cell">
      <style:table-cell-properties fo:padding="0cm" fo:border-left="none" fo:border-right="none" fo:border-top="0.002cm solid #000000" fo:border-bottom="none"/>
    </style:style>
    <style:style style:name="表12" style:family="table">
      <style:table-properties style:width="18.008cm" fo:break-before="auto" fo:break-after="auto" table:align="left" style:writing-mode="lr-tb"/>
    </style:style>
    <style:style style:name="表12.A" style:family="table-column">
      <style:table-column-properties style:column-width="14.06cm"/>
    </style:style>
    <style:style style:name="表12.B" style:family="table-column">
      <style:table-column-properties style:column-width="3.948cm"/>
    </style:style>
    <style:style style:name="表12.1" style:family="table-row">
      <style:table-row-properties style:keep-together="true" fo:keep-together="auto"/>
    </style:style>
    <style:style style:name="表12.A1" style:family="table-cell">
      <style:table-cell-properties fo:padding="0cm" fo:border-left="none" fo:border-right="none" fo:border-top="0.002cm solid #000000" fo:border-bottom="none"/>
    </style:style>
    <style:style style:name="表14" style:family="table">
      <style:table-properties style:width="18.008cm" fo:break-before="auto" fo:break-after="auto" table:align="left" style:writing-mode="lr-tb"/>
    </style:style>
    <style:style style:name="表14.A" style:family="table-column">
      <style:table-column-properties style:column-width="14.06cm"/>
    </style:style>
    <style:style style:name="表14.B" style:family="table-column">
      <style:table-column-properties style:column-width="3.948cm"/>
    </style:style>
    <style:style style:name="表14.1" style:family="table-row">
      <style:table-row-properties style:keep-together="true" fo:keep-together="auto"/>
    </style:style>
    <style:style style:name="表14.A1" style:family="table-cell">
      <style:table-cell-properties fo:padding="0cm" fo:border-left="none" fo:border-right="none" fo:border-top="0.002cm solid #000000" fo:border-bottom="none"/>
    </style:style>
    <style:style style:name="表16" style:family="table">
      <style:table-properties style:width="18.008cm" fo:break-before="auto" fo:break-after="auto" table:align="left" style:writing-mode="lr-tb"/>
    </style:style>
    <style:style style:name="表16.A" style:family="table-column">
      <style:table-column-properties style:column-width="14.06cm"/>
    </style:style>
    <style:style style:name="表16.B" style:family="table-column">
      <style:table-column-properties style:column-width="3.948cm"/>
    </style:style>
    <style:style style:name="表16.1" style:family="table-row">
      <style:table-row-properties style:keep-together="true" fo:keep-together="auto"/>
    </style:style>
    <style:style style:name="表16.A1" style:family="table-cell">
      <style:table-cell-properties fo:padding="0cm" fo:border-left="none" fo:border-right="none" fo:border-top="0.002cm solid #000000" fo:border-bottom="none"/>
    </style:style>
    <style:style style:name="表19" style:family="table">
      <style:table-properties style:width="18.008cm" fo:break-before="auto" fo:break-after="auto" table:align="left" style:writing-mode="lr-tb"/>
    </style:style>
    <style:style style:name="表19.A" style:family="table-column">
      <style:table-column-properties style:column-width="14.06cm"/>
    </style:style>
    <style:style style:name="表19.B" style:family="table-column">
      <style:table-column-properties style:column-width="3.948cm"/>
    </style:style>
    <style:style style:name="表19.1" style:family="table-row">
      <style:table-row-properties style:keep-together="true" fo:keep-together="auto"/>
    </style:style>
    <style:style style:name="表19.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Legals">
      <style:text-properties fo:language="en" fo:country="US"/>
    </style:style>
    <style:style style:name="M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text-properties fo:language="en" fo:country="US" style:language-complex="ar" style:country-complex="SA"/>
    </style:style>
    <style:style style:name="MT2" style:family="text">
      <style:text-properties fo:language="en" fo:country="US" style:language-asian="ja" style:country-asian="JP" style:language-complex="ar" style:country-complex="SA"/>
    </style:style>
    <style:style style:name="MT3" style:family="text">
      <style:text-properties style:language-asian="ja" style:country-asian="JP"/>
    </style:style>
    <style:style style:name="MT4" style:family="text">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108">
      <number:year number:style="long"/>
      <number:text>年</number:text>
      <number:month/>
      <number:text>月</number:text>
      <number:day/>
      <number:text>日</number:text>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1E79F30D.png" xlink:type="simple" xlink:show="embed" xlink:actuate="onLoad"/></draw:frame><text:tab/><text:span text:style-name="MT1">R</text:span><text:span text:style-name="MT2">FC 209 </text:span><text:span text:style-name="MT2">–</text:span><text:span text:style-name="MT2"> Network</text:span><text:span text:style-name="MT2"> </text:span><text:span text:style-name="MT2">Interface</text:span><text:span text:style-name="MT2"> </text:span><text:span text:style-name="MT2">Information</text:span><text:span text:style-name="MT2"> </text:span><text:span text:style-name="MT2">Service</text:span><text:tab/>Page <text:page-number text:select-page="current">6</text:page-number> of <text:page-count style:num-format="1">35</text:page-count></text:p>
        <text:p text:style-name="Header"/>
        <text:p text:style-name="Header"><text:tab/><text:span text:style-name="MT3">Final</text:span><text:tab/> <text:modification-date style:data-style-name="N108">2014年7月7日</text:modification-date></text:p>
      </style:header>
      <style:footer>
        <text:p text:style-name="Footer">Copyright © <text:span text:style-name="MT4"><text:user-defined style:data-style-name="N0" text:name="Company"/></text:span> <text:modification-date style:data-style-name="N109">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text:span text:style-name="MT4">Copyright © </text:span><text:span text:style-name="MT4"><text:user-defined style:data-style-name="N0" text:name="Company"/></text:span><text:span text:style-name="MT4"> </text:span><text:span text:style-name="MT4"><text:modification-date style:data-style-name="N109">2014</text:modification-date></text:span><text:span text:style-name="MT4"> </text:span></text:p>
        <text:p text:style-name="MP2">This contribution is made to the OSGi Alliance as MEMBER LICENSED MATERIALS pursuant to the terms of the OSGi Member Agreement and specifically the license rights and warranty disclaimers as set forth in Sections 3.2 and 12.1, respectively.</text:p>
        <text:p text:style-name="MP2">All company, brand and product names contained within this document may be trademarks that are the sole property of the respective owners.</text:p>
        <text:p text:style-name="MP2">The above notice must be included on all copies of this document that are made.</text:p>
      </style:footer>
    </style:master-page>
    <style:master-page style:name="_31__20_を変換" style:display-name="1 を変換" style:page-layout-name="Mpm2">
      <style:header>
        <text:p text:style-name="MP3">Package org.osgi.service.nwifinfo</text:p>
      </style:header>
      <style:footer>
        <table:table table:name="表1" table:style-name="表1">
          <table:table-column table:style-name="表1.A"/>
          <table:table-column table:style-name="表1.B"/>
          <table:table-row table:style-name="表1.1">
            <table:table-cell table:style-name="表1.A1" office:value-type="string">
              <text:p text:style-name="MP4">OSGi Javadoc -- 13/11/18</text:p>
            </table:table-cell>
            <table:table-cell table:style-name="表1.A1" office:value-type="string">
              <text:p text:style-name="MP5">Page <text:page-number style:num-format="1" text:select-page="current">19</text:page-number> of <text:page-count style:num-format="1">35</text:page-count></text:p>
            </table:table-cell>
          </table:table-row>
        </table:table>
      </style:footer>
    </style:master-page>
    <style:master-page style:name="_32__20_を変換" style:display-name="2 を変換" style:page-layout-name="Mpm2">
      <style:header>
        <text:p text:style-name="MP3">Interface NwIfInetAddress</text:p>
      </style:header>
      <style:footer>
        <table:table table:name="表5" table:style-name="表5">
          <table:table-column table:style-name="表5.A"/>
          <table:table-column table:style-name="表5.B"/>
          <table:table-row table:style-name="表5.1">
            <table:table-cell table:style-name="表5.A1" office:value-type="string">
              <text:p text:style-name="MP4">OSGi Javadoc -- 13/11/18</text:p>
            </table:table-cell>
            <table:table-cell table:style-name="表5.A1" office:value-type="string">
              <text:p text:style-name="MP5">Page <text:page-number style:num-format="1" text:select-page="current">24</text:page-number> of <text:page-count style:num-format="1">35</text:page-count></text:p>
            </table:table-cell>
          </table:table-row>
        </table:table>
      </style:footer>
    </style:master-page>
    <style:master-page style:name="_33__20_を変換" style:display-name="3 を変換" style:page-layout-name="Mpm2">
      <style:header>
        <text:p text:style-name="MP3">Interface NwIfInetAddressList</text:p>
      </style:header>
      <style:footer>
        <table:table table:name="表8" table:style-name="表8">
          <table:table-column table:style-name="表8.A"/>
          <table:table-column table:style-name="表8.B"/>
          <table:table-row table:style-name="表8.1">
            <table:table-cell table:style-name="表8.A1" office:value-type="string">
              <text:p text:style-name="MP4">OSGi Javadoc -- 13/11/18</text:p>
            </table:table-cell>
            <table:table-cell table:style-name="表8.A1" office:value-type="string">
              <text:p text:style-name="MP5">Page <text:page-number style:num-format="1" text:select-page="current">35</text:page-number> of <text:page-count style:num-format="1">35</text:page-count></text:p>
            </table:table-cell>
          </table:table-row>
        </table:table>
      </style:footer>
    </style:master-page>
    <style:master-page style:name="_34__20_を変換" style:display-name="4 を変換" style:page-layout-name="Mpm2">
      <style:header>
        <text:p text:style-name="MP3">Interface NwIfInfo</text:p>
      </style:header>
      <style:footer>
        <table:table table:name="表10" table:style-name="表10">
          <table:table-column table:style-name="表10.A"/>
          <table:table-column table:style-name="表10.B"/>
          <table:table-row table:style-name="表10.1">
            <table:table-cell table:style-name="表10.A1" office:value-type="string">
              <text:p text:style-name="MP4">OSGi Javadoc -- 13/11/18</text:p>
            </table:table-cell>
            <table:table-cell table:style-name="表10.A1" office:value-type="string">
              <text:p text:style-name="MP5">Page <text:page-number style:num-format="1" text:select-page="current"/> of <text:page-count style:num-format="1">35</text:page-count></text:p>
            </table:table-cell>
          </table:table-row>
        </table:table>
      </style:footer>
    </style:master-page>
    <style:master-page style:name="_35__20_を変換" style:display-name="5 を変換" style:page-layout-name="Mpm2">
      <style:header>
        <text:p text:style-name="MP3">Interface NwIfInfoAdmin</text:p>
      </style:header>
      <style:footer>
        <table:table table:name="表12" table:style-name="表12">
          <table:table-column table:style-name="表12.A"/>
          <table:table-column table:style-name="表12.B"/>
          <table:table-row table:style-name="表12.1">
            <table:table-cell table:style-name="表12.A1" office:value-type="string">
              <text:p text:style-name="MP4">OSGi Javadoc -- 13/11/18</text:p>
            </table:table-cell>
            <table:table-cell table:style-name="表12.A1" office:value-type="string">
              <text:p text:style-name="MP5">Page <text:page-number style:num-format="1" text:select-page="current"/> of <text:page-count style:num-format="1">35</text:page-count></text:p>
            </table:table-cell>
          </table:table-row>
        </table:table>
      </style:footer>
    </style:master-page>
    <style:master-page style:name="_36__20_を変換" style:display-name="6 を変換" style:page-layout-name="Mpm2">
      <style:header>
        <text:p text:style-name="MP3">Interface NwIfInfoList</text:p>
      </style:header>
      <style:footer>
        <table:table table:name="表14" table:style-name="表14">
          <table:table-column table:style-name="表14.A"/>
          <table:table-column table:style-name="表14.B"/>
          <table:table-row table:style-name="表14.1">
            <table:table-cell table:style-name="表14.A1" office:value-type="string">
              <text:p text:style-name="MP4">OSGi Javadoc -- 13/11/18</text:p>
            </table:table-cell>
            <table:table-cell table:style-name="表14.A1" office:value-type="string">
              <text:p text:style-name="MP5">Page <text:page-number style:num-format="1" text:select-page="current"/> of <text:page-count style:num-format="1">35</text:page-count></text:p>
            </table:table-cell>
          </table:table-row>
        </table:table>
      </style:footer>
    </style:master-page>
    <style:master-page style:name="_37__20_を変換" style:display-name="7 を変換" style:page-layout-name="Mpm2">
      <style:header>
        <text:p text:style-name="MP3">Interface NwIfInfoListListener</text:p>
      </style:header>
      <style:footer>
        <table:table table:name="表16" table:style-name="表16">
          <table:table-column table:style-name="表16.A"/>
          <table:table-column table:style-name="表16.B"/>
          <table:table-row table:style-name="表16.1">
            <table:table-cell table:style-name="表16.A1" office:value-type="string">
              <text:p text:style-name="MP4">OSGi Javadoc -- 13/11/18</text:p>
            </table:table-cell>
            <table:table-cell table:style-name="表16.A1" office:value-type="string">
              <text:p text:style-name="MP5">Page <text:page-number style:num-format="1" text:select-page="current"/> of <text:page-count style:num-format="1">35</text:page-count></text:p>
            </table:table-cell>
          </table:table-row>
        </table:table>
      </style:footer>
    </style:master-page>
    <style:master-page style:name="_38__20_を変換" style:display-name="8 を変換" style:page-layout-name="Mpm2">
      <style:header>
        <text:p text:style-name="MP3">Class NwIfInfoListListenerPermission</text:p>
      </style:header>
      <style:footer>
        <table:table table:name="表19" table:style-name="表19">
          <table:table-column table:style-name="表19.A"/>
          <table:table-column table:style-name="表19.B"/>
          <table:table-row table:style-name="表19.1">
            <table:table-cell table:style-name="表19.A1" office:value-type="string">
              <text:p text:style-name="MP4">OSGi Javadoc -- 13/11/18</text:p>
            </table:table-cell>
            <table:table-cell table:style-name="表19.A1" office:value-type="string">
              <text:p text:style-name="MP5">Page <text:page-number style:num-format="1" text:select-page="current"/> of <text:page-count style:num-format="1">35</text:page-count></text:p>
            </table:table-cell>
          </table:table-row>
        </table:table>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1-18T09:46:15</meta:creation-date>
    <meta:editing-cycles>138</meta:editing-cycles>
    <meta:editing-duration>P1DT15H37M56S</meta:editing-duration>
    <dc:date>2014-07-07T12:20:23.77</dc:date>
    <meta:document-statistic meta:table-count="22" meta:image-count="5" meta:object-count="0" meta:page-count="35" meta:paragraph-count="798" meta:word-count="7003" meta:character-count="50243"/>
    <meta:user-defined meta:name="Info"/>
    <meta:user-defined meta:name="Info 3"/>
    <meta:user-defined meta:name="Info 4"/>
    <meta:user-defined meta:name="RFC Title">&lt;RFC Title: Edit me in File-&gt;Properties:User Defined&gt;</meta:user-defined>
  </office:meta>
</office:document-meta>
</file>